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lass_20_Footer">
      <loext:graphic-properties draw:fill-image-width="0in" draw:fill-image-height="0in"/>
      <style:paragraph-properties fo:padding="0.0201in" fo:border-left="none" fo:border-right="none" fo:border-top="0.06pt solid #0000ff" fo:border-bottom="none"/>
      <style:text-properties style:font-name="Liberation Sans" fo:font-size="10pt" fo:background-color="#ffffff" style:font-size-asian="10pt" style:font-size-complex="10pt"/>
    </style:style>
    <style:style style:name="P2" style:family="paragraph" style:parent-style-name="Standard">
      <style:text-properties fo:color="#0000ff" style:font-name="Liberation Sans"/>
    </style:style>
    <style:style style:name="P3" style:family="paragraph" style:parent-style-name="Standard">
      <style:text-properties fo:color="#0000ff" style:font-name="Liberation Sans" officeooo:rsid="00041a83" officeooo:paragraph-rsid="000490ad"/>
    </style:style>
    <style:style style:name="P4" style:family="paragraph" style:parent-style-name="Standard">
      <style:text-properties fo:color="#0000ff" style:font-name="Liberation Sans" fo:font-size="16pt" style:text-underline-style="solid" style:text-underline-width="auto" style:text-underline-color="font-color" fo:font-weight="bold" officeooo:rsid="00041a83" officeooo:paragraph-rsid="000490a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ff" style:font-name="Liberation Sans" fo:font-size="12pt" officeooo:paragraph-rsid="000b06c3" style:font-size-asian="12pt" style:font-size-complex="12pt"/>
    </style:style>
    <style:style style:name="P6" style:family="paragraph" style:parent-style-name="Standard">
      <style:text-properties fo:color="#0000ff" style:font-name="Liberation Sans" fo:font-size="12pt" officeooo:paragraph-rsid="00459adc" style:font-size-asian="12pt" style:font-size-complex="12pt"/>
    </style:style>
    <style:style style:name="P7" style:family="paragraph" style:parent-style-name="Standard">
      <style:text-properties fo:color="#0000ff" style:font-name="Liberation Sans" fo:font-size="12pt" officeooo:paragraph-rsid="00475f92" style:font-size-asian="12pt" style:font-size-complex="12pt"/>
    </style:style>
    <style:style style:name="P8" style:family="paragraph" style:parent-style-name="Standard">
      <style:text-properties fo:color="#0000ff" style:font-name="Liberation Sans" fo:font-size="12pt" officeooo:paragraph-rsid="0049493b" style:font-size-asian="12pt" style:font-size-complex="12pt"/>
    </style:style>
    <style:style style:name="P9" style:family="paragraph" style:parent-style-name="Standard">
      <style:text-properties fo:color="#0000ff" style:font-name="Liberation Sans" fo:font-size="12pt" officeooo:paragraph-rsid="004993ad" style:font-size-asian="12pt" style:font-size-complex="12pt"/>
    </style:style>
    <style:style style:name="P10" style:family="paragraph" style:parent-style-name="Standard">
      <style:text-properties fo:color="#0000ff" style:font-name="Liberation Sans" fo:font-size="12pt" officeooo:paragraph-rsid="004fc982" style:font-size-asian="12pt" style:font-size-complex="12pt"/>
    </style:style>
    <style:style style:name="P11" style:family="paragraph" style:parent-style-name="Standard">
      <style:text-properties fo:color="#0000ff" style:font-name="Liberation Sans" fo:font-size="12pt" officeooo:paragraph-rsid="004fde05" style:font-size-asian="12pt" style:font-size-complex="12pt"/>
    </style:style>
    <style:style style:name="P12" style:family="paragraph" style:parent-style-name="Standard">
      <style:text-properties fo:color="#0000ff" style:font-name="Liberation Sans" fo:font-size="12pt" officeooo:paragraph-rsid="005271f7" style:font-size-asian="12pt" style:font-size-complex="12pt"/>
    </style:style>
    <style:style style:name="P13" style:family="paragraph" style:parent-style-name="Standard">
      <style:text-properties fo:color="#0000ff" style:font-name="Liberation Sans" fo:font-size="12pt" officeooo:paragraph-rsid="005411ed" style:font-size-asian="12pt" style:font-size-complex="12pt"/>
    </style:style>
    <style:style style:name="P14" style:family="paragraph" style:parent-style-name="Standard">
      <style:text-properties fo:color="#0000ff" style:font-name="Liberation Sans" fo:font-size="12pt" officeooo:paragraph-rsid="005573c9" style:font-size-asian="12pt" style:font-size-complex="12pt"/>
    </style:style>
    <style:style style:name="P15" style:family="paragraph" style:parent-style-name="Standard">
      <style:text-properties fo:color="#0000ff" style:font-name="Liberation Sans" fo:font-size="12pt" officeooo:paragraph-rsid="00591070" style:font-size-asian="12pt" style:font-size-complex="12pt"/>
    </style:style>
    <style:style style:name="P16" style:family="paragraph" style:parent-style-name="Standard">
      <style:text-properties fo:color="#0000ff" style:font-name="Liberation Sans" fo:font-size="12pt" officeooo:paragraph-rsid="005c3ce8" style:font-size-asian="12pt" style:font-size-complex="12pt"/>
    </style:style>
    <style:style style:name="P17" style:family="paragraph" style:parent-style-name="Standard">
      <style:text-properties fo:color="#0000ff" style:font-name="Liberation Sans" fo:font-size="12pt" officeooo:paragraph-rsid="005e21b1" style:font-size-asian="12pt" style:font-size-complex="12pt"/>
    </style:style>
    <style:style style:name="P18" style:family="paragraph" style:parent-style-name="Standard">
      <style:text-properties fo:color="#0000ff" style:font-name="Liberation Sans" fo:font-size="12pt" officeooo:paragraph-rsid="005e60c8" style:font-size-asian="12pt" style:font-size-complex="12pt"/>
    </style:style>
    <style:style style:name="P19" style:family="paragraph" style:parent-style-name="Standard">
      <style:text-properties fo:color="#0000ff" style:font-name="Liberation Sans" fo:font-size="12pt" officeooo:paragraph-rsid="005fe114" style:font-size-asian="12pt" style:font-size-complex="12pt"/>
    </style:style>
    <style:style style:name="P20" style:family="paragraph" style:parent-style-name="Standard">
      <style:text-properties fo:color="#0000ff" style:font-name="Liberation Sans" fo:font-size="12pt" officeooo:paragraph-rsid="00609b46" style:font-size-asian="12pt" style:font-size-complex="12pt"/>
    </style:style>
    <style:style style:name="P21" style:family="paragraph" style:parent-style-name="Standard">
      <style:text-properties style:font-name="Liberation Sans" officeooo:rsid="0000a965" officeooo:paragraph-rsid="00033aeb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Standard">
      <style:text-properties officeooo:paragraph-rsid="00446ceb"/>
    </style:style>
    <style:style style:name="P24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3bddd" officeooo:paragraph-rsid="0003bddd" style:font-size-asian="16pt" style:font-weight-asian="bold" style:font-size-complex="16pt" style:font-weight-complex="bold"/>
    </style:style>
    <style:style style:name="P25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b6d23" officeooo:paragraph-rsid="000b6d23" style:font-size-asian="16pt" style:font-weight-asian="bold" style:font-size-complex="16pt" style:font-weight-complex="bold"/>
    </style:style>
    <style:style style:name="P26" style:family="paragraph" style:parent-style-name="Class_20_Description">
      <style:text-properties style:font-name="Liberation Sans" officeooo:rsid="0003bddd" officeooo:paragraph-rsid="0003bddd"/>
    </style:style>
    <style:style style:name="P27" style:family="paragraph" style:parent-style-name="Class_20_Description">
      <style:text-properties style:font-name="Liberation Sans" officeooo:rsid="000b6d23" officeooo:paragraph-rsid="000b6d23"/>
    </style:style>
    <style:style style:name="P28" style:family="paragraph" style:parent-style-name="Class_20_Description">
      <style:text-properties style:font-name="Liberation Sans" officeooo:rsid="000c5972" officeooo:paragraph-rsid="003fbbc3"/>
    </style:style>
    <style:style style:name="P29" style:family="paragraph" style:parent-style-name="Class_20_Description">
      <style:text-properties style:font-name="Liberation Sans" officeooo:rsid="003971d7" officeooo:paragraph-rsid="003971d7"/>
    </style:style>
    <style:style style:name="P3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/>
    </style:style>
    <style:style style:name="P3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1pt" fo:font-weight="normal" officeooo:rsid="000ff9f6" officeooo:paragraph-rsid="000ff9f6" style:font-size-asian="9.60000038146973pt" style:font-weight-asian="normal" style:font-size-complex="11pt" style:font-weight-complex="normal"/>
    </style:style>
    <style:style style:name="P3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fo:font-weight="normal" officeooo:rsid="000ff9f6" officeooo:paragraph-rsid="000ff9f6" style:font-size-asian="12pt" style:font-weight-asian="normal" style:font-size-complex="12pt" style:font-weight-complex="normal"/>
    </style:style>
    <style:style style:name="P3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font-size-asian="12pt" style:font-size-complex="12pt"/>
    </style:style>
    <style:style style:name="P3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0985f1" style:font-size-asian="12pt" style:font-size-complex="12pt"/>
    </style:style>
    <style:style style:name="P3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0985f1" style:font-size-asian="12pt" style:font-size-complex="12pt"/>
    </style:style>
    <style:style style:name="P3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0b06c3" style:font-size-asian="12pt" style:font-size-complex="12pt"/>
    </style:style>
    <style:style style:name="P3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59adc" style:font-size-asian="12pt" style:font-size-complex="12pt"/>
    </style:style>
    <style:style style:name="P3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75f92" style:font-size-asian="12pt" style:font-size-complex="12pt"/>
    </style:style>
    <style:style style:name="P3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9493b" style:font-size-asian="12pt" style:font-size-complex="12pt"/>
    </style:style>
    <style:style style:name="P4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993ad" style:font-size-asian="12pt" style:font-size-complex="12pt"/>
    </style:style>
    <style:style style:name="P4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fc982" style:font-size-asian="12pt" style:font-size-complex="12pt"/>
    </style:style>
    <style:style style:name="P4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fde05" style:font-size-asian="12pt" style:font-size-complex="12pt"/>
    </style:style>
    <style:style style:name="P4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271f7" style:font-size-asian="12pt" style:font-size-complex="12pt"/>
    </style:style>
    <style:style style:name="P4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411ed" style:font-size-asian="12pt" style:font-size-complex="12pt"/>
    </style:style>
    <style:style style:name="P4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573c9" style:font-size-asian="12pt" style:font-size-complex="12pt"/>
    </style:style>
    <style:style style:name="P4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91070" style:font-size-asian="12pt" style:font-size-complex="12pt"/>
    </style:style>
    <style:style style:name="P4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c3ce8" style:font-size-asian="12pt" style:font-size-complex="12pt"/>
    </style:style>
    <style:style style:name="P4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e21b1" style:font-size-asian="12pt" style:font-size-complex="12pt"/>
    </style:style>
    <style:style style:name="P4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e60c8" style:font-size-asian="12pt" style:font-size-complex="12pt"/>
    </style:style>
    <style:style style:name="P5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fe114" style:font-size-asian="12pt" style:font-size-complex="12pt"/>
    </style:style>
    <style:style style:name="P5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09b46" style:font-size-asian="12pt" style:font-size-complex="12pt"/>
    </style:style>
    <style:style style:name="P5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0b06c3" style:font-size-asian="12pt" style:font-size-complex="12pt"/>
    </style:style>
    <style:style style:name="P5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59adc" style:font-size-asian="12pt" style:font-size-complex="12pt"/>
    </style:style>
    <style:style style:name="P5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75f92" style:font-size-asian="12pt" style:font-size-complex="12pt"/>
    </style:style>
    <style:style style:name="P5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9493b" style:font-size-asian="12pt" style:font-size-complex="12pt"/>
    </style:style>
    <style:style style:name="P5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993ad" style:font-size-asian="12pt" style:font-size-complex="12pt"/>
    </style:style>
    <style:style style:name="P5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fc982" style:font-size-asian="12pt" style:font-size-complex="12pt"/>
    </style:style>
    <style:style style:name="P5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4fde05" style:font-size-asian="12pt" style:font-size-complex="12pt"/>
    </style:style>
    <style:style style:name="P5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271f7" style:font-size-asian="12pt" style:font-size-complex="12pt"/>
    </style:style>
    <style:style style:name="P6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411ed" style:font-size-asian="12pt" style:font-size-complex="12pt"/>
    </style:style>
    <style:style style:name="P6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573c9" style:font-size-asian="12pt" style:font-size-complex="12pt"/>
    </style:style>
    <style:style style:name="P6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91070" style:font-size-asian="12pt" style:font-size-complex="12pt"/>
    </style:style>
    <style:style style:name="P6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c3ce8" style:font-size-asian="12pt" style:font-size-complex="12pt"/>
    </style:style>
    <style:style style:name="P6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e21b1" style:font-size-asian="12pt" style:font-size-complex="12pt"/>
    </style:style>
    <style:style style:name="P6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e60c8" style:font-size-asian="12pt" style:font-size-complex="12pt"/>
    </style:style>
    <style:style style:name="P6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5fe114" style:font-size-asian="12pt" style:font-size-complex="12pt"/>
    </style:style>
    <style:style style:name="P6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609b46" style:font-size-asian="12pt" style:font-size-complex="12pt"/>
    </style:style>
    <style:style style:name="P6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985f1" style:font-size-asian="12pt" style:font-weight-asian="normal" style:font-size-complex="12pt" style:font-weight-complex="normal"/>
    </style:style>
    <style:style style:name="P6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88010" officeooo:paragraph-rsid="000985f1" style:font-size-asian="12pt" style:font-weight-asian="normal" style:font-size-complex="12pt" style:font-weight-complex="normal"/>
    </style:style>
    <style:style style:name="P7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88010" officeooo:paragraph-rsid="000b06c3" style:font-size-asian="12pt" style:font-weight-asian="normal" style:font-size-complex="12pt" style:font-weight-complex="normal"/>
    </style:style>
    <style:style style:name="P7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b06c3" style:font-size-asian="12pt" style:font-weight-asian="normal" style:font-size-complex="12pt" style:font-weight-complex="normal"/>
    </style:style>
    <style:style style:name="P7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6ec09" officeooo:paragraph-rsid="000b06c3" style:font-size-asian="12pt" style:font-weight-asian="normal" style:font-size-complex="12pt" style:font-weight-complex="normal"/>
    </style:style>
    <style:style style:name="P7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6ec09" officeooo:paragraph-rsid="004fde05" style:font-size-asian="12pt" style:font-weight-asian="normal" style:font-size-complex="12pt" style:font-weight-complex="normal"/>
    </style:style>
    <style:style style:name="P7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6ec09" officeooo:paragraph-rsid="005411ed" style:font-size-asian="12pt" style:font-weight-asian="normal" style:font-size-complex="12pt" style:font-weight-complex="normal"/>
    </style:style>
    <style:style style:name="P7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e7ccc" style:font-size-asian="12pt" style:font-weight-asian="normal" style:font-size-complex="12pt" style:font-weight-complex="normal"/>
    </style:style>
    <style:style style:name="P7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fde05" style:font-size-asian="12pt" style:font-weight-asian="normal" style:font-size-complex="12pt" style:font-weight-complex="normal"/>
    </style:style>
    <style:style style:name="P7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411ed" style:font-size-asian="12pt" style:font-weight-asian="normal" style:font-size-complex="12pt" style:font-weight-complex="normal"/>
    </style:style>
    <style:style style:name="P7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411ed" style:font-size-asian="12pt" style:font-weight-asian="normal" style:font-size-complex="12pt" style:font-weight-complex="normal"/>
    </style:style>
    <style:style style:name="P7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573c9" style:font-size-asian="12pt" style:font-weight-asian="normal" style:font-size-complex="12pt" style:font-weight-complex="normal"/>
    </style:style>
    <style:style style:name="P8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b30d1" style:font-size-asian="12pt" style:font-weight-asian="normal" style:font-size-complex="12pt" style:font-weight-complex="normal"/>
    </style:style>
    <style:style style:name="P8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c3ce8" style:font-size-asian="12pt" style:font-weight-asian="normal" style:font-size-complex="12pt" style:font-weight-complex="normal"/>
    </style:style>
    <style:style style:name="P8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fde05" style:font-size-asian="12pt" style:font-weight-asian="normal" style:font-size-complex="12pt" style:font-weight-complex="normal"/>
    </style:style>
    <style:style style:name="P8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573c9" style:font-size-asian="12pt" style:font-weight-asian="normal" style:font-size-complex="12pt" style:font-weight-complex="normal"/>
    </style:style>
    <style:style style:name="P8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71764" style:font-size-asian="12pt" style:font-weight-asian="normal" style:font-size-complex="12pt" style:font-weight-complex="normal"/>
    </style:style>
    <style:style style:name="P8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91070" style:font-size-asian="12pt" style:font-weight-asian="normal" style:font-size-complex="12pt" style:font-weight-complex="normal"/>
    </style:style>
    <style:style style:name="P8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c3ce8" style:font-size-asian="12pt" style:font-weight-asian="normal" style:font-size-complex="12pt" style:font-weight-complex="normal"/>
    </style:style>
    <style:style style:name="P8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e21b1" style:font-size-asian="12pt" style:font-weight-asian="normal" style:font-size-complex="12pt" style:font-weight-complex="normal"/>
    </style:style>
    <style:style style:name="P8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e60c8" style:font-size-asian="12pt" style:font-weight-asian="normal" style:font-size-complex="12pt" style:font-weight-complex="normal"/>
    </style:style>
    <style:style style:name="P8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5fe114" style:font-size-asian="12pt" style:font-weight-asian="normal" style:font-size-complex="12pt" style:font-weight-complex="normal"/>
    </style:style>
    <style:style style:name="P9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609b46" style:font-size-asian="12pt" style:font-weight-asian="normal" style:font-size-complex="12pt" style:font-weight-complex="normal"/>
    </style:style>
    <style:style style:name="P9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91070" style:font-size-asian="12pt" style:font-weight-asian="normal" style:font-size-complex="12pt" style:font-weight-complex="normal"/>
    </style:style>
    <style:style style:name="P9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b30d1" style:font-size-asian="12pt" style:font-weight-asian="normal" style:font-size-complex="12pt" style:font-weight-complex="normal"/>
    </style:style>
    <style:style style:name="P9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c3ce8" style:font-size-asian="12pt" style:font-weight-asian="normal" style:font-size-complex="12pt" style:font-weight-complex="normal"/>
    </style:style>
    <style:style style:name="P9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b06c3" style:font-size-asian="12pt" style:font-weight-asian="bold" style:font-size-complex="12pt" style:font-weight-complex="bold"/>
    </style:style>
    <style:style style:name="P9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4fde05" style:font-size-asian="12pt" style:font-weight-asian="bold" style:font-size-complex="12pt" style:font-weight-complex="bold"/>
    </style:style>
    <style:style style:name="P9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5411ed" officeooo:paragraph-rsid="005411ed" style:font-size-asian="12pt" style:font-weight-asian="bold" style:font-size-complex="12pt" style:font-weight-complex="bold"/>
    </style:style>
    <style:style style:name="P9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5cbac" style:font-size-asian="14pt" style:font-weight-asian="bold" style:font-size-complex="14pt" style:font-weight-complex="bold"/>
    </style:style>
    <style:style style:name="P9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957b8" style:font-size-asian="14pt" style:font-weight-asian="bold" style:font-size-complex="14pt" style:font-weight-complex="bold"/>
    </style:style>
    <style:style style:name="P9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985f1" style:font-size-asian="14pt" style:font-weight-asian="bold" style:font-size-complex="14pt" style:font-weight-complex="bold"/>
    </style:style>
    <style:style style:name="P10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b06c3" style:font-size-asian="14pt" style:font-weight-asian="bold" style:font-size-complex="14pt" style:font-weight-complex="bold"/>
    </style:style>
    <style:style style:name="P10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59adc" style:font-size-asian="14pt" style:font-weight-asian="bold" style:font-size-complex="14pt" style:font-weight-complex="bold"/>
    </style:style>
    <style:style style:name="P10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75f92" style:font-size-asian="14pt" style:font-weight-asian="bold" style:font-size-complex="14pt" style:font-weight-complex="bold"/>
    </style:style>
    <style:style style:name="P10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9493b" style:font-size-asian="14pt" style:font-weight-asian="bold" style:font-size-complex="14pt" style:font-weight-complex="bold"/>
    </style:style>
    <style:style style:name="P10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993ad" style:font-size-asian="14pt" style:font-weight-asian="bold" style:font-size-complex="14pt" style:font-weight-complex="bold"/>
    </style:style>
    <style:style style:name="P10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fc982" style:font-size-asian="14pt" style:font-weight-asian="bold" style:font-size-complex="14pt" style:font-weight-complex="bold"/>
    </style:style>
    <style:style style:name="P10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4fde05" style:font-size-asian="14pt" style:font-weight-asian="bold" style:font-size-complex="14pt" style:font-weight-complex="bold"/>
    </style:style>
    <style:style style:name="P10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271f7" style:font-size-asian="14pt" style:font-weight-asian="bold" style:font-size-complex="14pt" style:font-weight-complex="bold"/>
    </style:style>
    <style:style style:name="P10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411ed" style:font-size-asian="14pt" style:font-weight-asian="bold" style:font-size-complex="14pt" style:font-weight-complex="bold"/>
    </style:style>
    <style:style style:name="P10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573c9" style:font-size-asian="14pt" style:font-weight-asian="bold" style:font-size-complex="14pt" style:font-weight-complex="bold"/>
    </style:style>
    <style:style style:name="P11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91070" style:font-size-asian="14pt" style:font-weight-asian="bold" style:font-size-complex="14pt" style:font-weight-complex="bold"/>
    </style:style>
    <style:style style:name="P11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c3ce8" style:font-size-asian="14pt" style:font-weight-asian="bold" style:font-size-complex="14pt" style:font-weight-complex="bold"/>
    </style:style>
    <style:style style:name="P11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e21b1" style:font-size-asian="14pt" style:font-weight-asian="bold" style:font-size-complex="14pt" style:font-weight-complex="bold"/>
    </style:style>
    <style:style style:name="P11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e60c8" style:font-size-asian="14pt" style:font-weight-asian="bold" style:font-size-complex="14pt" style:font-weight-complex="bold"/>
    </style:style>
    <style:style style:name="P11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5fe114" style:font-size-asian="14pt" style:font-weight-asian="bold" style:font-size-complex="14pt" style:font-weight-complex="bold"/>
    </style:style>
    <style:style style:name="P11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609b46" style:font-size-asian="14pt" style:font-weight-asian="bold" style:font-size-complex="14pt" style:font-weight-complex="bold"/>
    </style:style>
    <style:style style:name="P11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rsid="0005cbac" officeooo:paragraph-rsid="0005cbac"/>
    </style:style>
    <style:style style:name="P11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rsid="0005cbac" officeooo:paragraph-rsid="000957b8"/>
    </style:style>
    <style:style style:name="P11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paragraph-rsid="000957b8"/>
    </style:style>
    <style:style style:name="P119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5cbac" style:font-size-asian="12pt" style:font-weight-asian="bold" style:font-size-complex="12pt" style:font-weight-complex="bold"/>
    </style:style>
    <style:style style:name="P120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957b8" style:font-size-asian="12pt" style:font-weight-asian="bold" style:font-size-complex="12pt" style:font-weight-complex="bold"/>
    </style:style>
    <style:style style:name="P121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b06c3" style:font-size-asian="12pt" style:font-weight-asian="bold" style:font-size-complex="12pt" style:font-weight-complex="bold"/>
    </style:style>
    <style:style style:name="P122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71ca1" style:font-size-asian="12pt" style:font-weight-asian="bold" style:font-size-complex="12pt" style:font-weight-complex="bold"/>
    </style:style>
    <style:style style:name="P123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75f92" style:font-size-asian="12pt" style:font-weight-asian="bold" style:font-size-complex="12pt" style:font-weight-complex="bold"/>
    </style:style>
    <style:style style:name="P124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9493b" style:font-size-asian="12pt" style:font-weight-asian="bold" style:font-size-complex="12pt" style:font-weight-complex="bold"/>
    </style:style>
    <style:style style:name="P125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993ad" style:font-size-asian="12pt" style:font-weight-asian="bold" style:font-size-complex="12pt" style:font-weight-complex="bold"/>
    </style:style>
    <style:style style:name="P126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fc982" style:font-size-asian="12pt" style:font-weight-asian="bold" style:font-size-complex="12pt" style:font-weight-complex="bold"/>
    </style:style>
    <style:style style:name="P127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4fde05" style:font-size-asian="12pt" style:font-weight-asian="bold" style:font-size-complex="12pt" style:font-weight-complex="bold"/>
    </style:style>
    <style:style style:name="P128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271f7" style:font-size-asian="12pt" style:font-weight-asian="bold" style:font-size-complex="12pt" style:font-weight-complex="bold"/>
    </style:style>
    <style:style style:name="P129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411ed" style:font-size-asian="12pt" style:font-weight-asian="bold" style:font-size-complex="12pt" style:font-weight-complex="bold"/>
    </style:style>
    <style:style style:name="P130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573c9" style:font-size-asian="12pt" style:font-weight-asian="bold" style:font-size-complex="12pt" style:font-weight-complex="bold"/>
    </style:style>
    <style:style style:name="P131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91070" style:font-size-asian="12pt" style:font-weight-asian="bold" style:font-size-complex="12pt" style:font-weight-complex="bold"/>
    </style:style>
    <style:style style:name="P132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c3ce8" style:font-size-asian="12pt" style:font-weight-asian="bold" style:font-size-complex="12pt" style:font-weight-complex="bold"/>
    </style:style>
    <style:style style:name="P133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e21b1" style:font-size-asian="12pt" style:font-weight-asian="bold" style:font-size-complex="12pt" style:font-weight-complex="bold"/>
    </style:style>
    <style:style style:name="P134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e60c8" style:font-size-asian="12pt" style:font-weight-asian="bold" style:font-size-complex="12pt" style:font-weight-complex="bold"/>
    </style:style>
    <style:style style:name="P135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5fe114" style:font-size-asian="12pt" style:font-weight-asian="bold" style:font-size-complex="12pt" style:font-weight-complex="bold"/>
    </style:style>
    <style:style style:name="P136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609b46" style:font-size-asian="12pt" style:font-weight-asian="bold" style:font-size-complex="12pt" style:font-weight-complex="bold"/>
    </style:style>
    <style:style style:name="P137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0985f1" style:font-size-asian="12pt" style:font-size-complex="12pt"/>
    </style:style>
    <style:style style:name="P138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75f92" style:font-size-asian="12pt" style:font-size-complex="12pt"/>
    </style:style>
    <style:style style:name="P139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9493b" style:font-size-asian="12pt" style:font-size-complex="12pt"/>
    </style:style>
    <style:style style:name="P140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993ad" style:font-size-asian="12pt" style:font-size-complex="12pt"/>
    </style:style>
    <style:style style:name="P141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fc982" style:font-size-asian="12pt" style:font-size-complex="12pt"/>
    </style:style>
    <style:style style:name="P142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4fde05" style:font-size-asian="12pt" style:font-size-complex="12pt"/>
    </style:style>
    <style:style style:name="P143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271f7" style:font-size-asian="12pt" style:font-size-complex="12pt"/>
    </style:style>
    <style:style style:name="P144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411ed" style:font-size-asian="12pt" style:font-size-complex="12pt"/>
    </style:style>
    <style:style style:name="P145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573c9" style:font-size-asian="12pt" style:font-size-complex="12pt"/>
    </style:style>
    <style:style style:name="P146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91070" style:font-size-asian="12pt" style:font-size-complex="12pt"/>
    </style:style>
    <style:style style:name="P147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c3ce8" style:font-size-asian="12pt" style:font-size-complex="12pt"/>
    </style:style>
    <style:style style:name="P148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e21b1" style:font-size-asian="12pt" style:font-size-complex="12pt"/>
    </style:style>
    <style:style style:name="P149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e60c8" style:font-size-asian="12pt" style:font-size-complex="12pt"/>
    </style:style>
    <style:style style:name="P150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5fe114" style:font-size-asian="12pt" style:font-size-complex="12pt"/>
    </style:style>
    <style:style style:name="P151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09b46" style:font-size-asian="12pt" style:font-size-complex="12pt"/>
    </style:style>
    <style:style style:name="P152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normal" officeooo:rsid="0005cbac" officeooo:paragraph-rsid="000985f1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3c3d4e" fo:background-color="#ffffff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40ce65" fo:background-color="#ffffff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c57b" officeooo:paragraph-rsid="003c3d4e" fo:background-color="#ffffff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c57b" officeooo:paragraph-rsid="0040ce65" fo:background-color="#ffffff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c238" officeooo:paragraph-rsid="003c3d4e" fo:background-color="#ffffff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0c5972" officeooo:paragraph-rsid="003c3d4e" fo:background-color="#ffffff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c0212" officeooo:paragraph-rsid="003c3d4e" fo:background-color="#ffffff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c0212" officeooo:paragraph-rsid="0040ce65" fo:background-color="#ffffff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6c6d" officeooo:paragraph-rsid="0040ce65" fo:background-color="#ffffff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5in" fo:margin-right="0in" fo:line-height="100%" fo:text-indent="0in" style:auto-text-indent="false" style:shadow="none"/>
      <style:text-properties style:font-name="Liberation Sans" fo:font-size="12pt" officeooo:paragraph-rsid="0040ce65" style:font-size-asian="12pt" style:font-size-complex="12pt"/>
    </style:style>
    <style:style style:name="P163" style:family="paragraph" style:parent-style-name="Standard">
      <style:paragraph-properties fo:margin-left="0.5in" fo:margin-right="0in" fo:line-height="100%" fo:text-indent="0in" style:auto-text-indent="false" style:shadow="none"/>
      <style:text-properties style:font-name="Liberation Sans" fo:font-size="12pt" officeooo:paragraph-rsid="001ac238" style:font-size-asian="12pt" style:font-size-complex="12pt"/>
    </style:style>
    <style:style style:name="P164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weight="normal" officeooo:paragraph-rsid="0040ce65" style:font-size-asian="12pt" style:font-weight-asian="normal" style:font-size-complex="12pt" style:font-weight-complex="normal"/>
    </style:style>
    <style:style style:name="P165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weight="normal" officeooo:rsid="0040ce65" officeooo:paragraph-rsid="0040ce65" style:font-size-asian="12pt" style:font-weight-asian="normal" style:font-size-complex="12pt" style:font-weight-complex="normal"/>
    </style:style>
    <style:style style:name="P166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weight="normal" officeooo:rsid="001a6c6d" officeooo:paragraph-rsid="0040ce65" style:font-size-asian="12pt" style:font-weight-asian="normal" style:font-size-complex="12pt" style:font-weight-complex="normal"/>
    </style:style>
    <style:style style:name="P167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officeooo:paragraph-rsid="0040ce65" style:font-size-asian="12pt" style:font-size-complex="12pt"/>
    </style:style>
    <style:style style:name="P168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style="italic" fo:font-weight="bold" officeooo:paragraph-rsid="0040ce65" style:font-size-asian="12pt" style:font-style-asian="italic" style:font-weight-asian="bold" style:font-size-complex="12pt" style:font-style-complex="italic" style:font-weight-complex="bold"/>
    </style:style>
    <style:style style:name="P169" style:family="paragraph" style:parent-style-name="Coding_20_Body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40ce65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5in" fo:margin-right="0in" fo:text-indent="0in" style:auto-text-indent="false"/>
    </style:style>
    <style:style style:name="P171" style:family="paragraph" style:parent-style-name="Standard">
      <style:paragraph-properties fo:margin-left="0.5in" fo:margin-right="0in" fo:text-indent="0in" style:auto-text-indent="false"/>
      <style:text-properties officeooo:paragraph-rsid="00446ceb"/>
    </style:style>
    <style:style style:name="P172" style:family="paragraph" style:parent-style-name="Coding_20_Body">
      <style:paragraph-properties fo:line-height="100%" style:shadow="none"/>
      <style:text-properties style:font-name="Liberation Sans" fo:font-size="12pt" fo:font-weight="bold" officeooo:rsid="0030690f" officeooo:paragraph-rsid="0030690f" style:font-size-asian="12pt" style:font-weight-asian="bold" style:font-size-complex="12pt" style:font-weight-complex="bold"/>
    </style:style>
    <style:style style:name="P173" style:family="paragraph" style:parent-style-name="Coding_20_Body">
      <style:paragraph-properties fo:line-height="100%" style:shadow="none"/>
      <style:text-properties style:font-name="Liberation Sans" fo:font-size="12pt" style:font-size-asian="12pt" style:font-size-complex="12pt"/>
    </style:style>
    <style:style style:name="P174" style:family="paragraph" style:parent-style-name="Method_20_Body">
      <style:paragraph-properties fo:line-height="100%" style:shadow="none"/>
      <style:text-properties style:font-name="Liberation Sans"/>
    </style:style>
    <style:style style:name="P175" style:family="paragraph" style:parent-style-name="Method_20_Body">
      <style:text-properties fo:color="#0000ff" style:font-name="Liberation Sans" fo:font-size="12pt" officeooo:paragraph-rsid="000ff9f6" style:font-size-asian="12pt" style:font-size-complex="12pt"/>
    </style:style>
    <style:style style:name="P176" style:family="paragraph" style:parent-style-name="Method_20_Body">
      <style:text-properties fo:color="#0000ff" style:font-name="Liberation Sans" fo:font-size="12pt" fo:font-weight="normal" officeooo:rsid="0011de68" officeooo:paragraph-rsid="0011de68" style:font-size-asian="12pt" style:font-weight-asian="normal" style:font-size-complex="12pt" style:font-weight-complex="normal"/>
    </style:style>
    <style:style style:name="P177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0985f1" style:font-size-asian="12pt" style:font-weight-asian="normal" style:font-size-complex="12pt" style:font-weight-complex="normal"/>
    </style:style>
    <style:style style:name="P178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0b06c3" style:font-size-asian="12pt" style:font-weight-asian="normal" style:font-size-complex="12pt" style:font-weight-complex="normal"/>
    </style:style>
    <style:style style:name="P179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4e7ccc" style:font-size-asian="12pt" style:font-weight-asian="normal" style:font-size-complex="12pt" style:font-weight-complex="normal"/>
    </style:style>
    <style:style style:name="P180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4fde05" style:font-size-asian="12pt" style:font-weight-asian="normal" style:font-size-complex="12pt" style:font-weight-complex="normal"/>
    </style:style>
    <style:style style:name="P181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411ed" style:font-size-asian="12pt" style:font-weight-asian="normal" style:font-size-complex="12pt" style:font-weight-complex="normal"/>
    </style:style>
    <style:style style:name="P182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573c9" style:font-size-asian="12pt" style:font-weight-asian="normal" style:font-size-complex="12pt" style:font-weight-complex="normal"/>
    </style:style>
    <style:style style:name="P183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71764" style:font-size-asian="12pt" style:font-weight-asian="normal" style:font-size-complex="12pt" style:font-weight-complex="normal"/>
    </style:style>
    <style:style style:name="P184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91070" style:font-size-asian="12pt" style:font-weight-asian="normal" style:font-size-complex="12pt" style:font-weight-complex="normal"/>
    </style:style>
    <style:style style:name="P185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c3ce8" style:font-size-asian="12pt" style:font-weight-asian="normal" style:font-size-complex="12pt" style:font-weight-complex="normal"/>
    </style:style>
    <style:style style:name="P186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e224c" style:font-size-asian="12pt" style:font-weight-asian="normal" style:font-size-complex="12pt" style:font-weight-complex="normal"/>
    </style:style>
    <style:style style:name="P187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e60c8" style:font-size-asian="12pt" style:font-weight-asian="normal" style:font-size-complex="12pt" style:font-weight-complex="normal"/>
    </style:style>
    <style:style style:name="P188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5fe114" style:font-size-asian="12pt" style:font-weight-asian="normal" style:font-size-complex="12pt" style:font-weight-complex="normal"/>
    </style:style>
    <style:style style:name="P189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609b46" style:font-size-asian="12pt" style:font-weight-asian="normal" style:font-size-complex="12pt" style:font-weight-complex="normal"/>
    </style:style>
    <style:style style:name="P190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b06c3" style:font-size-asian="12pt" style:font-weight-asian="normal" style:font-size-complex="12pt" style:font-weight-complex="normal"/>
    </style:style>
    <style:style style:name="P191" style:family="paragraph" style:parent-style-name="Method_20_Code_20_Listing">
      <style:text-properties fo:color="#0000ff" style:font-name="Liberation Sans" officeooo:rsid="0005cbac" officeooo:paragraph-rsid="0005cbac"/>
    </style:style>
    <style:style style:name="P192" style:family="paragraph" style:parent-style-name="Method_20_Code_20_Listing">
      <style:text-properties fo:color="#0000ff" style:font-name="Liberation Sans" fo:font-size="12pt" officeooo:rsid="0005cbac" officeooo:paragraph-rsid="000957b8" style:font-size-asian="12pt" style:font-size-complex="12pt"/>
    </style:style>
    <style:style style:name="P193" style:family="paragraph" style:parent-style-name="Method_20_Code_20_Listing">
      <style:text-properties fo:color="#0000ff" style:font-name="Liberation Sans" fo:font-size="12pt" officeooo:rsid="0005cbac" officeooo:paragraph-rsid="000b06c3" style:font-size-asian="12pt" style:font-size-complex="12pt"/>
    </style:style>
    <style:style style:name="P194" style:family="paragraph" style:parent-style-name="Method_20_Code_20_Listing">
      <style:text-properties fo:color="#0000ff" style:font-name="Liberation Sans" fo:font-size="12pt" officeooo:rsid="0005cbac" officeooo:paragraph-rsid="00459adc" style:font-size-asian="12pt" style:font-size-complex="12pt"/>
    </style:style>
    <style:style style:name="P195" style:family="paragraph" style:parent-style-name="Standard">
      <style:text-properties officeooo:rsid="00446ceb" officeooo:paragraph-rsid="00446ceb"/>
    </style:style>
    <style:style style:name="P196" style:family="paragraph" style:parent-style-name="Standard">
      <style:text-properties fo:color="#0000ff" style:font-name="Liberation Sans" fo:font-size="12pt" officeooo:paragraph-rsid="006143fb" style:font-size-asian="12pt" style:font-size-complex="12pt"/>
    </style:style>
    <style:style style:name="P197" style:family="paragraph" style:parent-style-name="Standard">
      <style:text-properties fo:color="#0000ff" style:font-name="Liberation Sans" fo:font-size="12pt" officeooo:paragraph-rsid="006297fd" style:font-size-asian="12pt" style:font-size-complex="12pt"/>
    </style:style>
    <style:style style:name="P198" style:family="paragraph" style:parent-style-name="Class_20_Title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199" style:family="paragraph" style:parent-style-name="Coding_20_Body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40ce65" officeooo:paragraph-rsid="0040ce65" style:font-size-asian="12pt" style:font-weight-asian="normal" style:font-size-complex="12pt" style:font-weight-complex="normal"/>
    </style:style>
    <style:style style:name="P200" style:family="paragraph" style:parent-style-name="Method_20_Title">
      <style:paragraph-properties fo:break-before="page"/>
      <style:text-properties fo:color="#0000ff" style:font-name="Liberation Sans" fo:font-size="16pt" style:font-size-asian="16pt" style:font-size-complex="16pt"/>
    </style:style>
    <style:style style:name="P201" style:family="paragraph" style:parent-style-name="Method_20_Title">
      <style:paragraph-properties fo:break-before="page"/>
      <style:text-properties fo:color="#0000ff" style:font-name="Liberation Sans" fo:font-size="16pt" officeooo:paragraph-rsid="000490ad" style:font-size-asian="16pt" style:font-size-complex="16pt"/>
    </style:style>
    <style:style style:name="P202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5b30d1" officeooo:paragraph-rsid="005b30d1" style:font-size-asian="12pt" style:font-weight-asian="normal" style:font-size-complex="12pt" style:font-weight-complex="normal"/>
    </style:style>
    <style:style style:name="P203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5c3ce8" officeooo:paragraph-rsid="005c3ce8" style:font-size-asian="12pt" style:font-weight-asian="normal" style:font-size-complex="12pt" style:font-weight-complex="normal"/>
    </style:style>
    <style:style style:name="P204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6143fb" style:font-size-asian="12pt" style:font-weight-asian="normal" style:font-size-complex="12pt" style:font-weight-complex="normal"/>
    </style:style>
    <style:style style:name="P205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6297fd" style:font-size-asian="12pt" style:font-weight-asian="normal" style:font-size-complex="12pt" style:font-weight-complex="normal"/>
    </style:style>
    <style:style style:name="P20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143fb" style:font-size-asian="12pt" style:font-size-complex="12pt"/>
    </style:style>
    <style:style style:name="P20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297fd" style:font-size-asian="12pt" style:font-size-complex="12pt"/>
    </style:style>
    <style:style style:name="P20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6143fb" style:font-size-asian="12pt" style:font-size-complex="12pt"/>
    </style:style>
    <style:style style:name="P20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6297fd" style:font-size-asian="12pt" style:font-size-complex="12pt"/>
    </style:style>
    <style:style style:name="P21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6143fb" style:font-size-asian="12pt" style:font-weight-asian="normal" style:font-size-complex="12pt" style:font-weight-complex="normal"/>
    </style:style>
    <style:style style:name="P21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71764" officeooo:paragraph-rsid="006297fd" style:font-size-asian="12pt" style:font-weight-asian="normal" style:font-size-complex="12pt" style:font-weight-complex="normal"/>
    </style:style>
    <style:style style:name="P21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6143fb" style:font-size-asian="14pt" style:font-weight-asian="bold" style:font-size-complex="14pt" style:font-weight-complex="bold"/>
    </style:style>
    <style:style style:name="P21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6297fd" style:font-size-asian="14pt" style:font-weight-asian="bold" style:font-size-complex="14pt" style:font-weight-complex="bold"/>
    </style:style>
    <style:style style:name="P214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6143fb" style:font-size-asian="12pt" style:font-weight-asian="bold" style:font-size-complex="12pt" style:font-weight-complex="bold"/>
    </style:style>
    <style:style style:name="P215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6297fd" style:font-size-asian="12pt" style:font-weight-asian="bold" style:font-size-complex="12pt" style:font-weight-complex="bold"/>
    </style:style>
    <style:style style:name="P216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143fb" style:font-size-asian="12pt" style:font-size-complex="12pt"/>
    </style:style>
    <style:style style:name="P217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6297fd" style:font-size-asian="12pt" style:font-size-complex="12pt"/>
    </style:style>
    <style:style style:name="P218" style:family="paragraph" style:parent-style-name="Method_20_Listing_20_Title" style:list-style-name="">
      <style:text-properties fo:color="#0000ff" style:font-name="Liberation Sans" fo:font-size="12pt" officeooo:paragraph-rsid="000490ad" style:font-size-asian="12pt" style:font-size-complex="12pt"/>
    </style:style>
    <style:style style:name="P21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36c7a2" style:font-size-asian="12pt" style:font-weight-asian="normal" style:font-size-complex="12pt" style:font-weight-complex="normal"/>
    </style:style>
    <style:style style:name="P22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0957b8" style:font-size-asian="12pt" style:font-weight-asian="normal" style:font-size-complex="12pt" style:font-weight-complex="normal"/>
    </style:style>
    <style:style style:name="P22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0985f1" style:font-size-asian="12pt" style:font-weight-asian="normal" style:font-size-complex="12pt" style:font-weight-complex="normal"/>
    </style:style>
    <style:style style:name="P22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0b06c3" style:font-size-asian="12pt" style:font-weight-asian="normal" style:font-size-complex="12pt" style:font-weight-complex="normal"/>
    </style:style>
    <style:style style:name="P22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59adc" style:font-size-asian="12pt" style:font-weight-asian="normal" style:font-size-complex="12pt" style:font-weight-complex="normal"/>
    </style:style>
    <style:style style:name="P22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75f92" style:font-size-asian="12pt" style:font-weight-asian="normal" style:font-size-complex="12pt" style:font-weight-complex="normal"/>
    </style:style>
    <style:style style:name="P22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c9929" style:font-size-asian="12pt" style:font-weight-asian="normal" style:font-size-complex="12pt" style:font-weight-complex="normal"/>
    </style:style>
    <style:style style:name="P22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d2245" style:font-size-asian="12pt" style:font-weight-asian="normal" style:font-size-complex="12pt" style:font-weight-complex="normal"/>
    </style:style>
    <style:style style:name="P22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e7ccc" style:font-size-asian="12pt" style:font-weight-asian="normal" style:font-size-complex="12pt" style:font-weight-complex="normal"/>
    </style:style>
    <style:style style:name="P22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fc982" style:font-size-asian="12pt" style:font-weight-asian="normal" style:font-size-complex="12pt" style:font-weight-complex="normal"/>
    </style:style>
    <style:style style:name="P22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fde05" style:font-size-asian="12pt" style:font-weight-asian="normal" style:font-size-complex="12pt" style:font-weight-complex="normal"/>
    </style:style>
    <style:style style:name="P23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5411ed" style:font-size-asian="12pt" style:font-weight-asian="normal" style:font-size-complex="12pt" style:font-weight-complex="normal"/>
    </style:style>
    <style:style style:name="P23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5476d2" style:font-size-asian="12pt" style:font-weight-asian="normal" style:font-size-complex="12pt" style:font-weight-complex="normal"/>
    </style:style>
    <style:style style:name="P23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5573c9" style:font-size-asian="12pt" style:font-weight-asian="normal" style:font-size-complex="12pt" style:font-weight-complex="normal"/>
    </style:style>
    <style:style style:name="P23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957b8" officeooo:paragraph-rsid="000957b8" style:font-size-asian="12pt" style:font-weight-asian="normal" style:font-size-complex="12pt" style:font-weight-complex="normal"/>
    </style:style>
    <style:style style:name="P23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459adc" officeooo:paragraph-rsid="00471ca1" style:font-size-asian="12pt" style:font-weight-asian="normal" style:font-size-complex="12pt" style:font-weight-complex="normal"/>
    </style:style>
    <style:style style:name="P23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459adc" officeooo:paragraph-rsid="00475f92" style:font-size-asian="12pt" style:font-weight-asian="normal" style:font-size-complex="12pt" style:font-weight-complex="normal"/>
    </style:style>
    <style:style style:name="P23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4acf" officeooo:paragraph-rsid="00094acf" style:font-size-asian="12pt" style:font-weight-asian="bold" style:font-size-complex="12pt" style:font-weight-complex="bold"/>
    </style:style>
    <style:style style:name="P23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4acf" officeooo:paragraph-rsid="000b06c3" style:font-size-asian="12pt" style:font-weight-asian="bold" style:font-size-complex="12pt" style:font-weight-complex="bold"/>
    </style:style>
    <style:style style:name="P23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985f1" style:font-size-asian="12pt" style:font-weight-asian="bold" style:font-size-complex="12pt" style:font-weight-complex="bold"/>
    </style:style>
    <style:style style:name="P23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b06c3" style:font-size-asian="12pt" style:font-weight-asian="bold" style:font-size-complex="12pt" style:font-weight-complex="bold"/>
    </style:style>
    <style:style style:name="P24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4fde05" style:font-size-asian="12pt" style:font-weight-asian="bold" style:font-size-complex="12pt" style:font-weight-complex="bold"/>
    </style:style>
    <style:style style:name="P24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5411ed" style:font-size-asian="12pt" style:font-weight-asian="bold" style:font-size-complex="12pt" style:font-weight-complex="bold"/>
    </style:style>
    <style:style style:name="P24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5573c9" style:font-size-asian="12pt" style:font-weight-asian="bold" style:font-size-complex="12pt" style:font-weight-complex="bold"/>
    </style:style>
    <style:style style:name="P24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85f1" officeooo:paragraph-rsid="000985f1" style:font-size-asian="12pt" style:font-weight-asian="bold" style:font-size-complex="12pt" style:font-weight-complex="bold"/>
    </style:style>
    <style:style style:name="P24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4c9929" officeooo:paragraph-rsid="004fde05" style:font-size-asian="12pt" style:font-weight-asian="bold" style:font-size-complex="12pt" style:font-weight-complex="bold"/>
    </style:style>
    <style:style style:name="P24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4c9929" officeooo:paragraph-rsid="005271f7" style:font-size-asian="12pt" style:font-weight-asian="bold" style:font-size-complex="12pt" style:font-weight-complex="bold"/>
    </style:style>
    <style:style style:name="P24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4c9929" officeooo:paragraph-rsid="005411ed" style:font-size-asian="12pt" style:font-weight-asian="bold" style:font-size-complex="12pt" style:font-weight-complex="bold"/>
    </style:style>
    <style:style style:name="P24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4e7ccc" officeooo:paragraph-rsid="004e7ccc" style:font-size-asian="12pt" style:font-weight-asian="bold" style:font-size-complex="12pt" style:font-weight-complex="bold"/>
    </style:style>
    <style:style style:name="P24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5b30d1" officeooo:paragraph-rsid="005b30d1" style:font-size-asian="12pt" style:font-weight-asian="bold" style:font-size-complex="12pt" style:font-weight-complex="bold"/>
    </style:style>
    <style:style style:name="P24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5c3ce8" officeooo:paragraph-rsid="005c3ce8" style:font-size-asian="12pt" style:font-weight-asian="bold" style:font-size-complex="12pt" style:font-weight-complex="bold"/>
    </style:style>
    <style:style style:name="P25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985f1" style:font-size-asian="12pt" style:font-weight-asian="normal" style:font-size-complex="12pt" style:font-weight-complex="normal"/>
    </style:style>
    <style:style style:name="P25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985f1" style:font-size-asian="12pt" style:font-weight-asian="normal" style:font-size-complex="12pt" style:font-weight-complex="normal"/>
    </style:style>
    <style:style style:name="P25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b06c3" style:font-size-asian="12pt" style:font-weight-asian="normal" style:font-size-complex="12pt" style:font-weight-complex="normal"/>
    </style:style>
    <style:style style:name="P25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59adc" style:font-size-asian="12pt" style:font-weight-asian="normal" style:font-size-complex="12pt" style:font-weight-complex="normal"/>
    </style:style>
    <style:style style:name="P25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75f92" style:font-size-asian="12pt" style:font-weight-asian="normal" style:font-size-complex="12pt" style:font-weight-complex="normal"/>
    </style:style>
    <style:style style:name="P25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9493b" style:font-size-asian="12pt" style:font-weight-asian="normal" style:font-size-complex="12pt" style:font-weight-complex="normal"/>
    </style:style>
    <style:style style:name="P25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993ad" style:font-size-asian="12pt" style:font-weight-asian="normal" style:font-size-complex="12pt" style:font-weight-complex="normal"/>
    </style:style>
    <style:style style:name="P25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e7ccc" style:font-size-asian="12pt" style:font-weight-asian="normal" style:font-size-complex="12pt" style:font-weight-complex="normal"/>
    </style:style>
    <style:style style:name="P25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4fde05" style:font-size-asian="12pt" style:font-weight-asian="normal" style:font-size-complex="12pt" style:font-weight-complex="normal"/>
    </style:style>
    <style:style style:name="P25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271f7" style:font-size-asian="12pt" style:font-weight-asian="normal" style:font-size-complex="12pt" style:font-weight-complex="normal"/>
    </style:style>
    <style:style style:name="P26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411ed" style:font-size-asian="12pt" style:font-weight-asian="normal" style:font-size-complex="12pt" style:font-weight-complex="normal"/>
    </style:style>
    <style:style style:name="P26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573c9" style:font-size-asian="12pt" style:font-weight-asian="normal" style:font-size-complex="12pt" style:font-weight-complex="normal"/>
    </style:style>
    <style:style style:name="P26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71764" style:font-size-asian="12pt" style:font-weight-asian="normal" style:font-size-complex="12pt" style:font-weight-complex="normal"/>
    </style:style>
    <style:style style:name="P26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91070" style:font-size-asian="12pt" style:font-weight-asian="normal" style:font-size-complex="12pt" style:font-weight-complex="normal"/>
    </style:style>
    <style:style style:name="P26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b30d1" style:font-size-asian="12pt" style:font-weight-asian="normal" style:font-size-complex="12pt" style:font-weight-complex="normal"/>
    </style:style>
    <style:style style:name="P26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c3ce8" style:font-size-asian="12pt" style:font-weight-asian="normal" style:font-size-complex="12pt" style:font-weight-complex="normal"/>
    </style:style>
    <style:style style:name="P26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e21b1" style:font-size-asian="12pt" style:font-weight-asian="normal" style:font-size-complex="12pt" style:font-weight-complex="normal"/>
    </style:style>
    <style:style style:name="P26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e60c8" style:font-size-asian="12pt" style:font-weight-asian="normal" style:font-size-complex="12pt" style:font-weight-complex="normal"/>
    </style:style>
    <style:style style:name="P26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5fe114" style:font-size-asian="12pt" style:font-weight-asian="normal" style:font-size-complex="12pt" style:font-weight-complex="normal"/>
    </style:style>
    <style:style style:name="P26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609b46" style:font-size-asian="12pt" style:font-weight-asian="normal" style:font-size-complex="12pt" style:font-weight-complex="normal"/>
    </style:style>
    <style:style style:name="P27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6143fb" style:font-size-asian="12pt" style:font-weight-asian="normal" style:font-size-complex="12pt" style:font-weight-complex="normal"/>
    </style:style>
    <style:style style:name="P27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6297fd" style:font-size-asian="12pt" style:font-weight-asian="normal" style:font-size-complex="12pt" style:font-weight-complex="normal"/>
    </style:style>
    <style:style style:name="P27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0985f1" style:font-size-asian="12pt" style:font-weight-asian="normal" style:font-size-complex="12pt" style:font-weight-complex="normal"/>
    </style:style>
    <style:style style:name="P27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0b06c3" style:font-size-asian="12pt" style:font-weight-asian="normal" style:font-size-complex="12pt" style:font-weight-complex="normal"/>
    </style:style>
    <style:style style:name="P27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59adc" style:font-size-asian="12pt" style:font-weight-asian="normal" style:font-size-complex="12pt" style:font-weight-complex="normal"/>
    </style:style>
    <style:style style:name="P27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75f92" style:font-size-asian="12pt" style:font-weight-asian="normal" style:font-size-complex="12pt" style:font-weight-complex="normal"/>
    </style:style>
    <style:style style:name="P27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9493b" style:font-size-asian="12pt" style:font-weight-asian="normal" style:font-size-complex="12pt" style:font-weight-complex="normal"/>
    </style:style>
    <style:style style:name="P27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d2245" style:font-size-asian="12pt" style:font-weight-asian="normal" style:font-size-complex="12pt" style:font-weight-complex="normal"/>
    </style:style>
    <style:style style:name="P27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993ad" style:font-size-asian="12pt" style:font-weight-asian="normal" style:font-size-complex="12pt" style:font-weight-complex="normal"/>
    </style:style>
    <style:style style:name="P27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fc982" style:font-size-asian="12pt" style:font-weight-asian="normal" style:font-size-complex="12pt" style:font-weight-complex="normal"/>
    </style:style>
    <style:style style:name="P28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4fde05" style:font-size-asian="12pt" style:font-weight-asian="normal" style:font-size-complex="12pt" style:font-weight-complex="normal"/>
    </style:style>
    <style:style style:name="P28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271f7" style:font-size-asian="12pt" style:font-weight-asian="normal" style:font-size-complex="12pt" style:font-weight-complex="normal"/>
    </style:style>
    <style:style style:name="P28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411ed" style:font-size-asian="12pt" style:font-weight-asian="normal" style:font-size-complex="12pt" style:font-weight-complex="normal"/>
    </style:style>
    <style:style style:name="P28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573c9" style:font-size-asian="12pt" style:font-weight-asian="normal" style:font-size-complex="12pt" style:font-weight-complex="normal"/>
    </style:style>
    <style:style style:name="P28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91070" style:font-size-asian="12pt" style:font-weight-asian="normal" style:font-size-complex="12pt" style:font-weight-complex="normal"/>
    </style:style>
    <style:style style:name="P28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c3ce8" style:font-size-asian="12pt" style:font-weight-asian="normal" style:font-size-complex="12pt" style:font-weight-complex="normal"/>
    </style:style>
    <style:style style:name="P28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e21b1" style:font-size-asian="12pt" style:font-weight-asian="normal" style:font-size-complex="12pt" style:font-weight-complex="normal"/>
    </style:style>
    <style:style style:name="P28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e60c8" style:font-size-asian="12pt" style:font-weight-asian="normal" style:font-size-complex="12pt" style:font-weight-complex="normal"/>
    </style:style>
    <style:style style:name="P28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5fe114" style:font-size-asian="12pt" style:font-weight-asian="normal" style:font-size-complex="12pt" style:font-weight-complex="normal"/>
    </style:style>
    <style:style style:name="P28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609b46" style:font-size-asian="12pt" style:font-weight-asian="normal" style:font-size-complex="12pt" style:font-weight-complex="normal"/>
    </style:style>
    <style:style style:name="P29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6143fb" style:font-size-asian="12pt" style:font-weight-asian="normal" style:font-size-complex="12pt" style:font-weight-complex="normal"/>
    </style:style>
    <style:style style:name="P29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6297fd" style:font-size-asian="12pt" style:font-weight-asian="normal" style:font-size-complex="12pt" style:font-weight-complex="normal"/>
    </style:style>
    <style:style style:name="P29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b06c3" style:font-size-asian="12pt" style:font-weight-asian="normal" style:font-size-complex="12pt" style:font-weight-complex="normal"/>
    </style:style>
    <style:style style:name="P29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3ef1b" style:font-size-asian="12pt" style:font-weight-asian="normal" style:font-size-complex="12pt" style:font-weight-complex="normal"/>
    </style:style>
    <style:style style:name="P29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3ef1b" officeooo:paragraph-rsid="0043ef1b" style:font-size-asian="12pt" style:font-weight-asian="normal" style:font-size-complex="12pt" style:font-weight-complex="normal"/>
    </style:style>
    <style:style style:name="P29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11de68" style:font-size-asian="12pt" style:font-weight-asian="normal" style:font-size-complex="12pt" style:font-weight-complex="normal"/>
    </style:style>
    <style:style style:name="P29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59adc" style:font-size-asian="12pt" style:font-weight-asian="normal" style:font-size-complex="12pt" style:font-weight-complex="normal"/>
    </style:style>
    <style:style style:name="P29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75f92" style:font-size-asian="12pt" style:font-weight-asian="normal" style:font-size-complex="12pt" style:font-weight-complex="normal"/>
    </style:style>
    <style:style style:name="P29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9493b" style:font-size-asian="12pt" style:font-weight-asian="normal" style:font-size-complex="12pt" style:font-weight-complex="normal"/>
    </style:style>
    <style:style style:name="P29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11de68" style:font-size-asian="12pt" style:font-weight-asian="normal" style:font-size-complex="12pt" style:font-weight-complex="normal"/>
    </style:style>
    <style:style style:name="P30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59adc" style:font-size-asian="12pt" style:font-weight-asian="normal" style:font-size-complex="12pt" style:font-weight-complex="normal"/>
    </style:style>
    <style:style style:name="P30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75f92" style:font-size-asian="12pt" style:font-weight-asian="normal" style:font-size-complex="12pt" style:font-weight-complex="normal"/>
    </style:style>
    <style:style style:name="P302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9493b" style:font-size-asian="12pt" style:font-weight-asian="normal" style:font-size-complex="12pt" style:font-weight-complex="normal"/>
    </style:style>
    <style:style style:name="P30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fc982" style:font-size-asian="12pt" style:font-weight-asian="normal" style:font-size-complex="12pt" style:font-weight-complex="normal"/>
    </style:style>
    <style:style style:name="P30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fde05" style:font-size-asian="12pt" style:font-weight-asian="normal" style:font-size-complex="12pt" style:font-weight-complex="normal"/>
    </style:style>
    <style:style style:name="P30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271f7" style:font-size-asian="12pt" style:font-weight-asian="normal" style:font-size-complex="12pt" style:font-weight-complex="normal"/>
    </style:style>
    <style:style style:name="P30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411ed" style:font-size-asian="12pt" style:font-weight-asian="normal" style:font-size-complex="12pt" style:font-weight-complex="normal"/>
    </style:style>
    <style:style style:name="P30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573c9" style:font-size-asian="12pt" style:font-weight-asian="normal" style:font-size-complex="12pt" style:font-weight-complex="normal"/>
    </style:style>
    <style:style style:name="P30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c3ce8" style:font-size-asian="12pt" style:font-weight-asian="normal" style:font-size-complex="12pt" style:font-weight-complex="normal"/>
    </style:style>
    <style:style style:name="P30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e21b1" style:font-size-asian="12pt" style:font-weight-asian="normal" style:font-size-complex="12pt" style:font-weight-complex="normal"/>
    </style:style>
    <style:style style:name="P31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e60c8" style:font-size-asian="12pt" style:font-weight-asian="normal" style:font-size-complex="12pt" style:font-weight-complex="normal"/>
    </style:style>
    <style:style style:name="P31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59adc" style:font-size-asian="12pt" style:font-weight-asian="normal" style:font-size-complex="12pt" style:font-weight-complex="normal"/>
    </style:style>
    <style:style style:name="P31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75f92" style:font-size-asian="12pt" style:font-weight-asian="normal" style:font-size-complex="12pt" style:font-weight-complex="normal"/>
    </style:style>
    <style:style style:name="P31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d2245" style:font-size-asian="12pt" style:font-weight-asian="normal" style:font-size-complex="12pt" style:font-weight-complex="normal"/>
    </style:style>
    <style:style style:name="P31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993ad" style:font-size-asian="12pt" style:font-weight-asian="normal" style:font-size-complex="12pt" style:font-weight-complex="normal"/>
    </style:style>
    <style:style style:name="P31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fc982" style:font-size-asian="12pt" style:font-weight-asian="normal" style:font-size-complex="12pt" style:font-weight-complex="normal"/>
    </style:style>
    <style:style style:name="P31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fde05" style:font-size-asian="12pt" style:font-weight-asian="normal" style:font-size-complex="12pt" style:font-weight-complex="normal"/>
    </style:style>
    <style:style style:name="P31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271f7" style:font-size-asian="12pt" style:font-weight-asian="normal" style:font-size-complex="12pt" style:font-weight-complex="normal"/>
    </style:style>
    <style:style style:name="P31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411ed" style:font-size-asian="12pt" style:font-weight-asian="normal" style:font-size-complex="12pt" style:font-weight-complex="normal"/>
    </style:style>
    <style:style style:name="P31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573c9" style:font-size-asian="12pt" style:font-weight-asian="normal" style:font-size-complex="12pt" style:font-weight-complex="normal"/>
    </style:style>
    <style:style style:name="P32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91070" style:font-size-asian="12pt" style:font-weight-asian="normal" style:font-size-complex="12pt" style:font-weight-complex="normal"/>
    </style:style>
    <style:style style:name="P32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c3ce8" style:font-size-asian="12pt" style:font-weight-asian="normal" style:font-size-complex="12pt" style:font-weight-complex="normal"/>
    </style:style>
    <style:style style:name="P322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e21b1" style:font-size-asian="12pt" style:font-weight-asian="normal" style:font-size-complex="12pt" style:font-weight-complex="normal"/>
    </style:style>
    <style:style style:name="P32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e60c8" style:font-size-asian="12pt" style:font-weight-asian="normal" style:font-size-complex="12pt" style:font-weight-complex="normal"/>
    </style:style>
    <style:style style:name="P32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fe114" style:font-size-asian="12pt" style:font-weight-asian="normal" style:font-size-complex="12pt" style:font-weight-complex="normal"/>
    </style:style>
    <style:style style:name="P32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609b46" style:font-size-asian="12pt" style:font-weight-asian="normal" style:font-size-complex="12pt" style:font-weight-complex="normal"/>
    </style:style>
    <style:style style:name="P32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6143fb" style:font-size-asian="12pt" style:font-weight-asian="normal" style:font-size-complex="12pt" style:font-weight-complex="normal"/>
    </style:style>
    <style:style style:name="P32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6297fd" style:font-size-asian="12pt" style:font-weight-asian="normal" style:font-size-complex="12pt" style:font-weight-complex="normal"/>
    </style:style>
    <style:style style:name="P32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75f92" style:font-size-asian="12pt" style:font-weight-asian="normal" style:font-size-complex="12pt" style:font-weight-complex="normal"/>
    </style:style>
    <style:style style:name="P32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9493b" style:font-size-asian="12pt" style:font-weight-asian="normal" style:font-size-complex="12pt" style:font-weight-complex="normal"/>
    </style:style>
    <style:style style:name="P33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c9929" officeooo:paragraph-rsid="004c9929" style:font-size-asian="12pt" style:font-weight-asian="normal" style:font-size-complex="12pt" style:font-weight-complex="normal"/>
    </style:style>
    <style:style style:name="P33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c9929" officeooo:paragraph-rsid="004d2245" style:font-size-asian="12pt" style:font-weight-asian="normal" style:font-size-complex="12pt" style:font-weight-complex="normal"/>
    </style:style>
    <style:style style:name="P33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993ad" style:font-size-asian="12pt" style:font-weight-asian="normal" style:font-size-complex="12pt" style:font-weight-complex="normal"/>
    </style:style>
    <style:style style:name="P33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fc982" style:font-size-asian="12pt" style:font-weight-asian="normal" style:font-size-complex="12pt" style:font-weight-complex="normal"/>
    </style:style>
    <style:style style:name="P33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4fde05" style:font-size-asian="12pt" style:font-weight-asian="normal" style:font-size-complex="12pt" style:font-weight-complex="normal"/>
    </style:style>
    <style:style style:name="P33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271f7" style:font-size-asian="12pt" style:font-weight-asian="normal" style:font-size-complex="12pt" style:font-weight-complex="normal"/>
    </style:style>
    <style:style style:name="P33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411ed" style:font-size-asian="12pt" style:font-weight-asian="normal" style:font-size-complex="12pt" style:font-weight-complex="normal"/>
    </style:style>
    <style:style style:name="P33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573c9" style:font-size-asian="12pt" style:font-weight-asian="normal" style:font-size-complex="12pt" style:font-weight-complex="normal"/>
    </style:style>
    <style:style style:name="P33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573c9" officeooo:paragraph-rsid="00571764" style:font-size-asian="12pt" style:font-weight-asian="normal" style:font-size-complex="12pt" style:font-weight-complex="normal"/>
    </style:style>
    <style:style style:name="P33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fde05" officeooo:paragraph-rsid="00571764" style:font-size-asian="12pt" style:font-weight-asian="normal" style:font-size-complex="12pt" style:font-weight-complex="normal"/>
    </style:style>
    <style:style style:name="P34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91070" style:font-size-asian="12pt" style:font-weight-asian="normal" style:font-size-complex="12pt" style:font-weight-complex="normal"/>
    </style:style>
    <style:style style:name="P34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c3ce8" style:font-size-asian="12pt" style:font-weight-asian="normal" style:font-size-complex="12pt" style:font-weight-complex="normal"/>
    </style:style>
    <style:style style:name="P34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e21b1" style:font-size-asian="12pt" style:font-weight-asian="normal" style:font-size-complex="12pt" style:font-weight-complex="normal"/>
    </style:style>
    <style:style style:name="P34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e60c8" style:font-size-asian="12pt" style:font-weight-asian="normal" style:font-size-complex="12pt" style:font-weight-complex="normal"/>
    </style:style>
    <style:style style:name="P34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e60c8" officeooo:paragraph-rsid="005e60c8" style:font-size-asian="12pt" style:font-weight-asian="normal" style:font-size-complex="12pt" style:font-weight-complex="normal"/>
    </style:style>
    <style:style style:name="P34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e60c8" officeooo:paragraph-rsid="005fe114" style:font-size-asian="12pt" style:font-weight-asian="normal" style:font-size-complex="12pt" style:font-weight-complex="normal"/>
    </style:style>
    <style:style style:name="P34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e60c8" officeooo:paragraph-rsid="00609b46" style:font-size-asian="12pt" style:font-weight-asian="normal" style:font-size-complex="12pt" style:font-weight-complex="normal"/>
    </style:style>
    <style:style style:name="P34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e60c8" officeooo:paragraph-rsid="006143fb" style:font-size-asian="12pt" style:font-weight-asian="normal" style:font-size-complex="12pt" style:font-weight-complex="normal"/>
    </style:style>
    <style:style style:name="P34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5e60c8" officeooo:paragraph-rsid="006297fd" style:font-size-asian="12pt" style:font-weight-asian="normal" style:font-size-complex="12pt" style:font-weight-complex="normal"/>
    </style:style>
    <style:style style:name="P34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5fe114" style:font-size-asian="12pt" style:font-weight-asian="normal" style:font-size-complex="12pt" style:font-weight-complex="normal"/>
    </style:style>
    <style:style style:name="P35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609b46" style:font-size-asian="12pt" style:font-weight-asian="normal" style:font-size-complex="12pt" style:font-weight-complex="normal"/>
    </style:style>
    <style:style style:name="P35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6143fb" style:font-size-asian="12pt" style:font-weight-asian="normal" style:font-size-complex="12pt" style:font-weight-complex="normal"/>
    </style:style>
    <style:style style:name="P35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6297fd" style:font-size-asian="12pt" style:font-weight-asian="normal" style:font-size-complex="12pt" style:font-weight-complex="normal"/>
    </style:style>
    <style:style style:name="P35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573c9" style:font-size-asian="12pt" style:font-weight-asian="bold" style:font-size-complex="12pt" style:font-weight-complex="bold"/>
    </style:style>
    <style:style style:name="P35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91070" style:font-size-asian="12pt" style:font-weight-asian="bold" style:font-size-complex="12pt" style:font-weight-complex="bold"/>
    </style:style>
    <style:style style:name="P35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c3ce8" style:font-size-asian="12pt" style:font-weight-asian="bold" style:font-size-complex="12pt" style:font-weight-complex="bold"/>
    </style:style>
    <style:style style:name="P35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e21b1" style:font-size-asian="12pt" style:font-weight-asian="bold" style:font-size-complex="12pt" style:font-weight-complex="bold"/>
    </style:style>
    <style:style style:name="P35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e60c8" style:font-size-asian="12pt" style:font-weight-asian="bold" style:font-size-complex="12pt" style:font-weight-complex="bold"/>
    </style:style>
    <style:style style:name="P35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5fe114" style:font-size-asian="12pt" style:font-weight-asian="bold" style:font-size-complex="12pt" style:font-weight-complex="bold"/>
    </style:style>
    <style:style style:name="P35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609b46" style:font-size-asian="12pt" style:font-weight-asian="bold" style:font-size-complex="12pt" style:font-weight-complex="bold"/>
    </style:style>
    <style:style style:name="P36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6143fb" style:font-size-asian="12pt" style:font-weight-asian="bold" style:font-size-complex="12pt" style:font-weight-complex="bold"/>
    </style:style>
    <style:style style:name="P36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solid" style:text-underline-width="auto" style:text-underline-color="font-color" fo:font-weight="bold" officeooo:rsid="00094acf" officeooo:paragraph-rsid="006297fd" style:font-size-asian="12pt" style:font-weight-asian="bold" style:font-size-complex="12pt" style:font-weight-complex="bold"/>
    </style:style>
    <style:style style:name="P36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paragraph-rsid="0005fae5" style:font-size-asian="11pt" style:font-weight-asian="normal" style:font-size-complex="11pt" style:font-weight-complex="normal"/>
    </style:style>
    <style:style style:name="P36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5fae5" officeooo:paragraph-rsid="00094acf" style:font-size-asian="11pt" style:font-weight-asian="normal" style:font-size-complex="11pt" style:font-weight-complex="normal"/>
    </style:style>
    <style:style style:name="P36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paragraph-rsid="000957b8" style:font-size-asian="11pt" style:font-weight-asian="normal" style:font-size-complex="11pt" style:font-weight-complex="normal"/>
    </style:style>
    <style:style style:name="P36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94acf" officeooo:paragraph-rsid="00094acf" style:font-size-asian="9.60000038146973pt" style:font-weight-asian="normal" style:font-size-complex="11pt" style:font-weight-complex="normal"/>
    </style:style>
    <style:style style:name="P36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94acf" officeooo:paragraph-rsid="000957b8" style:font-size-asian="9.60000038146973pt" style:font-weight-asian="normal" style:font-size-complex="11pt" style:font-weight-complex="normal"/>
    </style:style>
    <style:style style:name="P36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fo:font-weight="normal" officeooo:rsid="000490ad" officeooo:paragraph-rsid="000957b8" style:font-size-asian="9.60000038146973pt" style:font-weight-asian="normal" style:font-size-complex="11pt" style:font-weight-complex="normal"/>
    </style:style>
    <style:style style:name="P36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4acf" style:font-size-asian="14pt" style:font-weight-asian="bold" style:font-size-complex="14pt" style:font-weight-complex="bold"/>
    </style:style>
    <style:style style:name="P36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57b8" style:font-size-asian="14pt" style:font-weight-asian="bold" style:font-size-complex="14pt" style:font-weight-complex="bold"/>
    </style:style>
    <style:style style:name="P37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85f1" style:font-size-asian="14pt" style:font-weight-asian="bold" style:font-size-complex="14pt" style:font-weight-complex="bold"/>
    </style:style>
    <style:style style:name="P37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b06c3" style:font-size-asian="14pt" style:font-weight-asian="bold" style:font-size-complex="14pt" style:font-weight-complex="bold"/>
    </style:style>
    <style:style style:name="P37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59adc" style:font-size-asian="14pt" style:font-weight-asian="bold" style:font-size-complex="14pt" style:font-weight-complex="bold"/>
    </style:style>
    <style:style style:name="P37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75f92" style:font-size-asian="14pt" style:font-weight-asian="bold" style:font-size-complex="14pt" style:font-weight-complex="bold"/>
    </style:style>
    <style:style style:name="P37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9493b" style:font-size-asian="14pt" style:font-weight-asian="bold" style:font-size-complex="14pt" style:font-weight-complex="bold"/>
    </style:style>
    <style:style style:name="P37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993ad" style:font-size-asian="14pt" style:font-weight-asian="bold" style:font-size-complex="14pt" style:font-weight-complex="bold"/>
    </style:style>
    <style:style style:name="P37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d2245" style:font-size-asian="14pt" style:font-weight-asian="bold" style:font-size-complex="14pt" style:font-weight-complex="bold"/>
    </style:style>
    <style:style style:name="P37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e7ccc" style:font-size-asian="14pt" style:font-weight-asian="bold" style:font-size-complex="14pt" style:font-weight-complex="bold"/>
    </style:style>
    <style:style style:name="P37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fc982" style:font-size-asian="14pt" style:font-weight-asian="bold" style:font-size-complex="14pt" style:font-weight-complex="bold"/>
    </style:style>
    <style:style style:name="P37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4fde05" style:font-size-asian="14pt" style:font-weight-asian="bold" style:font-size-complex="14pt" style:font-weight-complex="bold"/>
    </style:style>
    <style:style style:name="P38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271f7" style:font-size-asian="14pt" style:font-weight-asian="bold" style:font-size-complex="14pt" style:font-weight-complex="bold"/>
    </style:style>
    <style:style style:name="P38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411ed" style:font-size-asian="14pt" style:font-weight-asian="bold" style:font-size-complex="14pt" style:font-weight-complex="bold"/>
    </style:style>
    <style:style style:name="P38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573c9" style:font-size-asian="14pt" style:font-weight-asian="bold" style:font-size-complex="14pt" style:font-weight-complex="bold"/>
    </style:style>
    <style:style style:name="P38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71764" style:font-size-asian="14pt" style:font-weight-asian="bold" style:font-size-complex="14pt" style:font-weight-complex="bold"/>
    </style:style>
    <style:style style:name="P38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91070" style:font-size-asian="14pt" style:font-weight-asian="bold" style:font-size-complex="14pt" style:font-weight-complex="bold"/>
    </style:style>
    <style:style style:name="P38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c3ce8" style:font-size-asian="14pt" style:font-weight-asian="bold" style:font-size-complex="14pt" style:font-weight-complex="bold"/>
    </style:style>
    <style:style style:name="P38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e21b1" style:font-size-asian="14pt" style:font-weight-asian="bold" style:font-size-complex="14pt" style:font-weight-complex="bold"/>
    </style:style>
    <style:style style:name="P38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e60c8" style:font-size-asian="14pt" style:font-weight-asian="bold" style:font-size-complex="14pt" style:font-weight-complex="bold"/>
    </style:style>
    <style:style style:name="P38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5fe114" style:font-size-asian="14pt" style:font-weight-asian="bold" style:font-size-complex="14pt" style:font-weight-complex="bold"/>
    </style:style>
    <style:style style:name="P38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609b46" style:font-size-asian="14pt" style:font-weight-asian="bold" style:font-size-complex="14pt" style:font-weight-complex="bold"/>
    </style:style>
    <style:style style:name="P39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6143fb" style:font-size-asian="14pt" style:font-weight-asian="bold" style:font-size-complex="14pt" style:font-weight-complex="bold"/>
    </style:style>
    <style:style style:name="P39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6297fd" style:font-size-asian="14pt" style:font-weight-asian="bold" style:font-size-complex="14pt" style:font-weight-complex="bold"/>
    </style:style>
    <style:style style:name="P39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0985f1" style:font-size-asian="14pt" style:font-weight-asian="bold" style:font-size-complex="14pt" style:font-weight-complex="bold"/>
    </style:style>
    <style:style style:name="P39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0b06c3" style:font-size-asian="14pt" style:font-weight-asian="bold" style:font-size-complex="14pt" style:font-weight-complex="bold"/>
    </style:style>
    <style:style style:name="P39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4e7ccc" style:font-size-asian="14pt" style:font-weight-asian="bold" style:font-size-complex="14pt" style:font-weight-complex="bold"/>
    </style:style>
    <style:style style:name="P39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4fde05" style:font-size-asian="14pt" style:font-weight-asian="bold" style:font-size-complex="14pt" style:font-weight-complex="bold"/>
    </style:style>
    <style:style style:name="P39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5411ed" style:font-size-asian="14pt" style:font-weight-asian="bold" style:font-size-complex="14pt" style:font-weight-complex="bold"/>
    </style:style>
    <style:style style:name="P39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5573c9" style:font-size-asian="14pt" style:font-weight-asian="bold" style:font-size-complex="14pt" style:font-weight-complex="bold"/>
    </style:style>
    <style:style style:name="P39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591070" style:font-size-asian="14pt" style:font-weight-asian="bold" style:font-size-complex="14pt" style:font-weight-complex="bold"/>
    </style:style>
    <style:style style:name="P39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5c3ce8" style:font-size-asian="14pt" style:font-weight-asian="bold" style:font-size-complex="14pt" style:font-weight-complex="bold"/>
    </style:style>
    <style:style style:name="P40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591070" style:font-size-asian="14pt" style:font-weight-asian="normal" style:font-size-complex="14pt" style:font-weight-complex="normal"/>
    </style:style>
    <style:style style:name="P40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5c3ce8" style:font-size-asian="14pt" style:font-weight-asian="normal" style:font-size-complex="14pt" style:font-weight-complex="normal"/>
    </style:style>
    <style:style style:name="P40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5e21b1" style:font-size-asian="14pt" style:font-weight-asian="normal" style:font-size-complex="14pt" style:font-weight-complex="normal"/>
    </style:style>
    <style:style style:name="P40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5e60c8" style:font-size-asian="14pt" style:font-weight-asian="normal" style:font-size-complex="14pt" style:font-weight-complex="normal"/>
    </style:style>
    <style:style style:name="P40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5fe114" style:font-size-asian="14pt" style:font-weight-asian="normal" style:font-size-complex="14pt" style:font-weight-complex="normal"/>
    </style:style>
    <style:style style:name="P40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609b46" style:font-size-asian="14pt" style:font-weight-asian="normal" style:font-size-complex="14pt" style:font-weight-complex="normal"/>
    </style:style>
    <style:style style:name="P40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6143fb" style:font-size-asian="14pt" style:font-weight-asian="normal" style:font-size-complex="14pt" style:font-weight-complex="normal"/>
    </style:style>
    <style:style style:name="P40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normal" officeooo:rsid="005573c9" officeooo:paragraph-rsid="006297fd" style:font-size-asian="14pt" style:font-weight-asian="normal" style:font-size-complex="14pt" style:font-weight-complex="normal"/>
    </style:style>
    <style:style style:name="P408" style:family="paragraph" style:parent-style-name="Method_20_Listing_20_Title">
      <style:paragraph-properties fo:break-before="page"/>
      <style:text-properties fo:color="#0000ff" style:font-name="Liberation Sans" fo:font-size="16pt" officeooo:paragraph-rsid="000b06c3" style:font-size-asian="16pt" style:font-size-complex="16pt"/>
    </style:style>
    <style:style style:name="P409" style:family="paragraph" style:parent-style-name="Method_20_Listing_20_Title">
      <style:paragraph-properties fo:break-before="page"/>
      <style:text-properties fo:color="#0000ff" style:font-name="Liberation Sans" fo:font-size="16pt" officeooo:paragraph-rsid="00459adc" style:font-size-asian="16pt" style:font-size-complex="16pt"/>
    </style:style>
    <style:style style:name="P410" style:family="paragraph" style:parent-style-name="Method_20_Listing_20_Title">
      <style:paragraph-properties fo:break-before="page"/>
      <style:text-properties fo:color="#0000ff" style:font-name="Liberation Sans" fo:font-size="16pt" officeooo:rsid="000b06c3" officeooo:paragraph-rsid="00475f92" style:font-size-asian="16pt" style:font-size-complex="16pt"/>
    </style:style>
    <style:style style:name="P411" style:family="paragraph" style:parent-style-name="Method_20_Listing_20_Title">
      <style:paragraph-properties fo:break-before="page"/>
      <style:text-properties fo:color="#0000ff" style:font-name="Liberation Sans" fo:font-size="16pt" officeooo:paragraph-rsid="0049493b" style:font-size-asian="16pt" style:font-size-complex="16pt"/>
    </style:style>
    <style:style style:name="P412" style:family="paragraph" style:parent-style-name="Method_20_Listing_20_Title">
      <style:paragraph-properties fo:break-before="page"/>
      <style:text-properties fo:color="#0000ff" style:font-name="Liberation Sans" fo:font-size="16pt" officeooo:paragraph-rsid="004993ad" style:font-size-asian="16pt" style:font-size-complex="16pt"/>
    </style:style>
    <style:style style:name="P413" style:family="paragraph" style:parent-style-name="Method_20_Listing_20_Title">
      <style:paragraph-properties fo:break-before="page"/>
      <style:text-properties fo:color="#0000ff" style:font-name="Liberation Sans" fo:font-size="16pt" officeooo:paragraph-rsid="004fc982" style:font-size-asian="16pt" style:font-size-complex="16pt"/>
    </style:style>
    <style:style style:name="P414" style:family="paragraph" style:parent-style-name="Method_20_Listing_20_Title">
      <style:paragraph-properties fo:break-before="page"/>
      <style:text-properties fo:color="#0000ff" style:font-name="Liberation Sans" fo:font-size="16pt" officeooo:paragraph-rsid="004fde05" style:font-size-asian="16pt" style:font-size-complex="16pt"/>
    </style:style>
    <style:style style:name="P415" style:family="paragraph" style:parent-style-name="Method_20_Listing_20_Title">
      <style:paragraph-properties fo:break-before="page"/>
      <style:text-properties fo:color="#0000ff" style:font-name="Liberation Sans" fo:font-size="16pt" officeooo:paragraph-rsid="005271f7" style:font-size-asian="16pt" style:font-size-complex="16pt"/>
    </style:style>
    <style:style style:name="P416" style:family="paragraph" style:parent-style-name="Method_20_Listing_20_Title">
      <style:paragraph-properties fo:break-before="page"/>
      <style:text-properties fo:color="#0000ff" style:font-name="Liberation Sans" fo:font-size="16pt" officeooo:paragraph-rsid="005411ed" style:font-size-asian="16pt" style:font-size-complex="16pt"/>
    </style:style>
    <style:style style:name="P417" style:family="paragraph" style:parent-style-name="Method_20_Listing_20_Title">
      <style:paragraph-properties fo:break-before="page"/>
      <style:text-properties fo:color="#0000ff" style:font-name="Liberation Sans" fo:font-size="16pt" officeooo:paragraph-rsid="005573c9" style:font-size-asian="16pt" style:font-size-complex="16pt"/>
    </style:style>
    <style:style style:name="P418" style:family="paragraph" style:parent-style-name="Method_20_Listing_20_Title">
      <style:paragraph-properties fo:break-before="page"/>
      <style:text-properties fo:color="#0000ff" style:font-name="Liberation Sans" fo:font-size="16pt" officeooo:paragraph-rsid="00591070" style:font-size-asian="16pt" style:font-size-complex="16pt"/>
    </style:style>
    <style:style style:name="P419" style:family="paragraph" style:parent-style-name="Method_20_Listing_20_Title">
      <style:paragraph-properties fo:break-before="page"/>
      <style:text-properties fo:color="#0000ff" style:font-name="Liberation Sans" fo:font-size="16pt" officeooo:paragraph-rsid="005c3ce8" style:font-size-asian="16pt" style:font-size-complex="16pt"/>
    </style:style>
    <style:style style:name="P420" style:family="paragraph" style:parent-style-name="Method_20_Listing_20_Title">
      <style:paragraph-properties fo:break-before="page"/>
      <style:text-properties fo:color="#0000ff" style:font-name="Liberation Sans" fo:font-size="16pt" officeooo:paragraph-rsid="005e21b1" style:font-size-asian="16pt" style:font-size-complex="16pt"/>
    </style:style>
    <style:style style:name="P421" style:family="paragraph" style:parent-style-name="Method_20_Listing_20_Title">
      <style:paragraph-properties fo:break-before="page"/>
      <style:text-properties fo:color="#0000ff" style:font-name="Liberation Sans" fo:font-size="16pt" officeooo:paragraph-rsid="005e60c8" style:font-size-asian="16pt" style:font-size-complex="16pt"/>
    </style:style>
    <style:style style:name="P422" style:family="paragraph" style:parent-style-name="Method_20_Listing_20_Title">
      <style:paragraph-properties fo:break-before="page"/>
      <style:text-properties fo:color="#0000ff" style:font-name="Liberation Sans" fo:font-size="16pt" officeooo:paragraph-rsid="005fe114" style:font-size-asian="16pt" style:font-size-complex="16pt"/>
    </style:style>
    <style:style style:name="P423" style:family="paragraph" style:parent-style-name="Method_20_Listing_20_Title">
      <style:paragraph-properties fo:break-before="page"/>
      <style:text-properties fo:color="#0000ff" style:font-name="Liberation Sans" fo:font-size="16pt" officeooo:paragraph-rsid="00609b46" style:font-size-asian="16pt" style:font-size-complex="16pt"/>
    </style:style>
    <style:style style:name="P424" style:family="paragraph" style:parent-style-name="Method_20_Listing_20_Title">
      <style:paragraph-properties fo:break-before="page"/>
      <style:text-properties fo:color="#0000ff" style:font-name="Liberation Sans" fo:font-size="16pt" officeooo:paragraph-rsid="006143fb" style:font-size-asian="16pt" style:font-size-complex="16pt"/>
    </style:style>
    <style:style style:name="P425" style:family="paragraph" style:parent-style-name="Method_20_Listing_20_Title">
      <style:paragraph-properties fo:break-before="page"/>
      <style:text-properties fo:color="#0000ff" style:font-name="Liberation Sans" fo:font-size="16pt" officeooo:paragraph-rsid="006297fd" style:font-size-asian="16pt" style:font-size-complex="16pt"/>
    </style:style>
    <style:style style:name="P426" style:family="paragraph" style:parent-style-name="Method_20_Listing_20_Title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3ef1b" style:font-size-asian="12pt" style:font-weight-asian="normal" style:font-size-complex="12pt" style:font-weight-complex="normal"/>
    </style:style>
    <style:style style:name="P427" style:family="paragraph" style:parent-style-name="Method_20_Listing_20_Title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59adc" style:font-size-asian="12pt" style:font-weight-asian="normal" style:font-size-complex="12pt" style:font-weight-complex="normal"/>
    </style:style>
    <style:style style:name="P428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3ef1b" style:font-size-asian="12pt" style:font-weight-asian="normal" style:font-size-complex="12pt" style:font-weight-complex="normal"/>
    </style:style>
    <style:style style:name="P429" style:family="paragraph" style:parent-style-name="Method_20_Listing_20_Title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75f92" style:font-size-asian="12pt" style:font-weight-asian="normal" style:font-size-complex="12pt" style:font-weight-complex="normal"/>
    </style:style>
    <style:style style:name="P430" style:family="paragraph" style:parent-style-name="Method_20_Listing_20_Title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9493b" style:font-size-asian="12pt" style:font-weight-asian="normal" style:font-size-complex="12pt" style:font-weight-complex="normal"/>
    </style:style>
    <style:style style:name="P431" style:family="paragraph" style:parent-style-name="Method_20_Listing_20_Title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2f35f" officeooo:paragraph-rsid="004d2245" style:font-size-asian="12pt" style:font-weight-asian="normal" style:font-size-complex="12pt" style:font-weight-complex="normal"/>
    </style:style>
    <style:style style:name="P432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59adc" style:font-size-asian="12pt" style:font-weight-asian="normal" style:font-size-complex="12pt" style:font-weight-complex="normal"/>
    </style:style>
    <style:style style:name="P433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3ef1b" style:font-size-asian="12pt" style:font-weight-asian="normal" style:font-size-complex="12pt" style:font-weight-complex="normal"/>
    </style:style>
    <style:style style:name="P434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75f92" style:font-size-asian="12pt" style:font-weight-asian="normal" style:font-size-complex="12pt" style:font-weight-complex="normal"/>
    </style:style>
    <style:style style:name="P435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993ad" style:font-size-asian="12pt" style:font-weight-asian="normal" style:font-size-complex="12pt" style:font-weight-complex="normal"/>
    </style:style>
    <style:style style:name="P436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4fc982" style:font-size-asian="12pt" style:font-weight-asian="normal" style:font-size-complex="12pt" style:font-weight-complex="normal"/>
    </style:style>
    <style:style style:name="P437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3ef1b" officeooo:paragraph-rsid="0043ef1b" style:font-size-asian="12pt" style:font-weight-asian="normal" style:font-size-complex="12pt" style:font-weight-complex="normal"/>
    </style:style>
    <style:style style:name="P438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75f92" style:font-size-asian="12pt" style:font-weight-asian="normal" style:font-size-complex="12pt" style:font-weight-complex="normal"/>
    </style:style>
    <style:style style:name="P439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9493b" style:font-size-asian="12pt" style:font-weight-asian="normal" style:font-size-complex="12pt" style:font-weight-complex="normal"/>
    </style:style>
    <style:style style:name="P440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993ad" style:font-size-asian="12pt" style:font-weight-asian="normal" style:font-size-complex="12pt" style:font-weight-complex="normal"/>
    </style:style>
    <style:style style:name="P441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fc982" style:font-size-asian="12pt" style:font-weight-asian="normal" style:font-size-complex="12pt" style:font-weight-complex="normal"/>
    </style:style>
    <style:style style:name="P442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4fde05" style:font-size-asian="12pt" style:font-weight-asian="normal" style:font-size-complex="12pt" style:font-weight-complex="normal"/>
    </style:style>
    <style:style style:name="P443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475f92" officeooo:paragraph-rsid="005411ed" style:font-size-asian="12pt" style:font-weight-asian="normal" style:font-size-complex="12pt" style:font-weight-complex="normal"/>
    </style:style>
    <style:style style:name="P444" style:family="paragraph" style:parent-style-name="Method_20_Listing_20_Title" style:list-style-name="">
      <style:paragraph-properties fo:margin-left="0.5in" fo:margin-right="0in" fo:text-indent="0in" style:auto-text-indent="false"/>
      <style:text-properties fo:color="#0000ff" style:font-name="Liberation Sans" fo:font-size="12pt" style:text-underline-style="none" fo:font-weight="normal" officeooo:rsid="005411ed" officeooo:paragraph-rsid="005411ed" style:font-size-asian="12pt" style:font-weight-asian="normal" style:font-size-complex="12pt" style:font-weight-complex="normal"/>
    </style:style>
    <style:style style:name="P445" style:family="paragraph" style:parent-style-name="Class_20_Toc">
      <style:text-properties officeooo:paragraph-rsid="0047d5a5"/>
    </style:style>
    <style:style style:name="P446" style:family="paragraph" style:parent-style-name="Class_20_Toc">
      <style:text-properties officeooo:paragraph-rsid="0049493b"/>
    </style:style>
    <style:style style:name="P447" style:family="paragraph" style:parent-style-name="Class_20_Toc">
      <style:text-properties officeooo:paragraph-rsid="004143f3"/>
    </style:style>
    <style:style style:name="P448" style:family="paragraph" style:parent-style-name="Class_20_Toc">
      <style:text-properties officeooo:paragraph-rsid="004a8100"/>
    </style:style>
    <style:style style:name="P449" style:family="paragraph" style:parent-style-name="Class_20_Toc">
      <style:text-properties officeooo:paragraph-rsid="004e7ccc"/>
    </style:style>
    <style:style style:name="P450" style:family="paragraph" style:parent-style-name="Class_20_Toc">
      <style:text-properties officeooo:paragraph-rsid="005271f7"/>
    </style:style>
    <style:style style:name="P451" style:family="paragraph" style:parent-style-name="Class_20_Toc">
      <style:text-properties officeooo:paragraph-rsid="00539619"/>
    </style:style>
    <style:style style:name="P452" style:family="paragraph" style:parent-style-name="Class_20_Toc">
      <style:text-properties officeooo:paragraph-rsid="00591070"/>
    </style:style>
    <style:style style:name="P453" style:family="paragraph" style:parent-style-name="Class_20_Toc">
      <style:text-properties officeooo:paragraph-rsid="005da0b3"/>
    </style:style>
    <style:style style:name="P454" style:family="paragraph" style:parent-style-name="Class_20_Toc">
      <style:text-properties officeooo:paragraph-rsid="005e60c8"/>
    </style:style>
    <style:style style:name="P455" style:family="paragraph" style:parent-style-name="Class_20_Toc">
      <style:text-properties officeooo:paragraph-rsid="006297fd"/>
    </style:style>
    <style:style style:name="P456" style:family="paragraph" style:parent-style-name="Class_20_Toc"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P457" style:family="paragraph" style:parent-style-name="Class_20_Toc">
      <style:text-properties fo:font-weight="normal" style:font-weight-asian="normal" style:font-weight-complex="normal"/>
    </style:style>
    <style:style style:name="P458" style:family="paragraph" style:parent-style-name="Class_20_Toc" style:list-style-name="">
      <style:text-properties officeooo:paragraph-rsid="005da0b3"/>
    </style:style>
    <style:style style:name="P459" style:family="paragraph" style:parent-style-name="Class_20_Toc" style:list-style-name="">
      <style:text-properties officeooo:paragraph-rsid="006297fd"/>
    </style:style>
    <style:style style:name="P460" style:family="paragraph" style:parent-style-name="Class_20_Toc">
      <style:paragraph-properties fo:margin-left="0in" fo:margin-right="0in" fo:text-indent="0in" style:auto-text-indent="false"/>
      <style:text-properties officeooo:paragraph-rsid="004e7ccc"/>
    </style:style>
    <style:style style:name="P461" style:family="paragraph" style:parent-style-name="Class_20_Toc">
      <style:paragraph-properties fo:margin-left="0in" fo:margin-right="0in" fo:text-indent="0in" style:auto-text-indent="false"/>
      <style:text-properties officeooo:paragraph-rsid="004fc982"/>
    </style:style>
    <style:style style:name="P462" style:family="paragraph" style:parent-style-name="Class_20_Toc">
      <style:paragraph-properties fo:margin-left="0in" fo:margin-right="0in" fo:text-indent="0in" style:auto-text-indent="false"/>
      <style:text-properties officeooo:paragraph-rsid="004fde05"/>
    </style:style>
    <style:style style:name="P463" style:family="paragraph" style:parent-style-name="Class_20_Toc">
      <style:paragraph-properties fo:margin-left="0in" fo:margin-right="0in" fo:text-indent="0in" style:auto-text-indent="false"/>
      <style:text-properties officeooo:paragraph-rsid="00591070"/>
    </style:style>
    <style:style style:name="P464" style:family="paragraph" style:parent-style-name="Class_20_Toc">
      <style:paragraph-properties fo:margin-left="0in" fo:margin-right="0in" fo:text-indent="0in" style:auto-text-indent="false"/>
      <style:text-properties officeooo:paragraph-rsid="005c3ce8"/>
    </style:style>
    <style:style style:name="P465" style:family="paragraph" style:parent-style-name="Class_20_Toc">
      <style:paragraph-properties fo:margin-left="0in" fo:margin-right="0in" fo:text-indent="0in" style:auto-text-indent="false"/>
      <style:text-properties officeooo:paragraph-rsid="005da0b3"/>
    </style:style>
    <style:style style:name="P466" style:family="paragraph" style:parent-style-name="Class_20_Toc">
      <style:paragraph-properties fo:margin-left="0in" fo:margin-right="0in" fo:text-indent="0in" style:auto-text-indent="false"/>
      <style:text-properties officeooo:paragraph-rsid="005e21b1"/>
    </style:style>
    <style:style style:name="P467" style:family="paragraph" style:parent-style-name="Class_20_Toc">
      <style:paragraph-properties fo:margin-left="0in" fo:margin-right="0in" fo:text-indent="0in" style:auto-text-indent="false"/>
      <style:text-properties officeooo:paragraph-rsid="005e60c8"/>
    </style:style>
    <style:style style:name="P468" style:family="paragraph" style:parent-style-name="Class_20_Toc">
      <style:paragraph-properties fo:margin-left="0in" fo:margin-right="0in" fo:text-indent="0in" style:auto-text-indent="false"/>
      <style:text-properties officeooo:paragraph-rsid="005fe114"/>
    </style:style>
    <style:style style:name="P469" style:family="paragraph" style:parent-style-name="Class_20_Toc">
      <style:paragraph-properties fo:margin-left="0in" fo:margin-right="0in" fo:text-indent="0in" style:auto-text-indent="false"/>
      <style:text-properties officeooo:paragraph-rsid="00609b46"/>
    </style:style>
    <style:style style:name="P470" style:family="paragraph" style:parent-style-name="Class_20_Toc">
      <style:paragraph-properties fo:margin-left="0in" fo:margin-right="0in" fo:text-indent="0in" style:auto-text-indent="false"/>
      <style:text-properties officeooo:paragraph-rsid="006143fb"/>
    </style:style>
    <style:style style:name="P471" style:family="paragraph" style:parent-style-name="Class_20_Toc">
      <style:paragraph-properties fo:margin-left="0in" fo:margin-right="0in" fo:text-indent="0in" style:auto-text-indent="false"/>
      <style:text-properties officeooo:paragraph-rsid="0064879f"/>
    </style:style>
    <style:style style:name="P472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3e2b00" officeooo:paragraph-rsid="004c9929" style:font-size-asian="12pt" style:font-weight-asian="normal" style:font-size-complex="12pt" style:font-weight-complex="normal"/>
    </style:style>
    <style:style style:name="P473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3e2b00" officeooo:paragraph-rsid="004d2245" style:font-size-asian="12pt" style:font-weight-asian="normal" style:font-size-complex="12pt" style:font-weight-complex="normal"/>
    </style:style>
    <style:style style:name="P474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3e2b00" officeooo:paragraph-rsid="005411ed" style:font-size-asian="12pt" style:font-weight-asian="normal" style:font-size-complex="12pt" style:font-weight-complex="normal"/>
    </style:style>
    <style:style style:name="P475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4fc982" officeooo:paragraph-rsid="004fc982" style:font-size-asian="12pt" style:font-weight-asian="normal" style:font-size-complex="12pt" style:font-weight-complex="normal"/>
    </style:style>
    <style:style style:name="P476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1c0212" officeooo:paragraph-rsid="005411ed" fo:background-color="#ffffff" style:font-size-asian="12pt" style:font-weight-asian="normal" style:font-size-complex="12pt" style:font-weight-complex="normal"/>
    </style:style>
    <style:style style:name="P477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1c0212" officeooo:paragraph-rsid="005476d2" fo:background-color="#ffffff" style:font-size-asian="12pt" style:font-weight-asian="normal" style:font-size-complex="12pt" style:font-weight-complex="normal"/>
    </style:style>
    <style:style style:name="P478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1c0212" officeooo:paragraph-rsid="005573c9" fo:background-color="#ffffff" style:font-size-asian="12pt" style:font-weight-asian="normal" style:font-size-complex="12pt" style:font-weight-complex="normal"/>
    </style:style>
    <style:style style:name="P479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1c0212" officeooo:paragraph-rsid="005c3ce8" fo:background-color="#ffffff" style:font-size-asian="12pt" style:font-weight-asian="normal" style:font-size-complex="12pt" style:font-weight-complex="normal"/>
    </style:style>
    <style:style style:name="P480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3e2b00" officeooo:paragraph-rsid="005ac348" fo:background-color="#ffffff" style:font-size-asian="12pt" style:font-weight-asian="normal" style:font-size-complex="12pt" style:font-weight-complex="normal"/>
    </style:style>
    <style:style style:name="P481" style:family="paragraph" style:parent-style-name="Class_20_Toc">
      <style:paragraph-properties fo:margin-left="0in" fo:margin-right="0in" fo:text-indent="0in" style:auto-text-indent="false"/>
      <style:text-properties fo:color="#0000ff" style:font-name="Liberation Sans" fo:font-size="12pt" fo:font-weight="normal" officeooo:rsid="003e2b00" officeooo:paragraph-rsid="005da0b3" fo:background-color="#ffffff" style:font-size-asian="12pt" style:font-weight-asian="normal" style:font-size-complex="12pt" style:font-weight-complex="normal"/>
    </style:style>
    <style:style style:name="P482" style:family="paragraph" style:parent-style-name="Class_20_Toc" style:list-style-name="">
      <style:paragraph-properties fo:margin-left="0in" fo:margin-right="0in" fo:text-indent="0in" style:auto-text-indent="false"/>
      <style:text-properties officeooo:paragraph-rsid="006143fb"/>
    </style:style>
    <style:style style:name="P483" style:family="paragraph" style:parent-style-name="Class_20_Toc" style:list-style-name="">
      <style:paragraph-properties fo:margin-left="0in" fo:margin-right="0in" fo:text-indent="0in" style:auto-text-indent="false"/>
      <style:text-properties officeooo:paragraph-rsid="0064879f"/>
    </style:style>
    <style:style style:name="T1" style:family="text">
      <style:text-properties officeooo:rsid="002d0369"/>
    </style:style>
    <style:style style:name="T2" style:family="text">
      <style:text-properties officeooo:rsid="000490a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f9f6" style:font-weight-asian="normal" style:font-weight-complex="normal"/>
    </style:style>
    <style:style style:name="T5" style:family="text">
      <style:text-properties fo:font-weight="normal" officeooo:rsid="00232be5" style:font-weight-asian="normal" style:font-weight-complex="normal"/>
    </style:style>
    <style:style style:name="T6" style:family="text">
      <style:text-properties fo:font-weight="normal" officeooo:rsid="0036c7a2" style:font-weight-asian="normal" style:font-weight-complex="normal"/>
    </style:style>
    <style:style style:name="T7" style:family="text">
      <style:text-properties fo:font-weight="normal" officeooo:rsid="000957b8" style:font-weight-asian="normal" style:font-weight-complex="normal"/>
    </style:style>
    <style:style style:name="T8" style:family="text">
      <style:text-properties fo:font-weight="normal" officeooo:rsid="001c0212" style:font-weight-asian="normal" style:font-weight-complex="normal"/>
    </style:style>
    <style:style style:name="T9" style:family="text">
      <style:text-properties fo:font-weight="normal" officeooo:rsid="003e2b00" style:font-weight-asian="normal" style:font-weight-complex="normal"/>
    </style:style>
    <style:style style:name="T10" style:family="text">
      <style:text-properties fo:font-weight="normal" officeooo:rsid="003f07d5" style:font-weight-asian="normal" style:font-weight-complex="normal"/>
    </style:style>
    <style:style style:name="T11" style:family="text">
      <style:text-properties fo:font-weight="normal" officeooo:rsid="003fa374" style:font-weight-asian="normal" style:font-weight-complex="normal"/>
    </style:style>
    <style:style style:name="T12" style:family="text">
      <style:text-properties fo:font-weight="normal" officeooo:rsid="004143f3" style:font-weight-asian="normal" style:font-weight-complex="normal"/>
    </style:style>
    <style:style style:name="T13" style:family="text">
      <style:text-properties fo:font-weight="normal" officeooo:rsid="00475f92" style:font-weight-asian="normal" style:font-weight-complex="normal"/>
    </style:style>
    <style:style style:name="T14" style:family="text">
      <style:text-properties fo:font-weight="normal" officeooo:rsid="0049493b" style:font-weight-asian="normal" style:font-weight-complex="normal"/>
    </style:style>
    <style:style style:name="T15" style:family="text">
      <style:text-properties fo:font-weight="normal" officeooo:rsid="004e7ccc" style:font-weight-asian="normal" style:font-weight-complex="normal"/>
    </style:style>
    <style:style style:name="T16" style:family="text">
      <style:text-properties fo:font-weight="normal" officeooo:rsid="004fc982" style:font-weight-asian="normal" style:font-weight-complex="normal"/>
    </style:style>
    <style:style style:name="T17" style:family="text">
      <style:text-properties fo:font-weight="normal" officeooo:rsid="004fde05" style:font-weight-asian="normal" style:font-weight-complex="normal"/>
    </style:style>
    <style:style style:name="T18" style:family="text">
      <style:text-properties fo:font-weight="normal" officeooo:rsid="005411ed" style:font-weight-asian="normal" style:font-weight-complex="normal"/>
    </style:style>
    <style:style style:name="T19" style:family="text">
      <style:text-properties fo:font-weight="normal" officeooo:rsid="005573c9" style:font-weight-asian="normal" style:font-weight-complex="normal"/>
    </style:style>
    <style:style style:name="T20" style:family="text">
      <style:text-properties fo:font-weight="normal" officeooo:rsid="005e60c8" style:font-weight-asian="normal" style:font-weight-complex="normal"/>
    </style:style>
    <style:style style:name="T21" style:family="text">
      <style:text-properties officeooo:rsid="0005fae5"/>
    </style:style>
    <style:style style:name="T22" style:family="text">
      <style:text-properties officeooo:rsid="000957b8"/>
    </style:style>
    <style:style style:name="T23" style:family="text">
      <style:text-properties officeooo:rsid="000985f1"/>
    </style:style>
    <style:style style:name="T24" style:family="text">
      <style:text-properties officeooo:rsid="000b06c3"/>
    </style:style>
    <style:style style:name="T25" style:family="text">
      <style:text-properties officeooo:rsid="000b6d23"/>
    </style:style>
    <style:style style:name="T26" style:family="text">
      <style:text-properties officeooo:rsid="000c5972"/>
    </style:style>
    <style:style style:name="T27" style:family="text">
      <style:text-properties fo:color="#3333ff"/>
    </style:style>
    <style:style style:name="T28" style:family="text">
      <style:text-properties fo:color="#3333ff" officeooo:rsid="000c5972"/>
    </style:style>
    <style:style style:name="T29" style:family="text">
      <style:text-properties fo:color="#3333ff" fo:font-weight="normal" officeooo:rsid="0005cbac" style:font-weight-asian="normal" style:font-weight-complex="normal"/>
    </style:style>
    <style:style style:name="T30" style:family="text">
      <style:text-properties fo:color="#3333ff" fo:font-weight="normal" officeooo:rsid="0005fae5" style:font-weight-asian="normal" style:font-weight-complex="normal"/>
    </style:style>
    <style:style style:name="T31" style:family="text">
      <style:text-properties fo:color="#3333ff" fo:font-weight="normal" officeooo:rsid="0021c708" style:font-weight-asian="normal" style:font-weight-complex="normal"/>
    </style:style>
    <style:style style:name="T32" style:family="text">
      <style:text-properties fo:color="#3333ff" fo:font-weight="normal" officeooo:rsid="001c0212" style:font-weight-asian="normal" style:font-weight-complex="normal"/>
    </style:style>
    <style:style style:name="T33" style:family="text">
      <style:text-properties fo:color="#3333ff" fo:font-weight="normal" officeooo:rsid="001c3a26" style:font-weight-asian="normal" style:font-weight-complex="normal"/>
    </style:style>
    <style:style style:name="T34" style:family="text">
      <style:text-properties fo:color="#3333ff" fo:font-weight="normal" officeooo:rsid="0021c708" fo:background-color="#ffffff" loext:char-shading-value="0" style:font-weight-asian="normal" style:font-weight-complex="normal"/>
    </style:style>
    <style:style style:name="T35" style:family="text">
      <style:text-properties fo:color="#3333ff" fo:font-weight="normal" officeooo:rsid="0019c5c1" fo:background-color="#ffffff" loext:char-shading-value="0" style:font-weight-asian="normal" style:font-weight-complex="normal"/>
    </style:style>
    <style:style style:name="T36" style:family="text">
      <style:text-properties fo:color="#3333ff" fo:font-weight="normal" officeooo:rsid="001ac57b" fo:background-color="#ffffff" loext:char-shading-value="0" style:font-weight-asian="normal" style:font-weight-complex="normal"/>
    </style:style>
    <style:style style:name="T37" style:family="text">
      <style:text-properties fo:color="#3333ff" fo:font-weight="normal" officeooo:rsid="00232be5" fo:background-color="#ffffff" loext:char-shading-value="0" style:font-weight-asian="normal" style:font-weight-complex="normal"/>
    </style:style>
    <style:style style:name="T38" style:family="text">
      <style:text-properties fo:color="#3333ff" fo:font-weight="normal" officeooo:rsid="0029327f" fo:background-color="#ffffff" loext:char-shading-value="0" style:font-weight-asian="normal" style:font-weight-complex="normal"/>
    </style:style>
    <style:style style:name="T39" style:family="text">
      <style:text-properties fo:color="#3333ff" fo:font-weight="normal" officeooo:rsid="001c0212" fo:background-color="#ffffff" loext:char-shading-value="0" style:font-weight-asian="normal" style:font-weight-complex="normal"/>
    </style:style>
    <style:style style:name="T40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3333ff" fo:font-style="italic" fo:font-weight="bold" officeooo:rsid="0005fae5" style:font-style-asian="italic" style:font-weight-asian="bold" style:font-style-complex="italic" style:font-weight-complex="bold"/>
    </style:style>
    <style:style style:name="T42" style:family="text">
      <style:text-properties fo:color="#3333ff" fo:font-style="italic" fo:font-weight="bold" officeooo:rsid="000c5972" style:font-style-asian="italic" style:font-weight-asian="bold" style:font-style-complex="italic" style:font-weight-complex="bold"/>
    </style:style>
    <style:style style:name="T43" style:family="text">
      <style:text-properties fo:color="#3333ff" fo:font-style="italic" fo:font-weight="bold" officeooo:rsid="001c0212" style:font-style-asian="italic" style:font-weight-asian="bold" style:font-style-complex="italic" style:font-weight-complex="bold"/>
    </style:style>
    <style:style style:name="T44" style:family="text">
      <style:text-properties fo:color="#3333ff" fo:font-style="italic" fo:font-weight="bold" officeooo:rsid="0019c5c1" fo:background-color="#ffffff" loext:char-shading-value="0" style:font-style-asian="italic" style:font-weight-asian="bold" style:font-style-complex="italic" style:font-weight-complex="bold"/>
    </style:style>
    <style:style style:name="T45" style:family="text">
      <style:text-properties fo:color="#3333ff" fo:font-style="italic" fo:font-weight="bold" officeooo:rsid="001ac57b" fo:background-color="#ffffff" loext:char-shading-value="0" style:font-style-asian="italic" style:font-weight-asian="bold" style:font-style-complex="italic" style:font-weight-complex="bold"/>
    </style:style>
    <style:style style:name="T46" style:family="text">
      <style:text-properties fo:color="#3333ff" fo:font-style="italic" fo:font-weight="bold" officeooo:rsid="001c0212" fo:background-color="#ffffff" loext:char-shading-value="0" style:font-style-asian="italic" style:font-weight-asian="bold" style:font-style-complex="italic" style:font-weight-complex="bold"/>
    </style:style>
    <style:style style:name="T47" style:family="text">
      <style:text-properties fo:color="#3333ff" officeooo:rsid="001c3a26"/>
    </style:style>
    <style:style style:name="T48" style:family="text">
      <style:text-properties fo:color="#3333ff"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0e3391" style:font-weight-asian="bold" style:font-weight-complex="bold"/>
    </style:style>
    <style:style style:name="T51" style:family="text">
      <style:text-properties fo:font-weight="bold" officeooo:rsid="006294cf" style:font-weight-asian="bold" style:font-weight-complex="bold"/>
    </style:style>
    <style:style style:name="T52" style:family="text">
      <style:text-properties fo:font-weight="bold" officeooo:rsid="00341012" style:font-weight-asian="bold" style:font-weight-complex="bold"/>
    </style:style>
    <style:style style:name="T53" style:family="text">
      <style:text-properties fo:font-weight="bold" officeooo:rsid="000985f1" style:font-weight-asian="bold" style:font-weight-complex="bold"/>
    </style:style>
    <style:style style:name="T54" style:family="text">
      <style:text-properties fo:font-weight="bold" officeooo:rsid="000957b8" style:font-weight-asian="bold" style:font-weight-complex="bold"/>
    </style:style>
    <style:style style:name="T55" style:family="text">
      <style:text-properties officeooo:rsid="001c3a26"/>
    </style:style>
    <style:style style:name="T56" style:family="text">
      <style:text-properties officeooo:rsid="001d315c"/>
    </style:style>
    <style:style style:name="T57" style:family="text">
      <style:text-properties officeooo:rsid="001e6edd"/>
    </style:style>
    <style:style style:name="T58" style:family="text">
      <style:text-properties officeooo:rsid="001f9c18"/>
    </style:style>
    <style:style style:name="T59" style:family="text">
      <style:text-properties officeooo:rsid="002113a6"/>
    </style:style>
    <style:style style:name="T60" style:family="text">
      <style:text-properties officeooo:rsid="0021c708"/>
    </style:style>
    <style:style style:name="T61" style:family="text">
      <style:text-properties officeooo:rsid="00232be5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0c5972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32be5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3971d7" style:font-style-asian="italic" style:font-weight-asian="bold" style:font-style-complex="italic" style:font-weight-complex="bold"/>
    </style:style>
    <style:style style:name="T66" style:family="text">
      <style:text-properties fo:font-style="italic" fo:font-weight="normal" officeooo:rsid="003e2b00" style:font-style-asian="italic" style:font-weight-asian="normal" style:font-style-complex="italic" style:font-weight-complex="normal"/>
    </style:style>
    <style:style style:name="T67" style:family="text">
      <style:text-properties officeooo:rsid="0024e5b7"/>
    </style:style>
    <style:style style:name="T68" style:family="text">
      <style:text-properties fo:font-style="normal" officeooo:rsid="0024e5b7" style:font-style-asian="normal" style:font-style-complex="normal"/>
    </style:style>
    <style:style style:name="T69" style:family="text">
      <style:text-properties fo:font-style="normal" officeooo:rsid="001f9c18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officeooo:rsid="0026146b"/>
    </style:style>
    <style:style style:name="T72" style:family="text">
      <style:text-properties officeooo:rsid="00281270"/>
    </style:style>
    <style:style style:name="T73" style:family="text">
      <style:text-properties officeooo:rsid="0029327f"/>
    </style:style>
    <style:style style:name="T74" style:family="text">
      <style:text-properties officeooo:rsid="002b18a3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size="12pt" officeooo:rsid="003ec9ef" style:font-size-asian="12pt" style:font-size-complex="12pt"/>
    </style:style>
    <style:style style:name="T77" style:family="text">
      <style:text-properties fo:color="#0000ff" style:font-name="Liberation Sans" fo:font-size="12pt" fo:font-weight="bold" style:font-size-asian="12pt" style:font-weight-asian="bold" style:font-size-complex="12pt" style:font-weight-complex="bold"/>
    </style:style>
    <style:style style:name="T78" style:family="text">
      <style:text-properties fo:color="#0000ff" style:font-name="Liberation Sans" fo:font-size="12pt" fo:font-weight="bold" officeooo:rsid="0047d5a5" style:font-size-asian="12pt" style:font-weight-asian="bold" style:font-size-complex="12pt" style:font-weight-complex="bold"/>
    </style:style>
    <style:style style:name="T79" style:family="text">
      <style:text-properties fo:color="#0000ff" style:font-name="Liberation Sans" fo:font-size="12pt" fo:font-weight="bold" officeooo:rsid="004143f3" style:font-size-asian="12pt" style:font-weight-asian="bold" style:font-size-complex="12pt" style:font-weight-complex="bold"/>
    </style:style>
    <style:style style:name="T80" style:family="text">
      <style:text-properties fo:color="#0000ff" style:font-name="Liberation Sans" fo:font-size="12pt" style:font-size-asian="12pt" style:font-size-complex="12pt"/>
    </style:style>
    <style:style style:name="T81" style:family="text">
      <style:text-properties fo:color="#0000ff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ff" style:font-name="Liberation Sans" fo:font-size="12pt" fo:font-style="normal" fo:font-weight="normal" officeooo:rsid="00475f92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ff" style:font-name="Liberation Sans" fo:font-size="12pt" fo:font-style="normal" fo:font-weight="normal" officeooo:rsid="003e2b0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ff" style:font-name="Liberation Sans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color="#0000ff" style:font-name="Liberation Sans" fo:font-size="12pt" fo:font-weight="normal" officeooo:rsid="001c0212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color="#0000ff" style:font-name="Liberation Sans" fo:font-size="12pt" fo:font-weight="normal" officeooo:rsid="00341012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color="#0000ff" style:font-name="Liberation Sans" fo:font-size="12pt" fo:font-weight="normal" officeooo:rsid="003e2b00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fo:color="#0000ff" style:font-name="Liberation Sans" fo:font-size="12pt" fo:font-weight="normal" officeooo:rsid="005c3ce8" fo:background-color="#ffffff" loext:char-shading-value="0" style:font-size-asian="12pt" style:font-weight-asian="normal" style:font-size-complex="12pt" style:font-weight-complex="normal"/>
    </style:style>
    <style:style style:name="T89" style:family="text">
      <style:text-properties fo:color="#0000ff" style:font-name="Liberation Sans" fo:font-size="12pt" fo:font-weight="normal" officeooo:rsid="005da0b3" fo:background-color="#ffffff" loext:char-shading-value="0" style:font-size-asian="12pt" style:font-weight-asian="normal" style:font-size-complex="12pt" style:font-weight-complex="normal"/>
    </style:style>
    <style:style style:name="T90" style:family="text">
      <style:text-properties fo:color="#0000ff" style:font-name="Liberation Sans" fo:font-size="12pt" fo:font-weight="normal" officeooo:rsid="005e21b1" fo:background-color="#ffffff" loext:char-shading-value="0" style:font-size-asian="12pt" style:font-weight-asian="normal" style:font-size-complex="12pt" style:font-weight-complex="normal"/>
    </style:style>
    <style:style style:name="T91" style:family="text">
      <style:text-properties fo:color="#0000ff" style:font-name="Liberation Sans" fo:font-size="12pt" fo:font-weight="normal" officeooo:rsid="005e60c8" fo:background-color="#ffffff" loext:char-shading-value="0" style:font-size-asian="12pt" style:font-weight-asian="normal" style:font-size-complex="12pt" style:font-weight-complex="normal"/>
    </style:style>
    <style:style style:name="T92" style:family="text">
      <style:text-properties fo:color="#0000ff" style:font-name="Liberation Sans" fo:font-size="12pt" fo:font-weight="normal" officeooo:rsid="005fe114" fo:background-color="#ffffff" loext:char-shading-value="0" style:font-size-asian="12pt" style:font-weight-asian="normal" style:font-size-complex="12pt" style:font-weight-complex="normal"/>
    </style:style>
    <style:style style:name="T93" style:family="text">
      <style:text-properties fo:color="#0000ff" style:font-name="Liberation Sans" fo:font-size="12pt" fo:font-weight="normal" officeooo:rsid="00609b46" fo:background-color="#ffffff" loext:char-shading-value="0" style:font-size-asian="12pt" style:font-weight-asian="normal" style:font-size-complex="12pt" style:font-weight-complex="normal"/>
    </style:style>
    <style:style style:name="T94" style:family="text">
      <style:text-properties fo:color="#0000ff" style:font-name="Liberation Sans" fo:font-size="12pt" fo:font-weight="normal" officeooo:rsid="006143fb" fo:background-color="#ffffff" loext:char-shading-value="0" style:font-size-asian="12pt" style:font-weight-asian="normal" style:font-size-complex="12pt" style:font-weight-complex="normal"/>
    </style:style>
    <style:style style:name="T95" style:family="text">
      <style:text-properties fo:color="#0000ff" style:font-name="Liberation Sans" fo:font-size="12pt" fo:font-weight="normal" officeooo:rsid="003f07d5" fo:background-color="#ffffff" loext:char-shading-value="0" style:font-size-asian="12pt" style:font-weight-asian="normal" style:font-size-complex="12pt" style:font-weight-complex="normal"/>
    </style:style>
    <style:style style:name="T96" style:family="text">
      <style:text-properties fo:color="#0000ff" style:font-name="Liberation Sans" fo:font-size="12pt" fo:font-weight="normal" officeooo:rsid="003fa374" fo:background-color="#ffffff" loext:char-shading-value="0" style:font-size-asian="12pt" style:font-weight-asian="normal" style:font-size-complex="12pt" style:font-weight-complex="normal"/>
    </style:style>
    <style:style style:name="T97" style:family="text">
      <style:text-properties fo:color="#0000ff" style:font-name="Liberation Sans" fo:font-size="12pt" fo:font-weight="normal" officeooo:rsid="006297fd" fo:background-color="#ffffff" loext:char-shading-value="0" style:font-size-asian="12pt" style:font-weight-asian="normal" style:font-size-complex="12pt" style:font-weight-complex="normal"/>
    </style:style>
    <style:style style:name="T98" style:family="text"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T99" style:family="text">
      <style:text-properties fo:color="#0000ff" style:font-name="Liberation Sans" fo:font-size="12pt" fo:font-weight="normal" officeooo:rsid="003e2b00" style:font-size-asian="12pt" style:font-weight-asian="normal" style:font-size-complex="12pt" style:font-weight-complex="normal"/>
    </style:style>
    <style:style style:name="T100" style:family="text">
      <style:text-properties fo:color="#0000ff" style:font-name="Liberation Sans" fo:font-size="12pt" fo:font-weight="normal" officeooo:rsid="004e7ccc" style:font-size-asian="12pt" style:font-weight-asian="normal" style:font-size-complex="12pt" style:font-weight-complex="normal"/>
    </style:style>
    <style:style style:name="T101" style:family="text">
      <style:text-properties fo:color="#0000ff" style:font-name="Liberation Sans" fo:font-size="12pt" fo:font-weight="normal" officeooo:rsid="004fc982" style:font-size-asian="12pt" style:font-weight-asian="normal" style:font-size-complex="12pt" style:font-weight-complex="normal"/>
    </style:style>
    <style:style style:name="T102" style:family="text">
      <style:text-properties fo:color="#0000ff" style:font-name="Liberation Sans" fo:font-size="12pt" fo:font-weight="normal" officeooo:rsid="004fde05" style:font-size-asian="12pt" style:font-weight-asian="normal" style:font-size-complex="12pt" style:font-weight-complex="normal"/>
    </style:style>
    <style:style style:name="T103" style:family="text">
      <style:text-properties fo:color="#0000ff" style:font-name="Liberation Sans" fo:font-size="12pt" fo:font-style="italic" fo:font-weight="normal" officeooo:rsid="003e2b00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color="#0000ff" fo:font-weight="bold" style:font-weight-asian="bold" style:font-weight-complex="bold"/>
    </style:style>
    <style:style style:name="T105" style:family="text">
      <style:text-properties fo:color="#0000ff" fo:font-weight="bold" officeooo:rsid="00341012" style:font-weight-asian="bold" style:font-weight-complex="bold"/>
    </style:style>
    <style:style style:name="T106" style:family="text">
      <style:text-properties fo:color="#0000ff" fo:font-style="normal" style:font-style-asian="normal" style:font-style-complex="normal"/>
    </style:style>
    <style:style style:name="T107" style:family="text">
      <style:text-properties fo:color="#0000ff" fo:font-style="normal" officeooo:rsid="001c0212" style:font-style-asian="normal" style:font-style-complex="normal"/>
    </style:style>
    <style:style style:name="T108" style:family="text">
      <style:text-properties fo:color="#0000ff" fo:font-style="normal" fo:font-weight="normal" officeooo:rsid="001c0212" style:font-style-asian="normal" style:font-weight-asian="normal" style:font-style-complex="normal" style:font-weight-complex="normal"/>
    </style:style>
    <style:style style:name="T109" style:family="text">
      <style:text-properties fo:color="#0000ff" officeooo:rsid="001c0212"/>
    </style:style>
    <style:style style:name="T110" style:family="text">
      <style:text-properties fo:color="#0000ff" fo:font-weight="normal" officeooo:rsid="001c0212" style:font-weight-asian="normal" style:font-weight-complex="normal"/>
    </style:style>
    <style:style style:name="T111" style:family="text">
      <style:text-properties fo:background-color="#ffffff" loext:char-shading-value="0"/>
    </style:style>
    <style:style style:name="T112" style:family="text">
      <style:text-properties officeooo:rsid="0036c7a2" fo:background-color="#ffffff" loext:char-shading-value="0"/>
    </style:style>
    <style:style style:name="T113" style:family="text">
      <style:text-properties officeooo:rsid="00341012"/>
    </style:style>
    <style:style style:name="T114" style:family="text">
      <style:text-properties officeooo:rsid="00341480"/>
    </style:style>
    <style:style style:name="T115" style:family="text">
      <style:text-properties officeooo:rsid="0036c7a2"/>
    </style:style>
    <style:style style:name="T116" style:family="text">
      <style:text-properties officeooo:rsid="0005cbac"/>
    </style:style>
    <style:style style:name="T117" style:family="text">
      <style:text-properties officeooo:rsid="003971d7"/>
    </style:style>
    <style:style style:name="T118" style:family="text">
      <style:text-properties officeooo:rsid="003fbbc3"/>
    </style:style>
    <style:style style:name="T119" style:family="text">
      <style:text-properties officeooo:rsid="006294cf"/>
    </style:style>
    <style:style style:name="T120" style:family="text">
      <style:text-properties officeooo:rsid="0040ce65"/>
    </style:style>
    <style:style style:name="T121" style:family="text">
      <style:text-properties style:font-name="Liberation Sans" officeooo:rsid="001c0212" fo:background-color="#ffffff" loext:char-shading-value="0"/>
    </style:style>
    <style:style style:name="T122" style:family="text">
      <style:text-properties officeooo:rsid="004143f3"/>
    </style:style>
    <style:style style:name="T123" style:family="text">
      <style:text-properties officeooo:rsid="0042f35f"/>
    </style:style>
    <style:style style:name="T124" style:family="text">
      <style:text-properties officeooo:rsid="00446ceb"/>
    </style:style>
    <style:style style:name="T125" style:family="text">
      <style:text-properties officeooo:rsid="00459adc"/>
    </style:style>
    <style:style style:name="T126" style:family="text">
      <style:text-properties officeooo:rsid="00475f92"/>
    </style:style>
    <style:style style:name="T127" style:family="text">
      <style:text-properties officeooo:rsid="0047d5a5"/>
    </style:style>
    <style:style style:name="T128" style:family="text">
      <style:text-properties officeooo:rsid="0049493b"/>
    </style:style>
    <style:style style:name="T129" style:family="text">
      <style:text-properties officeooo:rsid="004c9929"/>
    </style:style>
    <style:style style:name="T130" style:family="text">
      <style:text-properties officeooo:rsid="003e2b00"/>
    </style:style>
    <style:style style:name="T131" style:family="text">
      <style:text-properties officeooo:rsid="004e7ccc"/>
    </style:style>
    <style:style style:name="T132" style:family="text">
      <style:text-properties officeooo:rsid="004fc982"/>
    </style:style>
    <style:style style:name="T133" style:family="text">
      <style:text-properties officeooo:rsid="004fde05"/>
    </style:style>
    <style:style style:name="T134" style:family="text">
      <style:text-properties officeooo:rsid="005411ed"/>
    </style:style>
    <style:style style:name="T135" style:family="text">
      <style:text-properties style:text-underline-style="none" officeooo:rsid="005411ed"/>
    </style:style>
    <style:style style:name="T136" style:family="text">
      <style:text-properties officeooo:rsid="005476d2"/>
    </style:style>
    <style:style style:name="T137" style:family="text">
      <style:text-properties officeooo:rsid="005573c9"/>
    </style:style>
    <style:style style:name="T138" style:family="text">
      <style:text-properties officeooo:rsid="00571764"/>
    </style:style>
    <style:style style:name="T139" style:family="text">
      <style:text-properties officeooo:rsid="005ac348"/>
    </style:style>
    <style:style style:name="T140" style:family="text">
      <style:text-properties officeooo:rsid="005b30d1"/>
    </style:style>
    <style:style style:name="T141" style:family="text">
      <style:text-properties officeooo:rsid="005c2f7b"/>
    </style:style>
    <style:style style:name="T142" style:family="text">
      <style:text-properties officeooo:rsid="005c3ce8"/>
    </style:style>
    <style:style style:name="T143" style:family="text">
      <style:text-properties officeooo:rsid="005da0b3"/>
    </style:style>
    <style:style style:name="T144" style:family="text">
      <style:text-properties officeooo:rsid="005e21b1"/>
    </style:style>
    <style:style style:name="T145" style:family="text">
      <style:text-properties officeooo:rsid="005e60c8"/>
    </style:style>
    <style:style style:name="T146" style:family="text">
      <style:text-properties officeooo:rsid="00609b46"/>
    </style:style>
    <style:style style:name="T147" style:family="text">
      <style:text-properties officeooo:rsid="006143fb"/>
    </style:style>
    <style:style style:name="T148" style:family="text">
      <style:text-properties officeooo:rsid="006297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8" text:outline-level="1"><text:span text:style-name="T25">The LLRBTree\LLRBTree</text:span> <text:span text:style-name="T26">Class</text:span></text:h>
      <text:p text:style-name="P2"/>
      <text:p text:style-name="P21"/>
      <text:p text:style-name="P24">Introduction</text:p>
      <text:p text:style-name="P26"/>
      <text:p text:style-name="P28">The <text:span text:style-name="Class_20_Variables"><text:span text:style-name="T76">LLRB</text:span></text:span><text:span text:style-name="Class_20_Variables"><text:span text:style-name="T75">Tree</text:span></text:span> class is a<text:span text:style-name="T117">n implementation of the </text:span><text:span text:style-name="T65">LLRBTree\bTree</text:span><text:span text:style-name="T117"> abstract</text:span> base class <text:span text:style-name="T118">with additional support and interface classes used to to create and manage a </text:span><text:span text:style-name="T51">Left-Leaning Red-Black Tree</text:span><text:span text:style-name="T119"> data structure.</text:span></text:p>
      <text:p text:style-name="P28"/>
      <text:p text:style-name="P28"/>
      <text:p text:style-name="P29"/>
      <text:p text:style-name="P25">Class Synopsis</text:p>
      <text:p text:style-name="P27"/>
      <text:p text:style-name="P172"><text:span text:style-name="T120">LLRB</text:span>Tree</text:p>
      <text:p text:style-name="P173">{</text:p>
      <text:p text:style-name="P167"><text:span text:style-name="T49">/* </text:span><text:span text:style-name="T50">Methods */</text:span></text:p>
      <text:p text:style-name="P168"/>
      <text:p text:style-name="P167"><text:span text:style-name="T62">__</text:span><text:span text:style-name="T63">construct </text:span><text:span text:style-name="T29">(</text:span><text:span text:style-name="T30">)</text:span></text:p>
      <text:p text:style-name="P164"><text:span text:style-name="T41">__</text:span><text:span text:style-name="T42">destruct </text:span><text:span text:style-name="T28">()</text:span></text:p>
      <text:p text:style-name="P165"><text:span text:style-name="T28">m</text:span><text:span text:style-name="T27">ixed </text:span><text:span text:style-name="T48">__get</text:span><text:span text:style-name="T27">(string </text:span><text:span text:style-name="T48">$key</text:span><text:span text:style-name="T27">)</text:span></text:p>
      <text:p text:style-name="P165"><text:span text:style-name="T48">__set</text:span><text:span text:style-name="T27">(string </text:span><text:span text:style-name="T48">$key</text:span><text:span text:style-name="T27">, mixed </text:span><text:span text:style-name="T48">$data</text:span><text:span text:style-name="T27">)</text:span></text:p>
      <text:p text:style-name="P165"><text:span text:style-name="T27">string </text:span><text:span text:style-name="T48">__toString</text:span><text:span text:style-name="T27">()</text:span></text:p>
      <text:p text:style-name="P199"/>
      <text:p text:style-name="P167"><text:span text:style-name="T31">LLRBNode </text:span><text:span text:style-name="T43">allocateKeyNode</text:span><text:span text:style-name="T32">(</text:span><text:span text:style-name="T33">string </text:span><text:span text:style-name="T43">$key</text:span><text:span text:style-name="T32">, </text:span><text:span text:style-name="T33">mixed </text:span><text:span text:style-name="T43">$data</text:span><text:span text:style-name="T32">=null)</text:span></text:p>
      <text:p text:style-name="P166"><text:span text:style-name="T47">integer </text:span><text:span text:style-name="T40">count</text:span><text:span text:style-name="T27">()</text:span></text:p>
      <text:p text:style-name="P169"><text:span text:style-name="T60">mixed </text:span><text:span text:style-name="T62">current</text:span>()</text:p>
      <text:p text:style-name="P162"><text:span text:style-name="T34">LLRBNode </text:span><text:span text:style-name="T44">currentNode</text:span><text:span text:style-name="T35">()</text:span></text:p>
      <text:p text:style-name="P162"><text:span text:style-name="T45">delete</text:span><text:span text:style-name="T36">(</text:span><text:span text:style-name="T37">string </text:span><text:span text:style-name="T45">$key</text:span><text:span text:style-name="T36">)</text:span></text:p>
      <text:p text:style-name="P155"><text:span text:style-name="T62">deleteMin</text:span>()</text:p>
      <text:p text:style-name="P155"><text:span text:style-name="T71">LLRBNode </text:span><text:span text:style-name="T62">deleteMinNode</text:span>(<text:span text:style-name="T71">LLRBNode </text:span><text:span text:style-name="T62">$node</text:span>)</text:p>
      <text:p text:style-name="P155"><text:span text:style-name="T72">LLRBNode </text:span><text:span text:style-name="T62">deleteNode</text:span>(<text:span text:style-name="T72">LLRBNode </text:span><text:span text:style-name="T62">$node</text:span>, <text:span text:style-name="T72">LLRBNode </text:span><text:span text:style-name="T62">$keyNode</text:span>)</text:p>
      <text:p text:style-name="P153"><text:span text:style-name="T69">LLRBNode</text:span><text:span text:style-name="T58"> </text:span><text:span text:style-name="T62">firstNode</text:span>()</text:p>
      <text:p text:style-name="P157"><text:span text:style-name="T61">LLRBNode </text:span><text:span text:style-name="T62">fixUp</text:span>(<text:span text:style-name="T61">LLRBNode </text:span><text:span text:style-name="T62">$node</text:span>, <text:span text:style-name="T61">LLRBNode </text:span><text:span text:style-name="T62">$deleting</text:span>=false)</text:p>
      <text:p text:style-name="P155"><text:span text:style-name="T67">LLRBNode </text:span><text:span text:style-name="T62">flipColors</text:span>(<text:span text:style-name="T67">LLRBNode </text:span><text:span text:style-name="T62">$node</text:span>)</text:p>
      <text:p text:style-name="P155"><text:span text:style-name="T61">boolean </text:span><text:span text:style-name="T62">isRed</text:span>(<text:span text:style-name="T61">LLRBNode </text:span><text:span text:style-name="T62">$node</text:span>)</text:p>
      <text:p text:style-name="P158"><text:span text:style-name="T56">LLRBNode </text:span><text:span text:style-name="T62">insert</text:span>(<text:span text:style-name="T55">string </text:span><text:span text:style-name="T62">$key</text:span>, <text:span text:style-name="T55">mixed </text:span><text:span text:style-name="T62">$data</text:span>=null)</text:p>
      <text:p text:style-name="P157"><text:span text:style-name="T74">LLRBNode </text:span><text:span text:style-name="T62">insertNode</text:span>(<text:span text:style-name="T56">LLRBNode </text:span><text:span text:style-name="T62">$node</text:span>, <text:span text:style-name="T56">LLRBNode </text:span><text:span text:style-name="T62">$keyNode</text:span>)</text:p>
      <text:p text:style-name="P162"><text:span text:style-name="T34">LLRBNode </text:span><text:span text:style-name="T44">key</text:span><text:span text:style-name="T35">()</text:span></text:p>
      <text:p text:style-name="P156"><text:span text:style-name="T67">LLRBNode </text:span><text:span text:style-name="T62">leaf</text:span>(<text:span text:style-name="T67">LLRBNode </text:span><text:span text:style-name="T62">$node</text:span>)</text:p>
      <text:p text:style-name="P155"><text:span text:style-name="T72">LLRBNode </text:span><text:span text:style-name="T62">moveRedLeft</text:span>(<text:span text:style-name="T72">LLRBNode </text:span><text:span text:style-name="T62">$node</text:span>)</text:p>
      <text:p text:style-name="P155"><text:span text:style-name="T72">LLRBNode </text:span><text:span text:style-name="T62">moveRedRight</text:span>(<text:span text:style-name="T72">LLRBNode </text:span><text:span text:style-name="T62">$node</text:span>)</text:p>
      <text:p text:style-name="P162"><text:span text:style-name="T34">LLRBNode </text:span><text:span text:style-name="T44">next</text:span><text:span text:style-name="T35">()</text:span></text:p>
      <text:p text:style-name="P154"><text:span text:style-name="T59">LLRBNode </text:span><text:span text:style-name="T62">nextNode</text:span>()</text:p>
      <text:p text:style-name="P153"><text:span text:style-name="T57">integer </text:span><text:span text:style-name="T62">nodes</text:span>()</text:p>
      <text:p text:style-name="P162"><text:span text:style-name="T38">boolean </text:span><text:span text:style-name="T46">offsetExists</text:span><text:span text:style-name="T39">(</text:span><text:span text:style-name="T38">mixed </text:span><text:span text:style-name="T46">$offset</text:span><text:span text:style-name="T39">)</text:span></text:p>
      <text:p text:style-name="P160"><text:span text:style-name="T73">mixed </text:span><text:span text:style-name="T62">offsetGet</text:span>(<text:span text:style-name="T73">mixed </text:span><text:span text:style-name="T62">$offset</text:span>)</text:p>
      <text:p text:style-name="P160"><text:soft-page-break/><text:span text:style-name="T62">offsetSet</text:span>(<text:span text:style-name="T73">mixed </text:span>$offset, <text:span text:style-name="T73">mixed </text:span>$value)</text:p>
      <text:p text:style-name="P160"><text:span text:style-name="T62">offsetUnset</text:span>(<text:span text:style-name="T74">mixed </text:span>$offset)</text:p>
      <text:p text:style-name="P161"><text:span text:style-name="T62">rewind</text:span>()</text:p>
      <text:p text:style-name="P156"><text:span text:style-name="T61">LLRBNode </text:span><text:span text:style-name="T62">rotateLeft</text:span>(<text:span text:style-name="T61">LLRBNode </text:span><text:span text:style-name="T62">$node</text:span>)</text:p>
      <text:p text:style-name="P155"><text:span text:style-name="T61">LLRBNode </text:span><text:span text:style-name="T62">rotateRight</text:span>(<text:span text:style-name="T61">LLRBNode </text:span><text:span text:style-name="T62">$node</text:span>)</text:p>
      <text:p text:style-name="P153"><text:span text:style-name="T56">integer </text:span><text:span text:style-name="T62">root</text:span>()</text:p>
      <text:p text:style-name="P158"><text:span text:style-name="T56">LLRBNode </text:span><text:span text:style-name="T62">search</text:span>(<text:span text:style-name="T55">string </text:span><text:span text:style-name="T62">$key</text:span>, <text:span text:style-name="T55">mixed </text:span><text:span text:style-name="T62">$data</text:span>=null, <text:span text:style-name="T55">boolean </text:span><text:span text:style-name="T62">$okayToAdd</text:span>=false)</text:p>
      <text:p text:style-name="P159"><text:span text:style-name="T68">boolean </text:span><text:span text:style-name="T62">showDetail</text:span>(<text:span text:style-name="T67">boolean </text:span><text:span text:style-name="T49">$detail</text:span>=null)</text:p>
      <text:p text:style-name="P159"><text:span text:style-name="T67">boolean </text:span><text:span text:style-name="T62">showRoot</text:span>(<text:span text:style-name="T67">boolean </text:span><text:span text:style-name="T62">$root</text:span>=null)</text:p>
      <text:p text:style-name="P153"><text:span text:style-name="T61">LLRBNode </text:span><text:span text:style-name="T64">traverseBranch</text:span><text:span text:style-name="T61">(LLRBNode </text:span><text:span text:style-name="T64">$node</text:span><text:span text:style-name="T61">)</text:span></text:p>
      <text:p text:style-name="P155"><text:span text:style-name="T67">LLRBNode </text:span><text:span text:style-name="T62">treeTop</text:span><text:span text:style-name="T67">()</text:span></text:p>
      <text:p text:style-name="P163"><text:span text:style-name="T34">boolean </text:span><text:span text:style-name="T44">valid</text:span><text:span text:style-name="T35">()</text:span></text:p>
      <text:p text:style-name="P173">}</text:p>
      <text:p text:style-name="P174"/>
      <text:p text:style-name="P4">Table of Contents</text:p>
      <text:p text:style-name="P3"/>
      <text:h text:style-name="Class_20_Toc" text:outline-level="4"><text:a xlink:type="simple" xlink:href="#__construct" text:style-name="Internet_20_link" text:visited-style-name="Visited_20_Internet_20_Link"><text:span text:style-name="T78">LLRB</text:span></text:a><text:a xlink:type="simple" xlink:href="#__construct" text:style-name="Internet_20_link" text:visited-style-name="Visited_20_Internet_20_Link"><text:span text:style-name="T77">Tree::__construct</text:span></text:a><text:span text:style-name="T80"> </text:span><text:span text:style-name="T98">– </text:span><text:span text:style-name="T84">Create a class instance and initialize an empty tree</text:span></text:h>
      <text:h text:style-name="P445" text:outline-level="4"><text:a xlink:type="simple" xlink:href="#__construct" text:style-name="Internet_20_link" text:visited-style-name="Visited_20_Internet_20_Link"><text:span text:style-name="T78">LLRB</text:span></text:a><text:a xlink:type="simple" xlink:href="#__destruct" text:style-name="Internet_20_link" text:visited-style-name="Visited_20_Internet_20_Link"><text:span text:style-name="T77">Tree::__destruct</text:span></text:a><text:a xlink:type="simple" xlink:href="#__destruct" text:style-name="Internet_20_link" text:visited-style-name="Visited_20_Internet_20_Link"> </text:a><text:span text:style-name="T98">– class destructor</text:span></text:h>
      <text:h text:style-name="P445" text:outline-level="4"><text:a xlink:type="simple" xlink:href="#__construct" text:style-name="Internet_20_link" text:visited-style-name="Visited_20_Internet_20_Link"><text:span text:style-name="T78">LLRB</text:span></text:a><text:a xlink:type="simple" xlink:href="#__destruct" text:style-name="Internet_20_link" text:visited-style-name="Visited_20_Internet_20_Link"><text:span text:style-name="T77">Tree::__</text:span></text:a><text:span text:style-name="T79">get</text:span><text:a xlink:type="simple" xlink:href="#__destruct" text:style-name="Internet_20_link" text:visited-style-name="Visited_20_Internet_20_Link"><text:span text:style-name="T80"> </text:span></text:a><text:span text:style-name="T81">– </text:span></text:h>
      <text:h text:style-name="Class_20_Toc" text:outline-level="4"><text:a xlink:type="simple" xlink:href="#__destruct" text:style-name="Internet_20_link" text:visited-style-name="Visited_20_Internet_20_Link"><text:span text:style-name="T77">LLRBTree::__</text:span></text:a><text:span text:style-name="T79">set</text:span><text:a xlink:type="simple" xlink:href="#__destruct" text:style-name="Internet_20_link" text:visited-style-name="Visited_20_Internet_20_Link"><text:span text:style-name="T80"> </text:span></text:a><text:span text:style-name="T98">– </text:span></text:h>
      <text:h text:style-name="Class_20_Toc" text:outline-level="4"><text:a xlink:type="simple" xlink:href="#__destruct" text:style-name="Internet_20_link" text:visited-style-name="Visited_20_Internet_20_Link"><text:span text:style-name="T77">LLRBTree::__</text:span></text:a><text:span text:style-name="T79">toString</text:span><text:a xlink:type="simple" xlink:href="#__destruct" text:style-name="Internet_20_link" text:visited-style-name="Visited_20_Internet_20_Link"><text:span text:style-name="T80"> </text:span></text:a><text:span text:style-name="T98">– class destructor</text:span></text:h>
      <text:h text:style-name="P456" text:outline-level="4"/>
      <text:h text:style-name="P446" text:outline-level="4"><text:span text:style-name="T106">LLRBTree::</text:span><text:span text:style-name="T107">allocateKeyNode</text:span><text:span text:style-name="T108"> - </text:span><text:span text:style-name="T82">Adds the key name and data to a (new) keynode property.</text:span></text:h>
      <text:h text:style-name="P447" text:outline-level="4"><text:span text:style-name="T105">LLRBTree::</text:span><text:span text:style-name="T104">count</text:span><text:span text:style-name="T109"> - </text:span><text:span text:style-name="T83">Returns the number of unique nodes in the tree.</text:span></text:h>
      <text:h text:style-name="P448" text:outline-level="4"><text:span text:style-name="T52">LLRBTree::</text:span><text:span text:style-name="T49">current</text:span><text:span text:style-name="T8"> – </text:span><text:span text:style-name="T9">Returns the data from the current tree node.</text:span></text:h>
      <text:h text:style-name="P448" text:outline-level="4"><text:span text:style-name="T113">LLRBTree::</text:span>currentNode<text:span text:style-name="T8"> – </text:span><text:span text:style-name="T9">Returns the current tree node.</text:span></text:h>
      <text:h text:style-name="P449" text:outline-level="4"><text:span text:style-name="T113">LLRBTree::</text:span>delete<text:span text:style-name="T8"> – </text:span><text:span text:style-name="T9">Delete a node in the tree.</text:span></text:h>
      <text:h text:style-name="P449" text:outline-level="4"><text:span text:style-name="T113">LLRBTree::</text:span>deleteMin<text:span text:style-name="T8"> – </text:span><text:span text:style-name="T9">Delete the smallest item in the tree </text:span><text:span text:style-name="T16">branch</text:span><text:span text:style-name="T9">.</text:span></text:h>
      <text:h text:style-name="Class_20_Toc" text:outline-level="4"><text:span text:style-name="T113">LLRBTree::</text:span>deleteMinNode<text:span text:style-name="T8"> – </text:span><text:span text:style-name="T16">Delete the minimum node in the tree branch.</text:span></text:h>
      <text:h text:style-name="P450" text:outline-level="4"><text:span text:style-name="T113">LLRBTree::</text:span>deleteNode<text:span text:style-name="T8"> - </text:span><text:span text:style-name="T101">Delete a node in the tree.</text:span></text:h>
      <text:h text:style-name="P451" text:outline-level="4"><text:span text:style-name="T113">LLRBTree::</text:span>firstNode<text:span text:style-name="T8"> – </text:span><text:span text:style-name="T9">Returns the first node in the tree (in key order).</text:span></text:h>
      <text:h text:style-name="Class_20_Toc" text:outline-level="4"><text:span text:style-name="T113">LLRBTree::</text:span>fixUp<text:span text:style-name="T8"> - </text:span><text:span text:style-name="T85">Balance the tree and fix up the colors on the way up the tree.</text:span></text:h>
      <text:h text:style-name="Class_20_Toc" text:outline-level="4"><text:span text:style-name="T113">LLRBTree::</text:span>flipColors<text:span text:style-name="T8"> -</text:span><text:span text:style-name="T110"> </text:span><text:span text:style-name="T85">Flip the colors of the current node and its (2) children.</text:span></text:h>
      <text:h text:style-name="Class_20_Toc" text:outline-level="4"><text:span text:style-name="T113">LLRBTree::</text:span>isRed<text:span text:style-name="T8"> - </text:span><text:span text:style-name="T85">Return true if the node is valid and colored red.</text:span></text:h>
      <text:h text:style-name="P452" text:outline-level="4"><text:span text:style-name="T113">LLRBTree::</text:span>insert<text:span text:style-name="T8"> – </text:span><text:span text:style-name="T9">Insert a key node into the tree.</text:span></text:h>
      <text:h text:style-name="Class_20_Toc" text:outline-level="4"><text:span text:style-name="T113">LLRBTree::</text:span>insertNode<text:span text:style-name="T8"> - </text:span><text:span text:style-name="T85">Insert the node into the tree, then balance the tree.</text:span></text:h>
      <text:h text:style-name="P453" text:outline-level="4"><text:span text:style-name="T113">LLRBTree::</text:span>key<text:span text:style-name="T8"> – </text:span><text:span text:style-name="T9">Returns the current tree node key value.</text:span></text:h>
      <text:h text:style-name="P453" text:outline-level="4"><text:span text:style-name="T113">LLRBTree::</text:span>lea<text:span text:style-name="T114">f</text:span><text:span text:style-name="T8"> – </text:span><text:span text:style-name="T9">Return the left leaf in the supplied branch.</text:span></text:h>
      <text:h text:style-name="P453" text:outline-level="4"><text:span text:style-name="T113">LLRBTree::</text:span>moveRedLeft<text:span text:style-name="T8"> – </text:span><text:span text:style-name="T20">Move the left red node.</text:span></text:h>
      <text:h text:style-name="P454" text:outline-level="4"><text:span text:style-name="T113">LLRBTree::</text:span>moveRedRight<text:span text:style-name="T8"> - </text:span><text:span text:style-name="T20">Move the right red node.</text:span></text:h>
      <text:h text:style-name="P453" text:outline-level="4"><text:span text:style-name="T113">LLRBTree::</text:span>next<text:span text:style-name="T8"> – </text:span><text:span text:style-name="T9">Moves the current pointer to the next node in </text:span><text:span text:style-name="T66">In-Order Traversal</text:span><text:span text:style-name="T9">.</text:span></text:h>
      <text:h text:style-name="P453" text:outline-level="4"><text:span text:style-name="T113">LLRBTree::</text:span>nextNode<text:span text:style-name="T8"> – </text:span><text:span text:style-name="T10">Return the next node in the tree in</text:span><text:span text:style-name="T9"> </text:span><text:span text:style-name="T66">In-Order Traversal</text:span><text:span text:style-name="T9">.</text:span></text:h>
      <text:h text:style-name="P458" text:outline-level="4"><text:span text:style-name="T113">LLRBTree::</text:span>nodes<text:span text:style-name="T8"> – </text:span><text:span text:style-name="T11">Return the number of unique nodes in the tree.</text:span></text:h>
      <text:h text:style-name="P455" text:outline-level="4"><text:span text:style-name="T113">LLRBTree::</text:span>offsetExists<text:span text:style-name="T3"> – </text:span><text:span text:style-name="T11">Returns true if the offset exists.</text:span></text:h>
      <text:h text:style-name="P455" text:outline-level="4"/>
      <text:h text:style-name="P459" text:outline-level="4"><text:span text:style-name="T113">LLRBTree::</text:span>offsetGet<text:span text:style-name="T3"> – </text:span><text:span text:style-name="T11">Returns the node data associated with the supplied offset.</text:span></text:h>
      <text:h text:style-name="P455" text:outline-level="4"><text:soft-page-break/><text:span text:style-name="T113">LLRBTree::</text:span>offsetSet<text:span text:style-name="T3"> – </text:span><text:span text:style-name="T11">Set the node data at the supplied offset.</text:span></text:h>
      <text:h text:style-name="P455" text:outline-level="4"><text:span text:style-name="T113">LLRBTree::</text:span>offsetUnset<text:span text:style-name="T3"> – </text:span><text:span text:style-name="T11">Unset the node data at the supplied offset.</text:span></text:h>
      <text:h text:style-name="P455" text:outline-level="4"><text:span text:style-name="T3"/></text:h>
      <text:h text:style-name="P459" text:outline-level="4"><text:span text:style-name="T113">LLRBTree::</text:span>rewind<text:span text:style-name="T8"> - </text:span></text:h>
      <text:h text:style-name="Class_20_Toc" text:outline-level="4"><text:span text:style-name="T113">LLRBTree::</text:span>rotateLeft<text:span text:style-name="T8"> - </text:span></text:h>
      <text:h text:style-name="Class_20_Toc" text:outline-level="4"><text:span text:style-name="T113">LLRBTree::</text:span>rotateRight<text:span text:style-name="T8"> - </text:span></text:h>
      <text:h text:style-name="Class_20_Toc" text:outline-level="4"><text:span text:style-name="T113">LLRBTree::</text:span>root<text:span text:style-name="T8"> - </text:span></text:h>
      <text:h text:style-name="Class_20_Toc" text:outline-level="4"><text:span text:style-name="T113">LLRBTree::</text:span>search<text:span text:style-name="T8"> - </text:span></text:h>
      <text:h text:style-name="Class_20_Toc" text:outline-level="4"><text:span text:style-name="T113">LLRBTree::</text:span>showDetail<text:span text:style-name="T3"> - </text:span></text:h>
      <text:h text:style-name="Class_20_Toc" text:outline-level="4"><text:span text:style-name="T113">LLRBTree::</text:span>showRoot<text:span text:style-name="T3"> - </text:span></text:h>
      <text:h text:style-name="Class_20_Toc" text:outline-level="4"><text:span text:style-name="T113">LLRBTree::traverseBranch</text:span><text:span text:style-name="T5"> - </text:span></text:h>
      <text:h text:style-name="Class_20_Toc" text:outline-level="4"><text:span text:style-name="T113">LLRBTree::</text:span>treeTop<text:span text:style-name="T3"> - </text:span></text:h>
      <text:h text:style-name="P457" text:outline-level="4"/>
      <text:h text:style-name="Class_20_Toc" text:outline-level="4"><text:span text:style-name="T113">LLRBTree::</text:span>rewind<text:span text:style-name="T8"> – </text:span><text:span text:style-name="T11">Move the current node pointer to the first node in the tree.</text:span></text:h>
      <text:h text:style-name="Class_20_Toc" text:outline-level="4"><text:span text:style-name="T113">LLRBTree::</text:span>root<text:span text:style-name="T8"> – </text:span><text:span text:style-name="T11">Return the current tree root node.</text:span></text:h>
      <text:h text:style-name="Class_20_Toc" text:outline-level="4"><text:span text:style-name="T113">LLRBTree::</text:span>search<text:span text:style-name="T8"> – </text:span><text:span text:style-name="T11">Lookup a node in the tree.</text:span></text:h>
      <text:h text:style-name="Class_20_Toc" text:outline-level="4"><text:span text:style-name="T113">LLRBTree::</text:span>treeTop<text:span text:style-name="T3"> – </text:span><text:span text:style-name="T11">Return the minimum node in the tree.</text:span></text:h>
      <text:h text:style-name="Class_20_Toc" text:outline-level="4"><text:span text:style-name="T113">LLRBTree::</text:span>valid<text:span text:style-name="T3"> – </text:span><text:span text:style-name="T11">Returns the validity of the current node pointer.</text:span></text:h>
      <text:h text:style-name="Class_20_Toc" text:outline-level="4"><text:span text:style-name="T113">LLRBTree::</text:span>valid<text:span text:style-name="T3"> </text:span></text:h>
      <text:h text:style-name="Class_20_Toc" text:outline-level="4">- </text:h>
      <text:h text:style-name="Class_20_Toc" text:outline-level="4"/>
      <text:h text:style-name="P200" text:outline-level="5"><text:bookmark-start text:name="__construct"/><text:span text:style-name="T116">LLRBTree::</text:span>__construct<text:bookmark-end text:name="__construct"/></text:h>
      <text:p text:style-name="P2"/>
      <text:h text:style-name="P219" text:outline-level="4">LLRBTree::__construct – <text:span text:style-name="T111">Create a class instance and initialize an empty tree.</text:span></text:h>
      <text:p text:style-name="P30"/>
      <text:p text:style-name="P30"/>
      <text:p text:style-name="P97">Description</text:p>
      <text:p text:style-name="P116"/>
      <text:p text:style-name="P119">LLRBTree::__construct (<text:span text:style-name="T21">)</text:span></text:p>
      <text:p text:style-name="P191"/>
      <text:h text:style-name="P219" text:outline-level="4"><text:span text:style-name="T111">Create</text:span><text:span text:style-name="T112">s</text:span><text:span text:style-name="T111"> a class instance and initialize an empty tree.</text:span></text:h>
      <text:h text:style-name="P362" text:outline-level="4"/>
      <text:h text:style-name="P368" text:outline-level="4"/>
      <text:h text:style-name="P368" text:outline-level="4">Return Values</text:h>
      <text:h text:style-name="P363" text:outline-level="4"/>
      <text:h text:style-name="P236" text:outline-level="4"><text:span text:style-name="T3">Returns an object instance of the </text:span><text:span text:style-name="T115">LLRBTree\</text:span>LLRBTree<text:span text:style-name="T3"> class.</text:span></text:h>
      <text:h text:style-name="P365" text:outline-level="4"/>
      <text:h text:style-name="P365" text:outline-level="4"/>
      <text:h text:style-name="P368" text:outline-level="4">Examples</text:h>
      <text:h text:style-name="P365" text:outline-level="4"/>
      <text:p text:style-name="P175"><text:span text:style-name="T4">$</text:span><text:span text:style-name="T6">tree</text:span><text:span text:style-name="T4"> = </text:span><text:span text:style-name="T6">new LLRBTree\LLRBTree()</text:span><text:span text:style-name="T4">;</text:span></text:p>
      <text:p text:style-name="P32"/>
      <text:p text:style-name="P31"/>
      <text:h text:style-name="P201" text:outline-level="5"><text:bookmark-start text:name="__destruct"/><text:span text:style-name="T22">LLRBTree::</text:span>__<text:span text:style-name="T2">de</text:span>struct<text:bookmark-end text:name="__destruct"/></text:h>
      <text:h text:style-name="P367" text:outline-level="4"/>
      <text:h text:style-name="P220" text:outline-level="4">LLRBTree::__<text:span text:style-name="T22">de</text:span>struct – <text:span text:style-name="T22">class destructor.</text:span></text:h>
      <text:p text:style-name="P118"/>
      <text:p text:style-name="P118"/>
      <text:p text:style-name="P98">Description</text:p>
      <text:p text:style-name="P117"/>
      <text:p text:style-name="P120">LLRBTree::__<text:span text:style-name="T22">de</text:span>struct (<text:span text:style-name="T21">)</text:span></text:p>
      <text:p text:style-name="P192"/>
      <text:h text:style-name="P233" text:outline-level="4">Calls the parent class destructor prior to exiting.</text:h>
      <text:h text:style-name="P364" text:outline-level="4"/>
      <text:h text:style-name="P364" text:outline-level="4"/>
      <text:h text:style-name="P369" text:outline-level="4">Examples</text:h>
      <text:h text:style-name="P366" text:outline-level="4"/>
      <text:p text:style-name="P176">unset($<text:span text:style-name="T115">tree</text:span>);</text:p>
      <text:h text:style-name="P218" text:outline-level="4"/>
      <text:h text:style-name="P200" text:outline-level="5"><text:bookmark-start text:name="__get"/><text:span text:style-name="T24">LLRBTree::</text:span><text:bookmark-end text:name="__get"/><text:span text:style-name="T24">__get</text:span></text:h>
      <text:p text:style-name="P33"/>
      <text:h text:style-name="P221" text:outline-level="4">LLRBTree::__<text:span text:style-name="T23">ge</text:span>t – <text:span text:style-name="T122">Returns the data associated with a given key.</text:span></text:h>
      <text:p text:style-name="P34"/>
      <text:p text:style-name="P34"/>
      <text:p text:style-name="P99">Description</text:p>
      <text:p text:style-name="P35"/>
      <text:p text:style-name="P152"><text:span text:style-name="T23">mixed </text:span><text:span text:style-name="T49">LLRBTree::__</text:span><text:span text:style-name="T53">ge</text:span><text:span text:style-name="T49">t</text:span> (<text:span text:style-name="T22">string </text:span><text:span text:style-name="T54">$key</text:span><text:span text:style-name="T22">)</text:span></text:p>
      <text:p text:style-name="P137"/>
      <text:h text:style-name="P221" text:outline-level="4"><text:span text:style-name="T23">Returns</text:span> <text:span text:style-name="T22">the data stored in the specified</text:span> <text:span text:style-name="T122">node name.</text:span></text:h>
      <text:h text:style-name="P250" text:outline-level="4"/>
      <text:h text:style-name="P250" text:outline-level="4"/>
      <text:h text:style-name="P392" text:outline-level="4">Parameters</text:h>
      <text:h text:style-name="P251" text:outline-level="4"/>
      <text:h text:style-name="P238" text:outline-level="4">name</text:h>
      <text:h text:style-name="P251" text:outline-level="4"/>
      <text:p text:style-name="P177">A string representing the name of the <text:span text:style-name="T122">tree node to return the data from</text:span>.</text:p>
      <text:p text:style-name="P68"/>
      <text:p text:style-name="P69"/>
      <text:h text:style-name="P370" text:outline-level="4">Return Values</text:h>
      <text:h text:style-name="P251" text:outline-level="4"/>
      <text:h text:style-name="P243" text:outline-level="4"><text:span text:style-name="T7">R</text:span><text:span text:style-name="T3">eturns the </text:span><text:span text:style-name="T12">data</text:span><text:span text:style-name="T3"> contained in the </text:span><text:span text:style-name="T12">requested node, or null if $key is not found</text:span><text:span text:style-name="T3">.</text:span></text:h>
      <text:h text:style-name="P272" text:outline-level="4"/>
      <text:h text:style-name="P272" text:outline-level="4"/>
      <text:h text:style-name="P370" text:outline-level="4">Examples</text:h>
      <text:h text:style-name="P272" text:outline-level="4"/>
      <text:p text:style-name="P22">Refer to the _<text:span text:style-name="T70">_set</text:span> examples to set the tree node and value in this example.</text:p>
      <text:p text:style-name="Standard"/>
      <text:p text:style-name="P170">$key = 'Name';</text:p>
      <text:p text:style-name="Standard"/>
      <text:p text:style-name="P170">echo “$key = “ . $tree→Name. “\n”;X</text:p>
      <text:p text:style-name="Standard"/>
      <text:p text:style-name="Standard">Or</text:p>
      <text:p text:style-name="Standard"/>
      <text:p text:style-name="P170">echo “$key = “ . $tree→$key . “\n”;</text:p>
      <text:p text:style-name="Standard"/>
      <text:p text:style-name="P195">and</text:p>
      <text:p text:style-name="P23"/>
      <text:p text:style-name="P171">echo “$key = “ . $tree→__<text:span text:style-name="T124">get(</text:span>$key<text:span text:style-name="T124">)</text:span> . “\n”;</text:p>
      <text:p text:style-name="P23"/>
      <text:p text:style-name="P23">Outputs</text:p>
      <text:p text:style-name="Standard"/>
      <text:p text:style-name="P170">Name = Mary</text:p>
      <text:p text:style-name="Standard"/>
      <text:h text:style-name="P408" text:outline-level="4"><text:bookmark-start text:name="__set"/><text:span text:style-name="T24">LLRBTree::</text:span>__set<text:bookmark-end text:name="__set"/></text:h>
      <text:p text:style-name="P5"/>
      <text:h text:style-name="P222" text:outline-level="4">LLRBTree::__<text:span text:style-name="T22">se</text:span>t – set <text:span text:style-name="T22">a</text:span> class properties <text:span text:style-name="T22">value</text:span></text:h>
      <text:p text:style-name="P52"/>
      <text:p text:style-name="P52"/>
      <text:p text:style-name="P100">Description</text:p>
      <text:p text:style-name="P36"/>
      <text:p text:style-name="P121">LLRBTree::__<text:span text:style-name="T22">se</text:span>t (<text:span text:style-name="T22">string $name, mixed $value)</text:span></text:p>
      <text:p text:style-name="P193"/>
      <text:h text:style-name="P222" text:outline-level="4"><text:span text:style-name="T21">S</text:span>et<text:span text:style-name="T21">s</text:span> <text:span text:style-name="T22">the specified</text:span> class propert<text:span text:style-name="T22">y name to the provided value.</text:span></text:h>
      <text:h text:style-name="P292" text:outline-level="4"/>
      <text:h text:style-name="P292" text:outline-level="4"/>
      <text:h text:style-name="P393" text:outline-level="4">Parameters</text:h>
      <text:h text:style-name="P252" text:outline-level="4"/>
      <text:h text:style-name="P239" text:outline-level="4">name</text:h>
      <text:h text:style-name="P252" text:outline-level="4"/>
      <text:p text:style-name="P178">A string representing the name of the property to be set.</text:p>
      <text:p text:style-name="P71"/>
      <text:p text:style-name="P94">value</text:p>
      <text:p text:style-name="P72"/>
      <text:p text:style-name="P178">A value to set the named property to.</text:p>
      <text:p text:style-name="P190"/>
      <text:p text:style-name="P70"/>
      <text:h text:style-name="P371" text:outline-level="4">Return Values</text:h>
      <text:h text:style-name="P252" text:outline-level="4"/>
      <text:h text:style-name="P237" text:outline-level="4"><text:span text:style-name="T7">None</text:span><text:span text:style-name="T3">.</text:span></text:h>
      <text:h text:style-name="P273" text:outline-level="4"/>
      <text:h text:style-name="P273" text:outline-level="4"/>
      <text:h text:style-name="P371" text:outline-level="4">Examples</text:h>
      <text:h text:style-name="P273" text:outline-level="4"/>
      <text:h text:style-name="P426" text:outline-level="4">$key = 'Name';</text:h>
      <text:h text:style-name="P426" text:outline-level="4">$data = 'Mary';</text:h>
      <text:h text:style-name="P426" text:outline-level="4"/>
      <text:h text:style-name="P427" text:outline-level="4">$tree→key = $data;</text:h>
      <text:h text:style-name="P432" text:outline-level="4">$data = $t<text:span text:style-name="T123">ree→$key</text:span>;</text:h>
      <text:h text:style-name="P433" text:outline-level="4"/>
      <text:h text:style-name="P293" text:outline-level="4">The above is the same as</text:h>
      <text:h text:style-name="P293" text:outline-level="4"/>
      <text:h text:style-name="P428" text:outline-level="4">$tree→Name = 'Mary';</text:h>
      <text:h text:style-name="P293" text:outline-level="4"/>
      <text:h text:style-name="P294" text:outline-level="4"><text:span text:style-name="T124">a</text:span>nd</text:h>
      <text:h text:style-name="P294" text:outline-level="4"/>
      <text:h text:style-name="P437" text:outline-level="4">$tree→__set('Name', 'Mary');</text:h>
      <text:h text:style-name="P295" text:outline-level="4"/>
      <text:h text:style-name="P299" text:outline-level="4"/>
      <text:h text:style-name="P409" text:outline-level="4"><text:bookmark-start text:name="__set1"/><text:span text:style-name="T24">LLRBTree::</text:span>_<text:bookmark-end text:name="__set1"/>_<text:span text:style-name="T125">toString</text:span></text:h>
      <text:p text:style-name="P6"/>
      <text:h text:style-name="P223" text:outline-level="4">LLRBTree::__<text:span text:style-name="T125">toString</text:span> – <text:span text:style-name="T125">Returns a printable string containing a representation of the tree structure.</text:span></text:h>
      <text:p text:style-name="P53"/>
      <text:p text:style-name="P53"/>
      <text:p text:style-name="P101">Description</text:p>
      <text:p text:style-name="P37"/>
      <text:p text:style-name="P122"><text:span text:style-name="T7">string</text:span><text:span text:style-name="T22"> </text:span>LLRBTree::__<text:span text:style-name="T125">toString</text:span><text:span text:style-name="T3">(</text:span><text:span text:style-name="T7">)</text:span></text:p>
      <text:p text:style-name="P194"/>
      <text:h text:style-name="P234" text:outline-level="4">Returns a printable string containing a representation of the tree structure.</text:h>
      <text:h text:style-name="P311" text:outline-level="4"/>
      <text:h text:style-name="P311" text:outline-level="4"/>
      <text:h text:style-name="P372" text:outline-level="4">Return Values</text:h>
      <text:h text:style-name="P253" text:outline-level="4"/>
      <text:h text:style-name="P312" text:outline-level="4">Printable string,</text:h>
      <text:h text:style-name="P274" text:outline-level="4"/>
      <text:h text:style-name="P274" text:outline-level="4"/>
      <text:h text:style-name="P372" text:outline-level="4">Examples</text:h>
      <text:h text:style-name="P274" text:outline-level="4"/>
      <text:h text:style-name="P427" text:outline-level="4"><text:span text:style-name="T126">echo “</text:span>$tree”;</text:h>
      <text:h text:style-name="P432" text:outline-level="4"/>
      <text:h text:style-name="P432" text:outline-level="4"><text:span text:style-name="T126">echo (string)</text:span>$t<text:span text:style-name="T123">ree</text:span>;</text:h>
      <text:h text:style-name="P438" text:outline-level="4"/>
      <text:h text:style-name="P438" text:outline-level="4">echo $tree→toString();</text:h>
      <text:h text:style-name="P438" text:outline-level="4"/>
      <text:h text:style-name="P438" text:outline-level="4">echo sprintf(“%s”, $tree);</text:h>
      <text:h text:style-name="P438" text:outline-level="4"/>
      <text:h text:style-name="P296" text:outline-level="4"/>
      <text:h text:style-name="P300" text:outline-level="4"/>
      <text:h text:style-name="P410" text:outline-level="4"><text:bookmark-start text:name="__set11"/>LLRBTree::allocateKeynode<text:bookmark-end text:name="__set11"/></text:h>
      <text:p text:style-name="P7"/>
      <text:h text:style-name="P224" text:outline-level="4"><text:span text:style-name="T127">LLRB</text:span>Tree::<text:span text:style-name="T126">allocateKeynode</text:span> – <text:span text:style-name="T126">Adds the key name and data to a (new) keynode property.</text:span></text:h>
      <text:p text:style-name="P54"/>
      <text:p text:style-name="P54"/>
      <text:p text:style-name="P102">Description</text:p>
      <text:p text:style-name="P38"/>
      <text:p text:style-name="P123"><text:span text:style-name="T7">string</text:span><text:span text:style-name="T22"> LLRB</text:span>Tree::<text:span text:style-name="T126">allocateKeynode</text:span><text:span text:style-name="T3">(</text:span><text:span text:style-name="T13">string </text:span><text:span text:style-name="T126">$key</text:span><text:span text:style-name="T13">, mixed </text:span><text:span text:style-name="T126">$data</text:span><text:span text:style-name="T7">)</text:span></text:p>
      <text:p text:style-name="P138"/>
      <text:h text:style-name="P235" text:outline-level="4">Returns a printable string containing a representation of the tree structure.</text:h>
      <text:h text:style-name="P328" text:outline-level="4"/>
      <text:h text:style-name="P328" text:outline-level="4"/>
      <text:h text:style-name="P373" text:outline-level="4">Return Values</text:h>
      <text:h text:style-name="P254" text:outline-level="4"/>
      <text:h text:style-name="P312" text:outline-level="4">Printable string,</text:h>
      <text:h text:style-name="P275" text:outline-level="4"/>
      <text:h text:style-name="P275" text:outline-level="4"/>
      <text:h text:style-name="P373" text:outline-level="4">Examples</text:h>
      <text:h text:style-name="P275" text:outline-level="4"/>
      <text:h text:style-name="P429" text:outline-level="4"><text:span text:style-name="T126">echo “</text:span>$tree”;</text:h>
      <text:h text:style-name="P434" text:outline-level="4"/>
      <text:h text:style-name="P434" text:outline-level="4"><text:span text:style-name="T126">echo (string)</text:span>$t<text:span text:style-name="T123">ree</text:span>;</text:h>
      <text:h text:style-name="P438" text:outline-level="4"/>
      <text:h text:style-name="P438" text:outline-level="4">echo $tree→toString();</text:h>
      <text:h text:style-name="P438" text:outline-level="4"/>
      <text:h text:style-name="P438" text:outline-level="4">echo sprintf(“%s”, $tree);</text:h>
      <text:h text:style-name="P438" text:outline-level="4"/>
      <text:h text:style-name="P297" text:outline-level="4"/>
      <text:h text:style-name="P301" text:outline-level="4"/>
      <text:h text:style-name="P411" text:outline-level="4"><text:bookmark-start text:name="__set111"/><text:span text:style-name="T24">LLRBTree::</text:span><text:bookmark-end text:name="__set111"/><text:span text:style-name="T24">current</text:span></text:h>
      <text:p text:style-name="P8"/>
      <text:h text:style-name="P225" text:outline-level="4"><text:span text:style-name="T128">Integer LLRB</text:span>Tree::<text:span text:style-name="T128">current</text:span> – <text:span text:style-name="T130">Returns the data from the current tree node.</text:span></text:h>
      <text:p text:style-name="P55"/>
      <text:p text:style-name="P55"/>
      <text:p text:style-name="P103">Description</text:p>
      <text:p text:style-name="P39"/>
      <text:p text:style-name="P124"><text:span text:style-name="T14">integer</text:span><text:span text:style-name="T22"> LLRB</text:span>Tree::<text:span text:style-name="T128">current</text:span><text:span text:style-name="T3">(</text:span><text:span text:style-name="T7">)</text:span></text:p>
      <text:p text:style-name="P139"/>
      <text:h text:style-name="P472" text:outline-level="4">Returns the data from the current tree node.</text:h>
      <text:h text:style-name="P329" text:outline-level="4"/>
      <text:h text:style-name="P329" text:outline-level="4"/>
      <text:h text:style-name="P374" text:outline-level="4">Return Values</text:h>
      <text:h text:style-name="P255" text:outline-level="4"/>
      <text:h text:style-name="P330" text:outline-level="4">LLRBNode $node = current tree node</text:h>
      <text:h text:style-name="P276" text:outline-level="4"/>
      <text:h text:style-name="P276" text:outline-level="4"/>
      <text:h text:style-name="P374" text:outline-level="4">Examples</text:h>
      <text:h text:style-name="P276" text:outline-level="4"/>
      <text:h text:style-name="P430" text:outline-level="4"><text:span text:style-name="T129">$node = $tree-&gt;current()</text:span>;</text:h>
      <text:h text:style-name="P439" text:outline-level="4"/>
      <text:h text:style-name="P439" text:outline-level="4"/>
      <text:h text:style-name="P439" text:outline-level="4"/>
      <text:h text:style-name="P298" text:outline-level="4"/>
      <text:h text:style-name="P412" text:outline-level="4"><text:bookmark-start text:name="__set1111"/><text:span text:style-name="T24">LLRBTree::</text:span><text:bookmark-end text:name="__set1111"/><text:span text:style-name="T24">currentNode</text:span></text:h>
      <text:p text:style-name="P9"/>
      <text:h text:style-name="P226" text:outline-level="4"><text:span text:style-name="T128">Integer LLRB</text:span>Tree::<text:span text:style-name="T128">currentNode</text:span> – <text:span text:style-name="T130">Returns the current tree node.</text:span></text:h>
      <text:p text:style-name="P56"/>
      <text:p text:style-name="P56"/>
      <text:p text:style-name="P104">Description</text:p>
      <text:p text:style-name="P40"/>
      <text:p text:style-name="P125"><text:span text:style-name="T14">integer</text:span><text:span text:style-name="T22"> LLRB</text:span>Tree::<text:span text:style-name="T128">currentNode</text:span><text:span text:style-name="T3">(</text:span><text:span text:style-name="T7">)</text:span></text:p>
      <text:p text:style-name="P140"/>
      <text:h text:style-name="P473" text:outline-level="4">Returns the current tree node.</text:h>
      <text:h text:style-name="P332" text:outline-level="4"/>
      <text:h text:style-name="P332" text:outline-level="4"/>
      <text:h text:style-name="P375" text:outline-level="4">Return Values</text:h>
      <text:h text:style-name="P256" text:outline-level="4"/>
      <text:h text:style-name="P331" text:outline-level="4">LLRBNode $node = current tree node</text:h>
      <text:h text:style-name="P277" text:outline-level="4"/>
      <text:h text:style-name="P277" text:outline-level="4"/>
      <text:h text:style-name="P376" text:outline-level="4">Examples</text:h>
      <text:h text:style-name="P277" text:outline-level="4"/>
      <text:h text:style-name="P431" text:outline-level="4"><text:span text:style-name="T129">$node = $tree-&gt;currentNode()</text:span>;</text:h>
      <text:h text:style-name="P313" text:outline-level="4"/>
      <text:h text:style-name="P412" text:outline-level="4"><text:bookmark-start text:name="__set1112"/><text:span text:style-name="T24">LLRBTree::</text:span><text:bookmark-end text:name="__set1112"/><text:span text:style-name="T24">delete</text:span></text:h>
      <text:p text:style-name="P9"/>
      <text:h text:style-name="P227" text:outline-level="4"><text:span text:style-name="T128">LLRB</text:span>Tree::<text:span text:style-name="T131">delete</text:span> – <text:span text:style-name="T130">Delete a node in the tree.</text:span></text:h>
      <text:p text:style-name="P56"/>
      <text:p text:style-name="P56"/>
      <text:p text:style-name="P104">Description</text:p>
      <text:p text:style-name="P40"/>
      <text:p text:style-name="P125"><text:span text:style-name="T22">LLRB</text:span>Tree::<text:span text:style-name="T131">delete</text:span><text:span text:style-name="T3">(</text:span><text:span text:style-name="T15">LLRBNode </text:span><text:span text:style-name="T131">$key</text:span><text:span text:style-name="T7">)</text:span></text:p>
      <text:p text:style-name="P140"/>
      <text:h text:style-name="P460" text:outline-level="4"><text:span text:style-name="T99">Delete </text:span><text:span text:style-name="T100">the</text:span><text:span text:style-name="T99"> </text:span><text:span text:style-name="T100">requested </text:span><text:span text:style-name="T99">node.</text:span></text:h>
      <text:h text:style-name="P332" text:outline-level="4"/>
      <text:h text:style-name="P332" text:outline-level="4"/>
      <text:h text:style-name="P394" text:outline-level="4">Parameters</text:h>
      <text:h text:style-name="P257" text:outline-level="4"/>
      <text:h text:style-name="P247" text:outline-level="4">key</text:h>
      <text:h text:style-name="P257" text:outline-level="4"/>
      <text:p text:style-name="P179"><text:span text:style-name="T131">The node to be deleted</text:span>.</text:p>
      <text:p text:style-name="P75"/>
      <text:h text:style-name="P377" text:outline-level="4">Examples</text:h>
      <text:h text:style-name="P278" text:outline-level="4"/>
      <text:h text:style-name="P435" text:outline-level="4">$t<text:span text:style-name="T123">ree-&gt;delete($key)</text:span>;</text:h>
      <text:h text:style-name="P440" text:outline-level="4"/>
      <text:h text:style-name="P314" text:outline-level="4"/>
      <text:h text:style-name="P302" text:outline-level="4"/>
      <text:h text:style-name="P413" text:outline-level="4"><text:bookmark-start text:name="__set11121"/><text:span text:style-name="T24">LLRBTree::</text:span><text:bookmark-end text:name="__set11121"/><text:span text:style-name="T24">deleteMin</text:span></text:h>
      <text:p text:style-name="P10"/>
      <text:h text:style-name="P228" text:outline-level="4"><text:span text:style-name="T128">LLRB</text:span>Tree::<text:span text:style-name="T131">deleteMin</text:span> – <text:span text:style-name="T130">Delete the smallest item in the tree.</text:span></text:h>
      <text:p text:style-name="P57"/>
      <text:p text:style-name="P57"/>
      <text:p text:style-name="P105">Description</text:p>
      <text:p text:style-name="P41"/>
      <text:p text:style-name="P126"><text:span text:style-name="T22">LLRB</text:span>Tree::<text:span text:style-name="T131">deleteMin</text:span><text:span text:style-name="T3">(</text:span><text:span text:style-name="T7">)</text:span></text:p>
      <text:p text:style-name="P141"/>
      <text:h text:style-name="P461" text:outline-level="4"><text:span text:style-name="T99">Delete </text:span><text:span text:style-name="T100">the</text:span><text:span text:style-name="T99"> </text:span><text:span text:style-name="T101">smallest</text:span><text:span text:style-name="T100"> </text:span><text:span text:style-name="T99">node </text:span><text:span text:style-name="T101">(in In-Order Traversal)</text:span><text:span text:style-name="T99">.</text:span></text:h>
      <text:h text:style-name="P333" text:outline-level="4"/>
      <text:h text:style-name="P333" text:outline-level="4"/>
      <text:h text:style-name="P378" text:outline-level="4">Examples</text:h>
      <text:h text:style-name="P279" text:outline-level="4"/>
      <text:h text:style-name="P436" text:outline-level="4">$t<text:span text:style-name="T123">ree-&gt;deleteMin()</text:span>;</text:h>
      <text:h text:style-name="P441" text:outline-level="4"/>
      <text:h text:style-name="P315" text:outline-level="4"/>
      <text:h text:style-name="P413" text:outline-level="4"><text:bookmark-start text:name="__set111211"/><text:span text:style-name="T24">LLRBTree::</text:span><text:bookmark-end text:name="__set111211"/><text:span text:style-name="T24">deleteMinNode</text:span></text:h>
      <text:p text:style-name="P10"/>
      <text:h text:style-name="P228" text:outline-level="4"><text:span text:style-name="T128">LLRB</text:span>Tree::<text:span text:style-name="T131">deleteMinNode</text:span> – <text:span text:style-name="T132">Delete the minimum node in the tree branch.</text:span></text:h>
      <text:p text:style-name="P57"/>
      <text:p text:style-name="P57"/>
      <text:p text:style-name="P105">Description</text:p>
      <text:p text:style-name="P41"/>
      <text:p text:style-name="P126"><text:span text:style-name="T22">LLRB</text:span>Tree::<text:span text:style-name="T131">deleteMinNode</text:span><text:span text:style-name="T3">(</text:span><text:span text:style-name="T7">)</text:span></text:p>
      <text:p text:style-name="P141"/>
      <text:h text:style-name="P475" text:outline-level="4">Delete the minimum node in the tree branch..</text:h>
      <text:h text:style-name="P333" text:outline-level="4"/>
      <text:h text:style-name="P333" text:outline-level="4"/>
      <text:h text:style-name="P378" text:outline-level="4">Examples</text:h>
      <text:h text:style-name="P279" text:outline-level="4"/>
      <text:h text:style-name="P436" text:outline-level="4">$t<text:span text:style-name="T123">ree-&gt;deleteMinNode()</text:span>;</text:h>
      <text:h text:style-name="P441" text:outline-level="4"/>
      <text:h text:style-name="P315" text:outline-level="4"/>
      <text:h text:style-name="P303" text:outline-level="4"/>
      <text:h text:style-name="P414" text:outline-level="4"><text:bookmark-start text:name="__set1112111"/><text:span text:style-name="T24">LLRBTree::</text:span><text:bookmark-end text:name="__set1112111"/><text:span text:style-name="T24">deleteNode</text:span></text:h>
      <text:p text:style-name="P11"/>
      <text:h text:style-name="P229" text:outline-level="4"><text:span text:style-name="T128">LLRB</text:span>Tree::<text:span text:style-name="T131">deleteNode</text:span> – <text:span text:style-name="T132">Delete a node in the tree.</text:span></text:h>
      <text:p text:style-name="P58"/>
      <text:p text:style-name="P58"/>
      <text:p text:style-name="P106">Description</text:p>
      <text:p text:style-name="P42"/>
      <text:p text:style-name="P127"><text:span text:style-name="T22">LLRB</text:span>Tree::<text:span text:style-name="T131">deleteNode</text:span><text:span text:style-name="T3">(</text:span><text:span text:style-name="T17">LLRBNode </text:span><text:span text:style-name="T133">$node</text:span><text:span text:style-name="T17">, LLRBNode </text:span><text:span text:style-name="T133">$keyNode</text:span><text:span text:style-name="T7">)</text:span></text:p>
      <text:p text:style-name="P142"/>
      <text:h text:style-name="P462" text:outline-level="4"><text:span text:style-name="T101">Delete t</text:span><text:span text:style-name="T102">a</text:span><text:span text:style-name="T101"> node in the tree.</text:span></text:h>
      <text:h text:style-name="P334" text:outline-level="4"/>
      <text:h text:style-name="P334" text:outline-level="4"/>
      <text:h text:style-name="P395" text:outline-level="4">Parameters</text:h>
      <text:h text:style-name="P258" text:outline-level="4"/>
      <text:h text:style-name="P240" text:outline-level="4">n<text:span text:style-name="T133">od</text:span>e</text:h>
      <text:h text:style-name="P258" text:outline-level="4"/>
      <text:p text:style-name="P180"><text:span text:style-name="T133">The node to delete</text:span>.</text:p>
      <text:p text:style-name="P76"/>
      <text:p text:style-name="P95"><text:span text:style-name="T133">keyNod</text:span>e</text:p>
      <text:p text:style-name="P73"/>
      <text:p text:style-name="P180"><text:span text:style-name="T133">Node containing the name of the node to be deleted</text:span>.</text:p>
      <text:p text:style-name="P82"/>
      <text:p text:style-name="P82"/>
      <text:h text:style-name="P379" text:outline-level="4">Return Values</text:h>
      <text:h text:style-name="P258" text:outline-level="4"/>
      <text:h text:style-name="P244" text:outline-level="4"><text:span text:style-name="T3">LLRBNode $</text:span><text:span text:style-name="T17">root</text:span><text:span text:style-name="T3"> = </text:span><text:span text:style-name="T17">new tree root after removing the requested node.</text:span></text:h>
      <text:h text:style-name="P379" text:outline-level="4"/>
      <text:h text:style-name="P379" text:outline-level="4"/>
      <text:h text:style-name="P379" text:outline-level="4">Examples</text:h>
      <text:h text:style-name="P280" text:outline-level="4"/>
      <text:h text:style-name="P442" text:outline-level="4"/>
      <text:h text:style-name="P316" text:outline-level="4"/>
      <text:h text:style-name="P304" text:outline-level="4"/>
      <text:h text:style-name="P414" text:outline-level="4"><text:bookmark-start text:name="__set11121111"/><text:span text:style-name="T24">LLRBTree::</text:span><text:bookmark-end text:name="__set11121111"/><text:span text:style-name="T24">deleteNode</text:span></text:h>
      <text:p text:style-name="P11"/>
      <text:h text:style-name="P229" text:outline-level="4"><text:span text:style-name="T128">LLRB</text:span>Tree::<text:span text:style-name="T131">deleteNode</text:span> – <text:span text:style-name="T132">Delete a node in the tree.</text:span></text:h>
      <text:p text:style-name="P58"/>
      <text:p text:style-name="P58"/>
      <text:p text:style-name="P106">Description</text:p>
      <text:p text:style-name="P42"/>
      <text:p text:style-name="P127"><text:span text:style-name="T22">LLRB</text:span>Tree::<text:span text:style-name="T131">deleteNode</text:span><text:span text:style-name="T3">(</text:span><text:span text:style-name="T17">LLRBNode </text:span><text:span text:style-name="T133">$node</text:span><text:span text:style-name="T17">, LLRBNode </text:span><text:span text:style-name="T133">$keyNode</text:span><text:span text:style-name="T7">)</text:span></text:p>
      <text:p text:style-name="P142"/>
      <text:h text:style-name="P462" text:outline-level="4"><text:span text:style-name="T101">Delete </text:span><text:span text:style-name="T102">a</text:span><text:span text:style-name="T101"> node in the tree.</text:span></text:h>
      <text:h text:style-name="P334" text:outline-level="4"/>
      <text:h text:style-name="P334" text:outline-level="4"/>
      <text:h text:style-name="P395" text:outline-level="4">Parameters</text:h>
      <text:h text:style-name="P258" text:outline-level="4"/>
      <text:h text:style-name="P240" text:outline-level="4">n<text:span text:style-name="T133">od</text:span>e</text:h>
      <text:h text:style-name="P258" text:outline-level="4"/>
      <text:p text:style-name="P180"><text:span text:style-name="T133">The node to delete</text:span>.</text:p>
      <text:p text:style-name="P76"/>
      <text:p text:style-name="P95"><text:span text:style-name="T133">keyNod</text:span>e</text:p>
      <text:p text:style-name="P73"/>
      <text:p text:style-name="P180"><text:span text:style-name="T133">Node containing the name of the node to be deleted</text:span>.</text:p>
      <text:p text:style-name="P82"/>
      <text:p text:style-name="P82"/>
      <text:h text:style-name="P379" text:outline-level="4">Return Values</text:h>
      <text:h text:style-name="P258" text:outline-level="4"/>
      <text:h text:style-name="P244" text:outline-level="4"><text:span text:style-name="T3">LLRBNode $</text:span><text:span text:style-name="T17">root</text:span><text:span text:style-name="T3"> = </text:span><text:span text:style-name="T17">new tree root after removing the requested node.</text:span></text:h>
      <text:h text:style-name="P379" text:outline-level="4"/>
      <text:h text:style-name="P379" text:outline-level="4"/>
      <text:h text:style-name="P379" text:outline-level="4">Examples</text:h>
      <text:h text:style-name="P280" text:outline-level="4"/>
      <text:h text:style-name="P442" text:outline-level="4"/>
      <text:h text:style-name="P316" text:outline-level="4"/>
      <text:h text:style-name="P304" text:outline-level="4"/>
      <text:h text:style-name="P304" text:outline-level="4"/>
      <text:h text:style-name="P415" text:outline-level="4"><text:bookmark-start text:name="__set111211111"/><text:span text:style-name="T24">LLRBTree::</text:span><text:bookmark-end text:name="__set111211111"/><text:span text:style-name="T24">firstNode</text:span></text:h>
      <text:p text:style-name="P12"/>
      <text:h text:style-name="P230" text:outline-level="4"><text:span text:style-name="T128">LLRB</text:span>Tree::<text:span text:style-name="T134">firstNode</text:span> – <text:span text:style-name="T130">Returns the first node in the tree (in </text:span><text:span text:style-name="T135">In-Order Traversal</text:span><text:span text:style-name="T130">).</text:span></text:h>
      <text:p text:style-name="P59"/>
      <text:p text:style-name="P59"/>
      <text:p text:style-name="P107">Description</text:p>
      <text:p text:style-name="P43"/>
      <text:p text:style-name="P128"><text:span text:style-name="T22">LLRB</text:span>Tree::<text:span text:style-name="T134">firstNode</text:span><text:span text:style-name="T3">(</text:span><text:span text:style-name="T7">)</text:span></text:p>
      <text:p text:style-name="P143"/>
      <text:h text:style-name="P474" text:outline-level="4">Returns the first node in the tree (in key order).</text:h>
      <text:h text:style-name="P335" text:outline-level="4"/>
      <text:h text:style-name="P335" text:outline-level="4"/>
      <text:h text:style-name="P380" text:outline-level="4">Return Values</text:h>
      <text:h text:style-name="P259" text:outline-level="4"/>
      <text:h text:style-name="P245" text:outline-level="4"><text:span text:style-name="T3">LLRBNode $</text:span><text:span text:style-name="T18">first</text:span><text:span text:style-name="T3"> = </text:span><text:span text:style-name="T18">the first node in the </text:span><text:span text:style-name="T17">tree </text:span><text:span text:style-name="T18">(in In-Order Traversal)</text:span><text:span text:style-name="T17">.</text:span></text:h>
      <text:h text:style-name="P380" text:outline-level="4"/>
      <text:h text:style-name="P380" text:outline-level="4"/>
      <text:h text:style-name="P380" text:outline-level="4">Examples</text:h>
      <text:h text:style-name="P281" text:outline-level="4"/>
      <text:h text:style-name="P444" text:outline-level="4">LLRBNode $first = $tree→firstNode();</text:h>
      <text:h text:style-name="P444" text:outline-level="4"/>
      <text:h text:style-name="P317" text:outline-level="4"/>
      <text:h text:style-name="P305" text:outline-level="4"/>
      <text:h text:style-name="P416" text:outline-level="4"><text:bookmark-start text:name="__set111211113"/><text:span text:style-name="T24">LLRBTree::</text:span><text:bookmark-end text:name="__set111211113"/><text:span text:style-name="T24">fixUp</text:span></text:h>
      <text:p text:style-name="P13"/>
      <text:h text:style-name="P230" text:outline-level="4"><text:span text:style-name="T128">LLRB</text:span>Tree::<text:span text:style-name="T134">fixUp</text:span> – <text:span text:style-name="T121">Balance the tree and fix up the colors on the way up the tree.</text:span></text:h>
      <text:p text:style-name="P60"/>
      <text:p text:style-name="P60"/>
      <text:p text:style-name="P108">Description</text:p>
      <text:p text:style-name="P44"/>
      <text:p text:style-name="P129"><text:span text:style-name="T22">LLRB</text:span>Tree::<text:span text:style-name="T134">fixUp</text:span><text:span text:style-name="T3">(</text:span><text:span text:style-name="T17">LLRBNode </text:span><text:span text:style-name="T133">$node</text:span><text:span text:style-name="T17">, </text:span><text:span text:style-name="T18">boolean</text:span><text:span text:style-name="T17"> </text:span><text:span text:style-name="T133">$deleting</text:span><text:span text:style-name="T17">=false</text:span><text:span text:style-name="T7">)</text:span></text:p>
      <text:p text:style-name="P144"/>
      <text:h text:style-name="P476" text:outline-level="4">Balance the tree and fix up the colors on the way up the tree.</text:h>
      <text:h text:style-name="P336" text:outline-level="4"/>
      <text:h text:style-name="P336" text:outline-level="4"/>
      <text:h text:style-name="P396" text:outline-level="4">Parameters</text:h>
      <text:h text:style-name="P260" text:outline-level="4"/>
      <text:h text:style-name="P241" text:outline-level="4">n<text:span text:style-name="T133">od</text:span>e</text:h>
      <text:h text:style-name="P260" text:outline-level="4"/>
      <text:p text:style-name="P181"><text:span text:style-name="T133">The cuttent root node</text:span>.</text:p>
      <text:p text:style-name="P77"/>
      <text:p text:style-name="P96">deleting</text:p>
      <text:p text:style-name="P74"/>
      <text:p text:style-name="P181"><text:span text:style-name="T134">True if deleting a node, false if inserting a node</text:span>.</text:p>
      <text:p text:style-name="P78"/>
      <text:p text:style-name="P78"/>
      <text:h text:style-name="P381" text:outline-level="4">Return Values</text:h>
      <text:h text:style-name="P260" text:outline-level="4"/>
      <text:h text:style-name="P246" text:outline-level="4"><text:span text:style-name="T3">LLRBNode $</text:span><text:span text:style-name="T17">root</text:span><text:span text:style-name="T3"> = </text:span><text:span text:style-name="T17">new tree root after </text:span><text:span text:style-name="T18">balancing</text:span><text:span text:style-name="T17"> the </text:span><text:span text:style-name="T18">tree</text:span><text:span text:style-name="T17">.</text:span></text:h>
      <text:h text:style-name="P381" text:outline-level="4"/>
      <text:h text:style-name="P381" text:outline-level="4"/>
      <text:h text:style-name="P381" text:outline-level="4">Examples</text:h>
      <text:h text:style-name="P282" text:outline-level="4"/>
      <text:h text:style-name="P443" text:outline-level="4"/>
      <text:h text:style-name="P318" text:outline-level="4"/>
      <text:h text:style-name="P305" text:outline-level="4"/>
      <text:h text:style-name="P305" text:outline-level="4"/>
      <text:h text:style-name="P416" text:outline-level="4"><text:bookmark-start text:name="__set1112111131"/><text:span text:style-name="T24">LLRBTree::</text:span><text:bookmark-end text:name="__set1112111131"/><text:span text:style-name="T24">flipColors</text:span></text:h>
      <text:p text:style-name="P13"/>
      <text:h text:style-name="P231" text:outline-level="4"><text:span text:style-name="T128">LLRB</text:span>Tree::<text:span text:style-name="T134">flipColors</text:span> – <text:span text:style-name="T121">Flip the colors of the current node and its (2) children.</text:span></text:h>
      <text:p text:style-name="P60"/>
      <text:p text:style-name="P60"/>
      <text:p text:style-name="P108">Description</text:p>
      <text:p text:style-name="P44"/>
      <text:p text:style-name="P129"><text:span text:style-name="T136">LLRBNode LLRB</text:span>Tree::<text:span text:style-name="T134">flipColors</text:span>(<text:span text:style-name="T133">LLRBNode $node)</text:span></text:p>
      <text:p text:style-name="P144"/>
      <text:h text:style-name="P477" text:outline-level="4">Flip the colors of the current node and its (2) children.</text:h>
      <text:h text:style-name="P336" text:outline-level="4"/>
      <text:h text:style-name="P336" text:outline-level="4"/>
      <text:h text:style-name="P396" text:outline-level="4">Parameters</text:h>
      <text:h text:style-name="P260" text:outline-level="4"/>
      <text:h text:style-name="P241" text:outline-level="4">n<text:span text:style-name="T133">od</text:span>e</text:h>
      <text:h text:style-name="P260" text:outline-level="4"/>
      <text:p text:style-name="P181"><text:span text:style-name="T133">The node to rotate to the root node</text:span>.</text:p>
      <text:p text:style-name="P77"/>
      <text:p text:style-name="P78"/>
      <text:h text:style-name="P381" text:outline-level="4">Return Values</text:h>
      <text:h text:style-name="P260" text:outline-level="4"/>
      <text:h text:style-name="P246" text:outline-level="4"><text:span text:style-name="T3">LLRBNode $</text:span><text:span text:style-name="T17">root</text:span><text:span text:style-name="T3"> = </text:span><text:span text:style-name="T17">new tree root.</text:span></text:h>
      <text:h text:style-name="P381" text:outline-level="4"/>
      <text:h text:style-name="P381" text:outline-level="4"/>
      <text:h text:style-name="P381" text:outline-level="4">Examples</text:h>
      <text:h text:style-name="P282" text:outline-level="4"/>
      <text:h text:style-name="P443" text:outline-level="4"/>
      <text:h text:style-name="P318" text:outline-level="4"/>
      <text:h text:style-name="P306" text:outline-level="4"/>
      <text:h text:style-name="P306" text:outline-level="4"/>
      <text:h text:style-name="P417" text:outline-level="4"><text:bookmark-start text:name="__set11121111311"/><text:span text:style-name="T24">LLRBTree::</text:span><text:bookmark-end text:name="__set11121111311"/><text:span text:style-name="T24">isRed</text:span></text:h>
      <text:p text:style-name="P14"/>
      <text:h text:style-name="P232" text:outline-level="4"><text:span text:style-name="T128">LLRB</text:span>Tree::<text:span text:style-name="T137">isRed</text:span> – <text:span text:style-name="T121">Return true if the node is valid and colored red.</text:span></text:h>
      <text:p text:style-name="P61"/>
      <text:p text:style-name="P61"/>
      <text:p text:style-name="P109">Description</text:p>
      <text:p text:style-name="P45"/>
      <text:p text:style-name="P130"><text:span text:style-name="T137">boolean LLRB</text:span>Tree::<text:span text:style-name="T137">isRed</text:span>(<text:span text:style-name="T133">LLRBNode $node)</text:span></text:p>
      <text:p text:style-name="P145"/>
      <text:h text:style-name="P478" text:outline-level="4">Return true if the node is valid and colored red.</text:h>
      <text:h text:style-name="P337" text:outline-level="4"/>
      <text:h text:style-name="P337" text:outline-level="4"/>
      <text:h text:style-name="P397" text:outline-level="4">Parameters</text:h>
      <text:h text:style-name="P261" text:outline-level="4"/>
      <text:h text:style-name="P242" text:outline-level="4">n<text:span text:style-name="T133">od</text:span>e</text:h>
      <text:h text:style-name="P261" text:outline-level="4"/>
      <text:p text:style-name="P182"><text:span text:style-name="T133">The node to check</text:span>.</text:p>
      <text:p text:style-name="P83"/>
      <text:p text:style-name="P79"/>
      <text:h text:style-name="P382" text:outline-level="4">Return Values</text:h>
      <text:h text:style-name="P261" text:outline-level="4"/>
      <text:h text:style-name="P262" text:outline-level="4"/>
      <text:p text:style-name="P183"><text:span text:style-name="T138">True if the node is red, false if the node is black</text:span>.</text:p>
      <text:p text:style-name="P84"/>
      <text:h text:style-name="P353" text:outline-level="4"/>
      <text:h text:style-name="P382" text:outline-level="4">Examples</text:h>
      <text:h text:style-name="P283" text:outline-level="4"/>
      <text:h text:style-name="P338" text:outline-level="4">If ($tree-&gt;isRed($node))</text:h>
      <text:h text:style-name="P339" text:outline-level="4">{</text:h>
      <text:h text:style-name="P339" text:outline-level="4"/>
      <text:h text:style-name="P339" text:outline-level="4">}</text:h>
      <text:h text:style-name="P383" text:outline-level="4"/>
      <text:h text:style-name="P319" text:outline-level="4"/>
      <text:h text:style-name="P307" text:outline-level="4"/>
      <text:h text:style-name="P418" text:outline-level="4"><text:bookmark-start text:name="__set111211113111"/><text:span text:style-name="T24">LLRBTree::</text:span><text:bookmark-end text:name="__set111211113111"/><text:span text:style-name="T24">insert</text:span></text:h>
      <text:p text:style-name="P15"/>
      <text:h text:style-name="P463" text:outline-level="4"><text:span text:style-name="T86">LLRBTree::</text:span><text:span text:style-name="T85">insert – </text:span><text:span text:style-name="T87">Insert a keynode into the tree.</text:span></text:h>
      <text:p text:style-name="P62"/>
      <text:p text:style-name="P62"/>
      <text:p text:style-name="P110">Description</text:p>
      <text:p text:style-name="P46"/>
      <text:p text:style-name="P131"><text:span text:style-name="T141">LLRBNode LLRB</text:span>Tree::<text:span text:style-name="T137">insert(string $key, mixed $data</text:span><text:span text:style-name="T19">=null</text:span><text:span text:style-name="T137">)</text:span></text:p>
      <text:p text:style-name="P146"/>
      <text:h text:style-name="P480" text:outline-level="4">Insert a keynode into the tree.</text:h>
      <text:h text:style-name="P340" text:outline-level="4"/>
      <text:h text:style-name="P340" text:outline-level="4"/>
      <text:h text:style-name="P398" text:outline-level="4">Parameters</text:h>
      <text:h text:style-name="P263" text:outline-level="4"/>
      <text:h text:style-name="P248" text:outline-level="4">key</text:h>
      <text:h text:style-name="P263" text:outline-level="4"/>
      <text:p text:style-name="P184"><text:span text:style-name="T140">A string containing the name of the node</text:span>.</text:p>
      <text:p text:style-name="P91"/>
      <text:h text:style-name="P248" text:outline-level="4">data</text:h>
      <text:h text:style-name="P264" text:outline-level="4"/>
      <text:p text:style-name="P202">Optional data to add to the node, defaults to null.</text:p>
      <text:p text:style-name="P92"/>
      <text:p text:style-name="P80"/>
      <text:h text:style-name="P384" text:outline-level="4">Return Values</text:h>
      <text:h text:style-name="P263" text:outline-level="4"/>
      <text:h text:style-name="P263" text:outline-level="4"/>
      <text:p text:style-name="P184"><text:span text:style-name="T139">LLRBNode $node = The inserted node</text:span>.</text:p>
      <text:p text:style-name="P85"/>
      <text:h text:style-name="P354" text:outline-level="4"/>
      <text:h text:style-name="P384" text:outline-level="4">Examples</text:h>
      <text:h text:style-name="P284" text:outline-level="4"/>
      <text:h text:style-name="P400" text:outline-level="4"/>
      <text:h text:style-name="P320" text:outline-level="4"/>
      <text:h text:style-name="P307" text:outline-level="4"/>
      <text:h text:style-name="P419" text:outline-level="4"><text:bookmark-start text:name="__set1112111131111"/><text:span text:style-name="T24">LLRBTree::</text:span><text:bookmark-end text:name="__set1112111131111"/><text:span text:style-name="T24">insertNode</text:span></text:h>
      <text:p text:style-name="P16"/>
      <text:h text:style-name="P464" text:outline-level="4"><text:span text:style-name="T86">LLRBTree::</text:span><text:span text:style-name="T85">insert</text:span><text:span text:style-name="T88">Node</text:span><text:span text:style-name="T85"> – Insert the node into the tree, then balance the tree.</text:span></text:h>
      <text:p text:style-name="P63"/>
      <text:p text:style-name="P63"/>
      <text:p text:style-name="P111">Description</text:p>
      <text:p text:style-name="P47"/>
      <text:p text:style-name="P132"><text:span text:style-name="T141">LLRBNode LLRB</text:span>Tree::<text:span text:style-name="T137">insertNode(LLRBNode $node, LLRBNode $keyNode)</text:span></text:p>
      <text:p text:style-name="P147"/>
      <text:h text:style-name="P479" text:outline-level="4">Insert the node into the tree, then balance the tree.</text:h>
      <text:h text:style-name="P341" text:outline-level="4"/>
      <text:h text:style-name="P341" text:outline-level="4"/>
      <text:h text:style-name="P399" text:outline-level="4">Parameters</text:h>
      <text:h text:style-name="P265" text:outline-level="4"/>
      <text:h text:style-name="P249" text:outline-level="4">node</text:h>
      <text:h text:style-name="P265" text:outline-level="4"/>
      <text:p text:style-name="P185"><text:span text:style-name="T142">Tree root node</text:span>.</text:p>
      <text:p text:style-name="P93"/>
      <text:h text:style-name="P249" text:outline-level="4">keyNode</text:h>
      <text:h text:style-name="P265" text:outline-level="4"/>
      <text:p text:style-name="P203">Keynode containing the key and data to insert.</text:p>
      <text:p text:style-name="P93"/>
      <text:p text:style-name="P81"/>
      <text:h text:style-name="P385" text:outline-level="4">Return Values</text:h>
      <text:h text:style-name="P265" text:outline-level="4"/>
      <text:h text:style-name="P265" text:outline-level="4"/>
      <text:p text:style-name="P185"><text:span text:style-name="T139">LLRBNode $node = The inserted node</text:span>.</text:p>
      <text:p text:style-name="P86"/>
      <text:h text:style-name="P355" text:outline-level="4"/>
      <text:h text:style-name="P385" text:outline-level="4">Examples</text:h>
      <text:h text:style-name="P285" text:outline-level="4"/>
      <text:h text:style-name="P401" text:outline-level="4"/>
      <text:h text:style-name="P321" text:outline-level="4"/>
      <text:h text:style-name="P308" text:outline-level="4"/>
      <text:h text:style-name="P419" text:outline-level="4"><text:bookmark-start text:name="__set1112111131112"/><text:span text:style-name="T143">LLRBTree::</text:span><text:bookmark-end text:name="__set1112111131112"/><text:span text:style-name="T143">key</text:span></text:h>
      <text:p text:style-name="P16"/>
      <text:h text:style-name="P465" text:outline-level="4"><text:span text:style-name="T86">LLRBTree::</text:span><text:span text:style-name="T89">key</text:span><text:span text:style-name="T85"> – </text:span><text:span text:style-name="T87">Returns the current tree node key value.</text:span></text:h>
      <text:p text:style-name="P63"/>
      <text:p text:style-name="P63"/>
      <text:p text:style-name="P111">Description</text:p>
      <text:p text:style-name="P47"/>
      <text:p text:style-name="P132"><text:span text:style-name="T143">string LLRBNode LLRB</text:span>Tree::<text:span text:style-name="T143">key()</text:span></text:p>
      <text:p text:style-name="P147"/>
      <text:h text:style-name="P481" text:outline-level="4">Returns the current tree node key value.</text:h>
      <text:h text:style-name="P341" text:outline-level="4"/>
      <text:h text:style-name="P341" text:outline-level="4"/>
      <text:h text:style-name="P385" text:outline-level="4">Return Values</text:h>
      <text:h text:style-name="P265" text:outline-level="4"/>
      <text:h text:style-name="P265" text:outline-level="4"/>
      <text:p text:style-name="P185"><text:span text:style-name="T143">string $key = The current node key value</text:span>.</text:p>
      <text:p text:style-name="P86"/>
      <text:h text:style-name="P355" text:outline-level="4"/>
      <text:h text:style-name="P385" text:outline-level="4">Examples</text:h>
      <text:h text:style-name="P285" text:outline-level="4"/>
      <text:h text:style-name="P401" text:outline-level="4"/>
      <text:h text:style-name="P321" text:outline-level="4"/>
      <text:h text:style-name="P308" text:outline-level="4"/>
      <text:h text:style-name="P420" text:outline-level="4"><text:bookmark-start text:name="__set11121111311121"/><text:span text:style-name="T143">LLRBTree::</text:span><text:bookmark-end text:name="__set11121111311121"/><text:span text:style-name="T143">leaf</text:span></text:h>
      <text:p text:style-name="P17"/>
      <text:h text:style-name="P466" text:outline-level="4"><text:span text:style-name="T86">LLRBTree::</text:span><text:span text:style-name="T90">leaf</text:span><text:span text:style-name="T85"> – </text:span><text:span text:style-name="T87">Return the left leaf </text:span><text:span text:style-name="T90">(smallest value node) </text:span><text:span text:style-name="T87">in the supplied branch.</text:span></text:h>
      <text:p text:style-name="P64"/>
      <text:p text:style-name="P64"/>
      <text:p text:style-name="P112">Description</text:p>
      <text:p text:style-name="P48"/>
      <text:p text:style-name="P133"><text:span text:style-name="T143">LLRBNode LLRB</text:span>Tree::<text:span text:style-name="T144">leaf(LLRBNode $node)</text:span></text:p>
      <text:p text:style-name="P148"/>
      <text:h text:style-name="P466" text:outline-level="4"><text:span text:style-name="T87">Return the left leaf </text:span><text:span text:style-name="T90">(smallest value node) </text:span><text:span text:style-name="T87">in the supplied branch.</text:span></text:h>
      <text:h text:style-name="P342" text:outline-level="4"/>
      <text:h text:style-name="P342" text:outline-level="4"/>
      <text:h text:style-name="P386" text:outline-level="4">Return Values</text:h>
      <text:h text:style-name="P266" text:outline-level="4"/>
      <text:h text:style-name="P266" text:outline-level="4"/>
      <text:p text:style-name="P186"><text:span text:style-name="T144">LLRBNode $leaf = The left leaf (smallest value) node</text:span>.</text:p>
      <text:p text:style-name="P87"/>
      <text:h text:style-name="P356" text:outline-level="4"/>
      <text:h text:style-name="P386" text:outline-level="4">Examples</text:h>
      <text:h text:style-name="P286" text:outline-level="4"/>
      <text:h text:style-name="P402" text:outline-level="4"/>
      <text:h text:style-name="P322" text:outline-level="4"/>
      <text:h text:style-name="P309" text:outline-level="4"/>
      <text:h text:style-name="P421" text:outline-level="4"><text:bookmark-start text:name="__set111211113111211"/><text:span text:style-name="T143">LLRBTree::</text:span><text:bookmark-end text:name="__set111211113111211"/><text:span text:style-name="T143">leaf</text:span></text:h>
      <text:p text:style-name="P18"/>
      <text:h text:style-name="P467" text:outline-level="4"><text:span text:style-name="T86">LLRBTree::</text:span><text:span text:style-name="T90">leaf</text:span><text:span text:style-name="T85"> – </text:span><text:span text:style-name="T87">Return the left leaf </text:span><text:span text:style-name="T90">(smallest value node) </text:span><text:span text:style-name="T87">in the supplied branch.</text:span></text:h>
      <text:p text:style-name="P65"/>
      <text:p text:style-name="P65"/>
      <text:p text:style-name="P113">Description</text:p>
      <text:p text:style-name="P49"/>
      <text:p text:style-name="P134"><text:span text:style-name="T143">LLRBNode LLRB</text:span>Tree::<text:span text:style-name="T144">leaf(LLRBNode $node)</text:span></text:p>
      <text:p text:style-name="P149"/>
      <text:h text:style-name="P467" text:outline-level="4"><text:span text:style-name="T87">Return the left leaf </text:span><text:span text:style-name="T90">(smallest value node) </text:span><text:span text:style-name="T87">in the supplied branch.</text:span></text:h>
      <text:h text:style-name="P343" text:outline-level="4"/>
      <text:h text:style-name="P343" text:outline-level="4"/>
      <text:h text:style-name="P387" text:outline-level="4">Return Values</text:h>
      <text:h text:style-name="P267" text:outline-level="4"/>
      <text:h text:style-name="P267" text:outline-level="4"/>
      <text:p text:style-name="P187"><text:span text:style-name="T144">LLRBNode $leaf = The left leaf (smallest value) node</text:span>.</text:p>
      <text:p text:style-name="P88"/>
      <text:h text:style-name="P357" text:outline-level="4"/>
      <text:h text:style-name="P387" text:outline-level="4">Examples</text:h>
      <text:h text:style-name="P287" text:outline-level="4"/>
      <text:h text:style-name="P403" text:outline-level="4"/>
      <text:h text:style-name="P323" text:outline-level="4"/>
      <text:h text:style-name="P310" text:outline-level="4"/>
      <text:h text:style-name="P421" text:outline-level="4"><text:bookmark-start text:name="__set1112111131112111"/><text:span text:style-name="T143">LLRBTree::</text:span><text:bookmark-end text:name="__set1112111131112111"/><text:span text:style-name="T143">moveRedLeft</text:span></text:h>
      <text:p text:style-name="P18"/>
      <text:h text:style-name="P467" text:outline-level="4"><text:span text:style-name="T86">LLRBTree::</text:span><text:span text:style-name="T91">moveRedLeft</text:span><text:span text:style-name="T85"> – </text:span><text:span text:style-name="T91">Move the red node left</text:span><text:span text:style-name="T87">.</text:span></text:h>
      <text:p text:style-name="P65"/>
      <text:p text:style-name="P65"/>
      <text:p text:style-name="P113">Description</text:p>
      <text:p text:style-name="P49"/>
      <text:p text:style-name="P134"><text:span text:style-name="T143">LLRBNode LLRB</text:span>Tree::<text:span text:style-name="T145">moveRedLeft(LLRBNode $node)</text:span></text:p>
      <text:p text:style-name="P149"/>
      <text:h text:style-name="P467" text:outline-level="4"><text:span text:style-name="T91">Move the red node left</text:span><text:span text:style-name="T87">.</text:span></text:h>
      <text:h text:style-name="P343" text:outline-level="4"/>
      <text:h text:style-name="P343" text:outline-level="4"/>
      <text:h text:style-name="P387" text:outline-level="4">Return Values</text:h>
      <text:h text:style-name="P267" text:outline-level="4"/>
      <text:h text:style-name="P267" text:outline-level="4"/>
      <text:p text:style-name="P187"><text:span text:style-name="T144">LLRBNode $root = The new root node</text:span>.</text:p>
      <text:p text:style-name="P88"/>
      <text:h text:style-name="P357" text:outline-level="4"/>
      <text:h text:style-name="P387" text:outline-level="4">Examples</text:h>
      <text:h text:style-name="P287" text:outline-level="4"/>
      <text:h text:style-name="P403" text:outline-level="4"/>
      <text:h text:style-name="P323" text:outline-level="4"/>
      <text:h text:style-name="P344" text:outline-level="4"/>
      <text:h text:style-name="P422" text:outline-level="4"><text:bookmark-start text:name="__set11121111311121111"/><text:span text:style-name="T143">LLRBTree::</text:span><text:bookmark-end text:name="__set11121111311121111"/><text:span text:style-name="T143">moveRedRight</text:span></text:h>
      <text:p text:style-name="P19"/>
      <text:h text:style-name="P468" text:outline-level="4"><text:span text:style-name="T86">LLRBTree::</text:span><text:span text:style-name="T91">moveRed</text:span><text:span text:style-name="T92">Righ</text:span><text:span text:style-name="T91">t</text:span><text:span text:style-name="T85"> – </text:span><text:span text:style-name="T91">Move the red node </text:span><text:span text:style-name="T92">righ</text:span><text:span text:style-name="T91">t</text:span><text:span text:style-name="T87">.</text:span></text:h>
      <text:p text:style-name="P66"/>
      <text:p text:style-name="P66"/>
      <text:p text:style-name="P114">Description</text:p>
      <text:p text:style-name="P50"/>
      <text:p text:style-name="P135"><text:span text:style-name="T143">LLRBNode LLRB</text:span>Tree::<text:span text:style-name="T145">moveRedRight(LLRBNode $node)</text:span></text:p>
      <text:p text:style-name="P150"/>
      <text:h text:style-name="P468" text:outline-level="4"><text:span text:style-name="T91">Move the red node </text:span><text:span text:style-name="T92">righ</text:span><text:span text:style-name="T91">t</text:span><text:span text:style-name="T87">.</text:span></text:h>
      <text:h text:style-name="P349" text:outline-level="4"/>
      <text:h text:style-name="P349" text:outline-level="4"/>
      <text:h text:style-name="P388" text:outline-level="4">Return Values</text:h>
      <text:h text:style-name="P268" text:outline-level="4"/>
      <text:h text:style-name="P268" text:outline-level="4"/>
      <text:p text:style-name="P188"><text:span text:style-name="T144">LLRBNode $root = The new root node</text:span>.</text:p>
      <text:p text:style-name="P89"/>
      <text:h text:style-name="P358" text:outline-level="4"/>
      <text:h text:style-name="P388" text:outline-level="4">Examples</text:h>
      <text:h text:style-name="P288" text:outline-level="4"/>
      <text:h text:style-name="P404" text:outline-level="4"/>
      <text:h text:style-name="P324" text:outline-level="4"/>
      <text:h text:style-name="P345" text:outline-level="4"/>
      <text:h text:style-name="P423" text:outline-level="4"><text:bookmark-start text:name="__set111211113111211111"/><text:span text:style-name="T143">LLRBTree::</text:span><text:bookmark-end text:name="__set111211113111211111"/><text:span text:style-name="T143">next</text:span></text:h>
      <text:p text:style-name="P20"/>
      <text:h text:style-name="P469" text:outline-level="4"><text:span text:style-name="T86">LLRBTree::</text:span><text:span text:style-name="T93">nex</text:span><text:span text:style-name="T91">t</text:span><text:span text:style-name="T85"> – </text:span><text:span text:style-name="T87">Moves the current pointer to the next node in </text:span><text:span text:style-name="T103">In-Order Traversal</text:span><text:span text:style-name="T87">.</text:span></text:h>
      <text:p text:style-name="P67"/>
      <text:p text:style-name="P67"/>
      <text:p text:style-name="P115">Description</text:p>
      <text:p text:style-name="P51"/>
      <text:p text:style-name="P136"><text:span text:style-name="T143">LLRBNode LLRB</text:span>Tree::<text:span text:style-name="T146">next()</text:span></text:p>
      <text:p text:style-name="P151"/>
      <text:h text:style-name="P469" text:outline-level="4"><text:span text:style-name="T87">Moves the current pointer to the next node in </text:span><text:span text:style-name="T103">In-Order Traversal</text:span><text:span text:style-name="T87">.</text:span></text:h>
      <text:h text:style-name="P350" text:outline-level="4"/>
      <text:h text:style-name="P350" text:outline-level="4"/>
      <text:h text:style-name="P389" text:outline-level="4">Return Values</text:h>
      <text:h text:style-name="P269" text:outline-level="4"/>
      <text:h text:style-name="P269" text:outline-level="4"/>
      <text:p text:style-name="P189"><text:span text:style-name="T144">LLRBNode $node = The next node in In-Order Traversal, null if end of the tree</text:span>.</text:p>
      <text:p text:style-name="P90"/>
      <text:h text:style-name="P359" text:outline-level="4"/>
      <text:h text:style-name="P389" text:outline-level="4">Examples</text:h>
      <text:h text:style-name="P289" text:outline-level="4"/>
      <text:h text:style-name="P405" text:outline-level="4"/>
      <text:h text:style-name="P325" text:outline-level="4"/>
      <text:h text:style-name="P346" text:outline-level="4"/>
      <text:h text:style-name="P424" text:outline-level="4"><text:bookmark-start text:name="__set1112111131112111111"/><text:span text:style-name="T143">LLRBTree::</text:span><text:bookmark-end text:name="__set1112111131112111111"/><text:span text:style-name="T143">nextNode</text:span></text:h>
      <text:p text:style-name="P196"/>
      <text:h text:style-name="P470" text:outline-level="4"><text:span text:style-name="T86">LLRBTree::</text:span><text:span text:style-name="T93">nex</text:span><text:span text:style-name="T91">t</text:span><text:span text:style-name="T94">Node</text:span><text:span text:style-name="T85"> – </text:span><text:span text:style-name="T95">Return the next node in the tree in</text:span><text:span text:style-name="T87"> </text:span><text:span text:style-name="T103">In-Order Traversal</text:span><text:span text:style-name="T87">.</text:span></text:h>
      <text:p text:style-name="P208"/>
      <text:p text:style-name="P208"/>
      <text:p text:style-name="P212">Description</text:p>
      <text:p text:style-name="P206"/>
      <text:p text:style-name="P214"><text:span text:style-name="T143">LLRBNode LLRB</text:span>Tree::<text:span text:style-name="T146">nextNode()</text:span></text:p>
      <text:p text:style-name="P216"/>
      <text:h text:style-name="P470" text:outline-level="4"><text:span text:style-name="T95">Return the next node in the tree in</text:span><text:span text:style-name="T87"> </text:span><text:span text:style-name="T103">In-Order Traversal</text:span><text:span text:style-name="T87">.</text:span></text:h>
      <text:h text:style-name="P351" text:outline-level="4"/>
      <text:h text:style-name="P351" text:outline-level="4"/>
      <text:h text:style-name="P390" text:outline-level="4">Return Values</text:h>
      <text:h text:style-name="P270" text:outline-level="4"/>
      <text:h text:style-name="P270" text:outline-level="4"/>
      <text:p text:style-name="P204"><text:span text:style-name="T144">LLRBNode $node = The next node in In-Order Traversal, null if end of the tree</text:span>.</text:p>
      <text:p text:style-name="P210"/>
      <text:h text:style-name="P360" text:outline-level="4"/>
      <text:h text:style-name="P390" text:outline-level="4">Examples</text:h>
      <text:h text:style-name="P290" text:outline-level="4"/>
      <text:h text:style-name="P406" text:outline-level="4"/>
      <text:h text:style-name="P326" text:outline-level="4"/>
      <text:h text:style-name="P347" text:outline-level="4"/>
      <text:h text:style-name="P424" text:outline-level="4"><text:bookmark-start text:name="__set11121111311121111111"/><text:span text:style-name="T143">LLRBTree::</text:span><text:bookmark-end text:name="__set11121111311121111111"/><text:span text:style-name="T143">nodes</text:span></text:h>
      <text:p text:style-name="P196"/>
      <text:h text:style-name="P470" text:outline-level="4"><text:span text:style-name="T86">LLRBTree::</text:span><text:span text:style-name="T93">n</text:span><text:span text:style-name="T94">odes</text:span><text:span text:style-name="T85"> – </text:span><text:span text:style-name="T96">Return the number of unique nodes in the tree.</text:span></text:h>
      <text:p text:style-name="P208"/>
      <text:p text:style-name="P208"/>
      <text:p text:style-name="P212">Description</text:p>
      <text:p text:style-name="P206"/>
      <text:p text:style-name="P214"><text:span text:style-name="T147">integer LLRB</text:span>Tree::<text:span text:style-name="T146">nodes()</text:span></text:p>
      <text:p text:style-name="P216"/>
      <text:h text:style-name="P482" text:outline-level="4"><text:span text:style-name="T96">Return the number of unique nodes in the tree.</text:span></text:h>
      <text:h text:style-name="P351" text:outline-level="4"/>
      <text:h text:style-name="P351" text:outline-level="4"/>
      <text:h text:style-name="P390" text:outline-level="4">Return Values</text:h>
      <text:h text:style-name="P270" text:outline-level="4"/>
      <text:h text:style-name="P270" text:outline-level="4"/>
      <text:p text:style-name="P204"><text:span text:style-name="T147">integer $node = the number of unique nodes in the tree.</text:span></text:p>
      <text:p text:style-name="P210"/>
      <text:h text:style-name="P360" text:outline-level="4"/>
      <text:h text:style-name="P390" text:outline-level="4">Examples</text:h>
      <text:h text:style-name="P290" text:outline-level="4"/>
      <text:h text:style-name="P406" text:outline-level="4"/>
      <text:h text:style-name="P326" text:outline-level="4"/>
      <text:h text:style-name="P347" text:outline-level="4"/>
      <text:h text:style-name="P425" text:outline-level="4"><text:bookmark-start text:name="__set111211113111211111111"/><text:span text:style-name="T143">LLRBTree::</text:span><text:bookmark-end text:name="__set111211113111211111111"/><text:span text:style-name="T143">offsetExists</text:span></text:h>
      <text:p text:style-name="P197"/>
      <text:h text:style-name="P471" text:outline-level="4"><text:span text:style-name="T86">LLRBTree::</text:span><text:span text:style-name="T97">offsetExists</text:span><text:span text:style-name="T85"> – </text:span><text:span text:style-name="T96">Returns true if the offset exists.</text:span></text:h>
      <text:p text:style-name="P209"/>
      <text:p text:style-name="P209"/>
      <text:p text:style-name="P213">Description</text:p>
      <text:p text:style-name="P207"/>
      <text:p text:style-name="P215"><text:span text:style-name="T148">boolean LLRB</text:span>Tree::<text:span text:style-name="T148">offsetExists()</text:span></text:p>
      <text:p text:style-name="P217"/>
      <text:h text:style-name="P483" text:outline-level="4"><text:span text:style-name="T96">Returns true if the offset exists.</text:span></text:h>
      <text:h text:style-name="P352" text:outline-level="4"/>
      <text:h text:style-name="P352" text:outline-level="4"/>
      <text:h text:style-name="P391" text:outline-level="4">Return Values</text:h>
      <text:h text:style-name="P271" text:outline-level="4"/>
      <text:h text:style-name="P271" text:outline-level="4"/>
      <text:p text:style-name="P205"><text:span text:style-name="T147">integer $node = the number of unique nodes in the tree.</text:span></text:p>
      <text:p text:style-name="P211"/>
      <text:h text:style-name="P361" text:outline-level="4"/>
      <text:h text:style-name="P391" text:outline-level="4">Examples</text:h>
      <text:h text:style-name="P291" text:outline-level="4"/>
      <text:h text:style-name="P407" text:outline-level="4"/>
      <text:h text:style-name="P327" text:outline-level="4"/>
      <text:h text:style-name="P348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line-height="150%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loext:graphic-properties draw:fill="none" draw:fill-color="#cfe7f5"/>
      <style:paragraph-properties style:page-number="auto" fo:background-color="transparent" fo:padding="0.0193in" fo:border="0.06pt solid #0000ff" style:shadow="none" text:number-lines="false" text:line-number="0">
        <style:tab-stops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lass_20_Toc" style:display-name="Class Toc" style:family="paragraph" style:parent-style-name="Method_20_Listing_20_Title" style:default-outline-level="" style:list-style-name="">
      <style:paragraph-properties fo:margin-left="0in" fo:margin-right="0in" fo:line-height="100%" fo:text-indent="0in" style:auto-text-indent="false"/>
      <style:text-properties fo:color="#0000ff" style:font-name="Liberation Sans" fo:font-family="'Liberation Sans'" style:font-family-generic="swiss" style:font-pitch="variable" fo:font-size="12pt" fo:font-style="normal" fo:font-weight="bold" officeooo:rsid="0019c5c1" fo:background-color="#ffffff" style:font-size-asian="12pt" style:font-style-asian="normal" style:font-weight-asian="bold" style:font-size-complex="12pt" style:font-style-complex="normal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draw:fill="solid" draw:fill-color="#ff8080" draw:opacity="20%" fo:padding="0.0591in" fo:border="0.06pt solid #000000" style:shadow="none" draw:shadow-opacity="100%" style:editable="true" style:writing-mode="lr-tb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loext:graphic-properties draw:fill-image-width="0in" draw:fill-image-height="0in"/>
      <style:paragraph-properties fo:padding="0.0201in" fo:border-left="none" fo:border-right="none" fo:border-top="0.06pt solid #0000ff" fo:border-bottom="none"/>
      <style:text-properties style:font-name="Liberation Sans" fo:font-size="10pt" fo:background-color="#ffffff" style:font-size-asian="10pt" style:font-size-complex="10pt"/>
    </style:style>
    <style:style style:name="MT1" style:family="text">
      <style:text-properties officeooo:rsid="002d03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 draw:fill="solid" draw:fill-color="#ffffff" draw:opacity="100%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<text:s text:c="4"/>LLRBTree\LLRBTree</text:span><text:tab/><text:tab/><text:tab/><text:tab/><text:page-number text:select-page="current">28</text:page-number><text:tab/><text:tab/><text:tab/><text:tab/><text:date style:data-style-name="N76" text:date-value="2016-02-15T11:32:41.580182262">February 15,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2DT1H55M54S</meta:editing-duration>
    <meta:editing-cycles>132</meta:editing-cycles>
    <meta:generator>LibreOffice/5.0.4.2$Linux_X86_64 LibreOffice_project/00$Build-2</meta:generator>
    <meta:initial-creator>Jay Wheeler</meta:initial-creator>
    <dc:date>2016-02-15T11:32:41.532316900</dc:date>
    <meta:document-statistic meta:table-count="0" meta:image-count="0" meta:object-count="0" meta:page-count="31" meta:paragraph-count="390" meta:word-count="1662" meta:character-count="12103" meta:non-whitespace-character-count="10753"/>
    <meta:template xlink:type="simple" xlink:actuate="onRequest" xlink:title="Class Documentation" xlink:href="../../../../PHP7ProjectLibrary/ApplicationDocumentation/TVDB/User%20Guides/Class%20Documentation.ott" meta:date="2012-06-02T16:17:56"/>
  </office:meta>
</office:document-meta>
</file>